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21pt"/>
    </style:style>
    <style:style style:name="co2" style:family="table-column">
      <style:table-column-properties fo:break-before="auto" style:column-width="157.01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_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#SymTC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Bad TCP-Checksum/MD5-Option</text:p>
          </table:table-cell>
          <table:table-cell office:value-type="string" calcext:value-type="string">
            <text:p>GFW</text:p>
          </table:table-cell>
          <table:table-cell office:value-type="float" office:value="0.877653762794173" calcext:value-type="float">
            <text:p>0.877653762794173</text:p>
          </table:table-cell>
          <table:table-cell office:value-type="float" office:value="0.265318818040435" calcext:value-type="float">
            <text:p>0.265318818040435</text:p>
          </table:table-cell>
          <table:table-cell office:value-type="float" office:value="0.638258164852255" calcext:value-type="float">
            <text:p>0.638258164852255</text:p>
          </table:table-cell>
          <table:table-cell office:value-type="float" office:value="0.200622083981325" calcext:value-type="float">
            <text:p>0.200622083981325</text:p>
          </table:table-cell>
          <table:table-cell office:value-type="float" office:value="0.801555209953344" calcext:value-type="float">
            <text:p>0.801555209953344</text:p>
          </table:table-cell>
          <table:table-cell office:value-type="float" office:value="0.894867807153966" calcext:value-type="float">
            <text:p>0.894867807153966</text:p>
          </table:table-cell>
          <table:table-cell office:value-type="float" office:value="0.916329704510109" calcext:value-type="float">
            <text:p>0.916329704510109</text:p>
          </table:table-cell>
          <table:table-cell office:value-type="float" office:value="0.709797351610085" calcext:value-type="float">
            <text:p>0.709797351610085</text:p>
          </table:table-cell>
          <table:table-cell office:value-type="float" office:value="0.102832512315271" calcext:value-type="float">
            <text:p>0.102832512315271</text:p>
          </table:table-cell>
          <table:table-cell office:value-type="float" office:value="0.227832512315271" calcext:value-type="float">
            <text:p>0.227832512315271</text:p>
          </table:table-cell>
          <table:table-cell office:value-type="float" office:value="0.360529556650247" calcext:value-type="float">
            <text:p>0.360529556650247</text:p>
          </table:table-cell>
          <table:table-cell office:value-type="float" office:value="0.160714285714286" calcext:value-type="float">
            <text:p>0.160714285714286</text:p>
          </table:table-cell>
          <table:table-cell office:value-type="float" office:value="0.732758620689655" calcext:value-type="float">
            <text:p>0.732758620689655</text:p>
          </table:table-cell>
          <table:table-cell office:value-type="float" office:value="0.831588669950739" calcext:value-type="float">
            <text:p>0.831588669950739</text:p>
          </table:table-cell>
          <table:table-cell office:value-type="float" office:value="0.509301003930736" calcext:value-type="float">
            <text:p>0.509301003930736</text:p>
          </table:table-cell>
          <table:table-cell office:value-type="float" office:value="0.0120783797003364" calcext:value-type="float">
            <text:p>0.012078379700336</text:p>
          </table:table-cell>
          <table:table-cell office:value-type="float" office:value="0.0557302428652712" calcext:value-type="float">
            <text:p>0.055730242865271</text:p>
          </table:table-cell>
          <table:table-cell office:value-type="float" office:value="0.495915209879808" calcext:value-type="float">
            <text:p>0.495915209879808</text:p>
          </table:table-cell>
        </table:table-row>
        <table:table-row table:style-name="ro1">
          <table:table-cell office:value-type="string" calcext:value-type="string">
            <text:p>Injected FIN-ACK</text:p>
          </table:table-cell>
          <table:table-cell office:value-type="string" calcext:value-type="string">
            <text:p>Bad TCP-Checksum/MD5-Option</text:p>
          </table:table-cell>
          <table:table-cell office:value-type="string" calcext:value-type="string">
            <text:p>GFW</text:p>
          </table:table-cell>
          <table:table-cell office:value-type="float" office:value="0.980465861378514" calcext:value-type="float">
            <text:p>0.980465861378514</text:p>
          </table:table-cell>
          <table:table-cell office:value-type="float" office:value="0.42150803461063" calcext:value-type="float">
            <text:p>0.42150803461063</text:p>
          </table:table-cell>
          <table:table-cell office:value-type="float" office:value="0.94406674907293" calcext:value-type="float">
            <text:p>0.94406674907293</text:p>
          </table:table-cell>
          <table:table-cell office:value-type="float" office:value="0.053274835474868" calcext:value-type="float">
            <text:p>0.053274835474868</text:p>
          </table:table-cell>
          <table:table-cell office:value-type="float" office:value="0.664091470951792" calcext:value-type="float">
            <text:p>0.664091470951792</text:p>
          </table:table-cell>
          <table:table-cell office:value-type="float" office:value="0.865883807169345" calcext:value-type="float">
            <text:p>0.865883807169345</text:p>
          </table:table-cell>
          <table:table-cell office:value-type="float" office:value="0.931396786155748" calcext:value-type="float">
            <text:p>0.931396786155748</text:p>
          </table:table-cell>
          <table:table-cell office:value-type="float" office:value="0.842745213424252" calcext:value-type="float">
            <text:p>0.842745213424252</text:p>
          </table:table-cell>
          <table:table-cell office:value-type="float" office:value="0.150554187192118" calcext:value-type="float">
            <text:p>0.150554187192118</text:p>
          </table:table-cell>
          <table:table-cell office:value-type="float" office:value="0.299568965517241" calcext:value-type="float">
            <text:p>0.299568965517241</text:p>
          </table:table-cell>
          <table:table-cell office:value-type="float" office:value="0.221674876847266" calcext:value-type="float">
            <text:p>0.221674876847266</text:p>
          </table:table-cell>
          <table:table-cell office:value-type="float" office:value="0.253694581280788" calcext:value-type="float">
            <text:p>0.253694581280788</text:p>
          </table:table-cell>
          <table:table-cell office:value-type="float" office:value="0.743226600985222" calcext:value-type="float">
            <text:p>0.743226600985222</text:p>
          </table:table-cell>
          <table:table-cell office:value-type="float" office:value="0.841133004926108" calcext:value-type="float">
            <text:p>0.841133004926108</text:p>
          </table:table-cell>
          <table:table-cell office:value-type="float" office:value="0.499879909534542" calcext:value-type="float">
            <text:p>0.499879909534542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588409960363" calcext:value-type="float">
            <text:p>0.048558840996036</text:p>
          </table:table-cell>
          <table:table-cell office:value-type="float" office:value="0.500657904248595" calcext:value-type="float">
            <text:p>0.500657904248595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TCP-Checksum/MD5-Option</text:p>
          </table:table-cell>
          <table:table-cell office:value-type="string" calcext:value-type="string">
            <text:p>GFW</text:p>
          </table:table-cell>
          <table:table-cell office:value-type="float" office:value="0.999267291854137" calcext:value-type="float">
            <text:p>0.999267291854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36681222707407" calcext:value-type="float">
            <text:p>0.004366812227074</text:p>
          </table:table-cell>
          <table:table-cell office:value-type="float" office:value="0.686650185414092" calcext:value-type="float">
            <text:p>0.686650185414092</text:p>
          </table:table-cell>
          <table:table-cell office:value-type="float" office:value="0.898640296662546" calcext:value-type="float">
            <text:p>0.898640296662546</text:p>
          </table:table-cell>
          <table:table-cell office:value-type="float" office:value="0.947156983930779" calcext:value-type="float">
            <text:p>0.947156983930779</text:p>
          </table:table-cell>
          <table:table-cell office:value-type="float" office:value="0.951523597697105" calcext:value-type="float">
            <text:p>0.951523597697105</text:p>
          </table:table-cell>
          <table:table-cell office:value-type="float" office:value="0.249384236453202" calcext:value-type="float">
            <text:p>0.249384236453202</text:p>
          </table:table-cell>
          <table:table-cell office:value-type="float" office:value="0.553571428571429" calcext:value-type="float">
            <text:p>0.553571428571429</text:p>
          </table:table-cell>
          <table:table-cell office:value-type="float" office:value="0.104064039408432" calcext:value-type="float">
            <text:p>0.104064039408432</text:p>
          </table:table-cell>
          <table:table-cell office:value-type="float" office:value="0.445812807881773" calcext:value-type="float">
            <text:p>0.445812807881773</text:p>
          </table:table-cell>
          <table:table-cell office:value-type="float" office:value="0.798029556650246" calcext:value-type="float">
            <text:p>0.798029556650246</text:p>
          </table:table-cell>
          <table:table-cell office:value-type="float" office:value="0.877155172413793" calcext:value-type="float">
            <text:p>0.877155172413793</text:p>
          </table:table-cell>
          <table:table-cell office:value-type="float" office:value="0.49985203827496" calcext:value-type="float">
            <text:p>0.49985203827496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174085378486" calcext:value-type="float">
            <text:p>0.048517408537849</text:p>
          </table:table-cell>
          <table:table-cell office:value-type="float" office:value="0.500744660854044" calcext:value-type="float">
            <text:p>0.500744660854044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wo/ ACK Flag</text:p>
          </table:table-cell>
          <table:table-cell office:value-type="string" calcext:value-type="string">
            <text:p>GFW</text:p>
          </table:table-cell>
          <table:table-cell office:value-type="float" office:value="0.800022516671841" calcext:value-type="float">
            <text:p>0.800022516671841</text:p>
          </table:table-cell>
          <table:table-cell office:value-type="float" office:value="0.0326594090202177" calcext:value-type="float">
            <text:p>0.032659409020218</text:p>
          </table:table-cell>
          <table:table-cell office:value-type="float" office:value="0.393468118195957" calcext:value-type="float">
            <text:p>0.393468118195957</text:p>
          </table:table-cell>
          <table:table-cell office:value-type="float" office:value="0.292071450956522" calcext:value-type="float">
            <text:p>0.292071450956522</text:p>
          </table:table-cell>
          <table:table-cell office:value-type="float" office:value="0.788180404354588" calcext:value-type="float">
            <text:p>0.788180404354588</text:p>
          </table:table-cell>
          <table:table-cell office:value-type="float" office:value="0.892068429237947" calcext:value-type="float">
            <text:p>0.892068429237947</text:p>
          </table:table-cell>
          <table:table-cell office:value-type="float" office:value="0.916640746500777" calcext:value-type="float">
            <text:p>0.916640746500777</text:p>
          </table:table-cell>
          <table:table-cell office:value-type="float" office:value="0.511672160131889" calcext:value-type="float">
            <text:p>0.511672160131889</text:p>
          </table:table-cell>
          <table:table-cell office:value-type="float" office:value="0.0129310344827586" calcext:value-type="float">
            <text:p>0.012931034482759</text:p>
          </table:table-cell>
          <table:table-cell office:value-type="float" office:value="0.0581896551724138" calcext:value-type="float">
            <text:p>0.058189655172414</text:p>
          </table:table-cell>
          <table:table-cell office:value-type="float" office:value="0.482142857142858" calcext:value-type="float">
            <text:p>0.482142857142858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640394088669951" calcext:value-type="float">
            <text:p>0.640394088669951</text:p>
          </table:table-cell>
          <table:table-cell office:value-type="float" office:value="0.767241379310345" calcext:value-type="float">
            <text:p>0.767241379310345</text:p>
          </table:table-cell>
          <table:table-cell office:value-type="float" office:value="0.509992407281127" calcext:value-type="float">
            <text:p>0.509992407281127</text:p>
          </table:table-cell>
          <table:table-cell office:value-type="float" office:value="0.00892986261749819" calcext:value-type="float">
            <text:p>0.008929862617498</text:p>
          </table:table-cell>
          <table:table-cell office:value-type="float" office:value="0.0473487587370451" calcext:value-type="float">
            <text:p>0.047348758737045</text:p>
          </table:table-cell>
          <table:table-cell office:value-type="float" office:value="0.492307939491802" calcext:value-type="float">
            <text:p>0.492307939491802</text:p>
          </table:table-cell>
        </table:table-row>
        <table:table-row table:style-name="ro1">
          <table:table-cell office:value-type="string" calcext:value-type="string">
            <text:p>Injected FIN-ACK</text:p>
          </table:table-cell>
          <table:table-cell office:value-type="string" calcext:value-type="string">
            <text:p>Bad ACK Num</text:p>
          </table:table-cell>
          <table:table-cell office:value-type="string" calcext:value-type="string">
            <text:p>GFW</text:p>
          </table:table-cell>
          <table:table-cell office:value-type="float" office:value="0.965989984966216" calcext:value-type="float">
            <text:p>0.965989984966216</text:p>
          </table:table-cell>
          <table:table-cell office:value-type="float" office:value="0.148022249690977" calcext:value-type="float">
            <text:p>0.148022249690977</text:p>
          </table:table-cell>
          <table:table-cell office:value-type="float" office:value="0.864647713226205" calcext:value-type="float">
            <text:p>0.864647713226205</text:p>
          </table:table-cell>
          <table:table-cell office:value-type="float" office:value="0.0686305233465344" calcext:value-type="float">
            <text:p>0.068630523346535</text:p>
          </table:table-cell>
          <table:table-cell office:value-type="float" office:value="0.55778739184178" calcext:value-type="float">
            <text:p>0.55778739184178</text:p>
          </table:table-cell>
          <table:table-cell office:value-type="float" office:value="0.793263288009889" calcext:value-type="float">
            <text:p>0.793263288009889</text:p>
          </table:table-cell>
          <table:table-cell office:value-type="float" office:value="0.887824474660074" calcext:value-type="float">
            <text:p>0.887824474660074</text:p>
          </table:table-cell>
          <table:table-cell office:value-type="float" office:value="0.691984286654614" calcext:value-type="float">
            <text:p>0.691984286654614</text:p>
          </table:table-cell>
          <table:table-cell office:value-type="float" office:value="0.0252463054187192" calcext:value-type="float">
            <text:p>0.025246305418719</text:p>
          </table:table-cell>
          <table:table-cell office:value-type="float" office:value="0.0874384236453202" calcext:value-type="float">
            <text:p>0.08743842364532</text:p>
          </table:table-cell>
          <table:table-cell office:value-type="float" office:value="0.374384236453202" calcext:value-type="float">
            <text:p>0.374384236453202</text:p>
          </table:table-cell>
          <table:table-cell office:value-type="float" office:value="0.0794334975369458" calcext:value-type="float">
            <text:p>0.079433497536946</text:p>
          </table:table-cell>
          <table:table-cell office:value-type="float" office:value="0.650554187192118" calcext:value-type="float">
            <text:p>0.650554187192118</text:p>
          </table:table-cell>
          <table:table-cell office:value-type="float" office:value="0.789100985221675" calcext:value-type="float">
            <text:p>0.789100985221675</text:p>
          </table:table-cell>
          <table:table-cell office:value-type="float" office:value="0.499768130343074" calcext:value-type="float">
            <text:p>0.499768130343074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312193572445" calcext:value-type="float">
            <text:p>0.048531219357245</text:p>
          </table:table-cell>
          <table:table-cell office:value-type="float" office:value="0.500643444816218" calcext:value-type="float">
            <text:p>0.500643444816218</text:p>
          </table:table-cell>
        </table:table-row>
        <table:table-row table:style-name="ro1">
          <table:table-cell office:value-type="string" calcext:value-type="string">
            <text:p>Injected FIN</text:p>
          </table:table-cell>
          <table:table-cell office:value-type="string" calcext:value-type="string">
            <text:p>w/ Payload</text:p>
          </table:table-cell>
          <table:table-cell office:value-type="string" calcext:value-type="string">
            <text:p>GFW</text:p>
          </table:table-cell>
          <table:table-cell office:value-type="float" office:value="0.990070526306411" calcext:value-type="float">
            <text:p>0.990070526306411</text:p>
          </table:table-cell>
          <table:table-cell office:value-type="float" office:value="0.641223733003708" calcext:value-type="float">
            <text:p>0.641223733003708</text:p>
          </table:table-cell>
          <table:table-cell office:value-type="float" office:value="0.994437577255872" calcext:value-type="float">
            <text:p>0.994437577255872</text:p>
          </table:table-cell>
          <table:table-cell office:value-type="float" office:value="0.0271944922547332" calcext:value-type="float">
            <text:p>0.027194492254733</text:p>
          </table:table-cell>
          <table:table-cell office:value-type="float" office:value="0.7110630407911" calcext:value-type="float">
            <text:p>0.7110630407911</text:p>
          </table:table-cell>
          <table:table-cell office:value-type="float" office:value="0.903584672435105" calcext:value-type="float">
            <text:p>0.903584672435105</text:p>
          </table:table-cell>
          <table:table-cell office:value-type="float" office:value="0.945611866501854" calcext:value-type="float">
            <text:p>0.945611866501854</text:p>
          </table:table-cell>
          <table:table-cell office:value-type="float" office:value="0.884144031795239" calcext:value-type="float">
            <text:p>0.884144031795239</text:p>
          </table:table-cell>
          <table:table-cell office:value-type="float" office:value="0.0889778325123153" calcext:value-type="float">
            <text:p>0.088977832512315</text:p>
          </table:table-cell>
          <table:table-cell office:value-type="float" office:value="0.197352216748769" calcext:value-type="float">
            <text:p>0.197352216748769</text:p>
          </table:table-cell>
          <table:table-cell office:value-type="float" office:value="0.180233012745328" calcext:value-type="float">
            <text:p>0.180233012745328</text:p>
          </table:table-cell>
          <table:table-cell office:value-type="float" office:value="0.210591133004926" calcext:value-type="float">
            <text:p>0.210591133004926</text:p>
          </table:table-cell>
          <table:table-cell office:value-type="float" office:value="0.784174876847291" calcext:value-type="float">
            <text:p>0.784174876847291</text:p>
          </table:table-cell>
          <table:table-cell office:value-type="float" office:value="0.869150246305419" calcext:value-type="float">
            <text:p>0.869150246305419</text:p>
          </table:table-cell>
          <table:table-cell office:value-type="float" office:value="0.499738694660074" calcext:value-type="float">
            <text:p>0.499738694660074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312193572445" calcext:value-type="float">
            <text:p>0.048531219357245</text:p>
          </table:table-cell>
          <table:table-cell office:value-type="float" office:value="0.500759120288397" calcext:value-type="float">
            <text:p>0.500759120288397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w/ Payload &amp; Bad SEQ</text:p>
          </table:table-cell>
          <table:table-cell office:value-type="string" calcext:value-type="string">
            <text:p>GFW #1</text:p>
          </table:table-cell>
          <table:table-cell office:value-type="float" office:value="0.999459911005885" calcext:value-type="float">
            <text:p>0.999459911005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626762770463131" calcext:value-type="float">
            <text:p>0.000626762770463</text:p>
          </table:table-cell>
          <table:table-cell office:value-type="float" office:value="0.758652657601978" calcext:value-type="float">
            <text:p>0.758652657601978</text:p>
          </table:table-cell>
          <table:table-cell office:value-type="float" office:value="0.899258343634116" calcext:value-type="float">
            <text:p>0.899258343634116</text:p>
          </table:table-cell>
          <table:table-cell office:value-type="float" office:value="0.938813349814586" calcext:value-type="float">
            <text:p>0.938813349814586</text:p>
          </table:table-cell>
          <table:table-cell office:value-type="float" office:value="0.986205796973962" calcext:value-type="float">
            <text:p>0.986205796973962</text:p>
          </table:table-cell>
          <table:table-cell office:value-type="float" office:value="0.532635467980296" calcext:value-type="float">
            <text:p>0.532635467980296</text:p>
          </table:table-cell>
          <table:table-cell office:value-type="float" office:value="0.966748768472906" calcext:value-type="float">
            <text:p>0.966748768472906</text:p>
          </table:table-cell>
          <table:table-cell office:value-type="float" office:value="0.048337438423647" calcext:value-type="float">
            <text:p>0.048337438423647</text:p>
          </table:table-cell>
          <table:table-cell office:value-type="float" office:value="0.471059113300493" calcext:value-type="float">
            <text:p>0.471059113300493</text:p>
          </table:table-cell>
          <table:table-cell office:value-type="float" office:value="0.588054187192118" calcext:value-type="float">
            <text:p>0.588054187192118</text:p>
          </table:table-cell>
          <table:table-cell office:value-type="float" office:value="0.753694581280788" calcext:value-type="float">
            <text:p>0.753694581280788</text:p>
          </table:table-cell>
          <table:table-cell office:value-type="float" office:value="0.499699377987705" calcext:value-type="float">
            <text:p>0.499699377987705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621652602649" calcext:value-type="float">
            <text:p>0.048462165260265</text:p>
          </table:table-cell>
          <table:table-cell office:value-type="float" office:value="0.500766500476575" calcext:value-type="float">
            <text:p>0.500766500476575</text:p>
          </table:table-cell>
        </table:table-row>
        <table:table-row table:style-name="ro1">
          <table:table-cell office:value-type="string" calcext:value-type="string">
            <text:p>Injected RST-ACK</text:p>
          </table:table-cell>
          <table:table-cell office:value-type="string" calcext:value-type="string">
            <text:p>Bad ACK Num</text:p>
          </table:table-cell>
          <table:table-cell office:value-type="string" calcext:value-type="string">
            <text:p>GFW</text:p>
          </table:table-cell>
          <table:table-cell office:value-type="float" office:value="0.999368491961516" calcext:value-type="float">
            <text:p>0.999368491961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5352554197872" calcext:value-type="float">
            <text:p>0.001253525541979</text:p>
          </table:table-cell>
          <table:table-cell office:value-type="float" office:value="0.55778739184178" calcext:value-type="float">
            <text:p>0.55778739184178</text:p>
          </table:table-cell>
          <table:table-cell office:value-type="float" office:value="0.892459826946848" calcext:value-type="float">
            <text:p>0.892459826946848</text:p>
          </table:table-cell>
          <table:table-cell office:value-type="float" office:value="0.946229913473424" calcext:value-type="float">
            <text:p>0.946229913473424</text:p>
          </table:table-cell>
          <table:table-cell office:value-type="float" office:value="0.680254446085807" calcext:value-type="float">
            <text:p>0.680254446085807</text:p>
          </table:table-cell>
          <table:table-cell office:value-type="float" office:value="0.00400246305418719" calcext:value-type="float">
            <text:p>0.004002463054187</text:p>
          </table:table-cell>
          <table:table-cell office:value-type="float" office:value="0.0304802955665025" calcext:value-type="float">
            <text:p>0.030480295566503</text:p>
          </table:table-cell>
          <table:table-cell office:value-type="float" office:value="0.307573891625616" calcext:value-type="float">
            <text:p>0.307573891625616</text:p>
          </table:table-cell>
          <table:table-cell office:value-type="float" office:value="0.0310960591133005" calcext:value-type="float">
            <text:p>0.031096059113301</text:p>
          </table:table-cell>
          <table:table-cell office:value-type="float" office:value="0.461822660098522" calcext:value-type="float">
            <text:p>0.461822660098522</text:p>
          </table:table-cell>
          <table:table-cell office:value-type="float" office:value="0.699199507389163" calcext:value-type="float">
            <text:p>0.699199507389163</text:p>
          </table:table-cell>
          <table:table-cell office:value-type="float" office:value="0.499674778557747" calcext:value-type="float">
            <text:p>0.49967477855774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174085378486" calcext:value-type="float">
            <text:p>0.048517408537849</text:p>
          </table:table-cell>
          <table:table-cell office:value-type="float" office:value="0.500715741985014" calcext:value-type="float">
            <text:p>0.500715741985014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Timestamp</text:p>
          </table:table-cell>
          <table:table-cell office:value-type="string" calcext:value-type="string">
            <text:p>GFW</text:p>
          </table:table-cell>
          <table:table-cell office:value-type="float" office:value="0.999373237229709" calcext:value-type="float">
            <text:p>0.999373237229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40144155727762" calcext:value-type="float">
            <text:p>0.000940144155728</text:p>
          </table:table-cell>
          <table:table-cell office:value-type="float" office:value="0.708899876390606" calcext:value-type="float">
            <text:p>0.708899876390606</text:p>
          </table:table-cell>
          <table:table-cell office:value-type="float" office:value="0.893077873918418" calcext:value-type="float">
            <text:p>0.893077873918418</text:p>
          </table:table-cell>
          <table:table-cell office:value-type="float" office:value="0.937886279357231" calcext:value-type="float">
            <text:p>0.937886279357231</text:p>
          </table:table-cell>
          <table:table-cell office:value-type="float" office:value="0.932456066180931" calcext:value-type="float">
            <text:p>0.932456066180931</text:p>
          </table:table-cell>
          <table:table-cell office:value-type="float" office:value="0.185960591133005" calcext:value-type="float">
            <text:p>0.185960591133005</text:p>
          </table:table-cell>
          <table:table-cell office:value-type="float" office:value="0.315270935960591" calcext:value-type="float">
            <text:p>0.315270935960591</text:p>
          </table:table-cell>
          <table:table-cell office:value-type="float" office:value="0.107166540356196" calcext:value-type="float">
            <text:p>0.107166540356196</text:p>
          </table:table-cell>
          <table:table-cell office:value-type="float" office:value="0.463977832512315" calcext:value-type="float">
            <text:p>0.463977832512315</text:p>
          </table:table-cell>
          <table:table-cell office:value-type="float" office:value="0.590825123152709" calcext:value-type="float">
            <text:p>0.590825123152709</text:p>
          </table:table-cell>
          <table:table-cell office:value-type="float" office:value="0.757697044334975" calcext:value-type="float">
            <text:p>0.757697044334975</text:p>
          </table:table-cell>
          <table:table-cell office:value-type="float" office:value="0.499644722816704" calcext:value-type="float">
            <text:p>0.499644722816704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069219826812" calcext:value-type="float">
            <text:p>0.048406921982681</text:p>
          </table:table-cell>
          <table:table-cell office:value-type="float" office:value="0.50070128255206" calcext:value-type="float">
            <text:p>0.50070128255206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w/ Payload &amp; Bad SEQ</text:p>
          </table:table-cell>
          <table:table-cell office:value-type="string" calcext:value-type="string">
            <text:p>GFW #2</text:p>
          </table:table-cell>
          <table:table-cell office:value-type="float" office:value="0.996717436517027" calcext:value-type="float">
            <text:p>0.996717436517027</text:p>
          </table:table-cell>
          <table:table-cell office:value-type="float" office:value="0.999072929542645" calcext:value-type="float">
            <text:p>0.999072929542645</text:p>
          </table:table-cell>
          <table:table-cell office:value-type="float" office:value="0.999690976514215" calcext:value-type="float">
            <text:p>0.999690976514215</text:p>
          </table:table-cell>
          <table:table-cell office:value-type="float" office:value="0.0090880601682724" calcext:value-type="float">
            <text:p>0.009088060168272</text:p>
          </table:table-cell>
          <table:table-cell office:value-type="float" office:value="0.751545117428925" calcext:value-type="float">
            <text:p>0.751545117428925</text:p>
          </table:table-cell>
          <table:table-cell office:value-type="float" office:value="0.891841779975278" calcext:value-type="float">
            <text:p>0.891841779975278</text:p>
          </table:table-cell>
          <table:table-cell office:value-type="float" office:value="0.937268232385661" calcext:value-type="float">
            <text:p>0.937268232385661</text:p>
          </table:table-cell>
          <table:table-cell office:value-type="float" office:value="0.860027969087457" calcext:value-type="float">
            <text:p>0.860027969087457</text:p>
          </table:table-cell>
          <table:table-cell office:value-type="float" office:value="0.0304802955665025" calcext:value-type="float">
            <text:p>0.030480295566503</text:p>
          </table:table-cell>
          <table:table-cell office:value-type="float" office:value="0.178879310344828" calcext:value-type="float">
            <text:p>0.178879310344828</text:p>
          </table:table-cell>
          <table:table-cell office:value-type="float" office:value="0.224384236453196" calcext:value-type="float">
            <text:p>0.224384236453196</text:p>
          </table:table-cell>
          <table:table-cell office:value-type="float" office:value="0.261083743842365" calcext:value-type="float">
            <text:p>0.261083743842365</text:p>
          </table:table-cell>
          <table:table-cell office:value-type="float" office:value="0.598830049261084" calcext:value-type="float">
            <text:p>0.598830049261084</text:p>
          </table:table-cell>
          <table:table-cell office:value-type="float" office:value="0.75" calcext:value-type="float">
            <text:p>0.75</text:p>
          </table:table-cell>
          <table:table-cell office:value-type="float" office:value="0.499629113529437" calcext:value-type="float">
            <text:p>0.49962911352943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345436214731" calcext:value-type="float">
            <text:p>0.048434543621473</text:p>
          </table:table-cell>
          <table:table-cell office:value-type="float" office:value="0.50039763443744" calcext:value-type="float">
            <text:p>0.50039763443744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Underflow SEQ</text:p>
          </table:table-cell>
          <table:table-cell office:value-type="string" calcext:value-type="string">
            <text:p>GFW</text:p>
          </table:table-cell>
          <table:table-cell office:value-type="float" office:value="0.97694957643427" calcext:value-type="float">
            <text:p>0.97694957643427</text:p>
          </table:table-cell>
          <table:table-cell office:value-type="float" office:value="0.942651206518333" calcext:value-type="float">
            <text:p>0.942651206518333</text:p>
          </table:table-cell>
          <table:table-cell office:value-type="float" office:value="0.949858978376684" calcext:value-type="float">
            <text:p>0.949858978376684</text:p>
          </table:table-cell>
          <table:table-cell office:value-type="float" office:value="0.0495142588530241" calcext:value-type="float">
            <text:p>0.049514258853024</text:p>
          </table:table-cell>
          <table:table-cell office:value-type="float" office:value="0.751801942964588" calcext:value-type="float">
            <text:p>0.751801942964588</text:p>
          </table:table-cell>
          <table:table-cell office:value-type="float" office:value="0.861172046380445" calcext:value-type="float">
            <text:p>0.861172046380445</text:p>
          </table:table-cell>
          <table:table-cell office:value-type="float" office:value="0.894703854591037" calcext:value-type="float">
            <text:p>0.894703854591037</text:p>
          </table:table-cell>
          <table:table-cell office:value-type="float" office:value="0.91546583611893" calcext:value-type="float">
            <text:p>0.91546583611893</text:p>
          </table:table-cell>
          <table:table-cell office:value-type="float" office:value="0.783251231527094" calcext:value-type="float">
            <text:p>0.783251231527094</text:p>
          </table:table-cell>
          <table:table-cell office:value-type="float" office:value="0.81865763546798" calcext:value-type="float">
            <text:p>0.81865763546798</text:p>
          </table:table-cell>
          <table:table-cell office:value-type="float" office:value="0.152555418719212" calcext:value-type="float">
            <text:p>0.152555418719212</text:p>
          </table:table-cell>
          <table:table-cell office:value-type="float" office:value="0.405480295566503" calcext:value-type="float">
            <text:p>0.405480295566503</text:p>
          </table:table-cell>
          <table:table-cell office:value-type="float" office:value="0.677647783251232" calcext:value-type="float">
            <text:p>0.677647783251232</text:p>
          </table:table-cell>
          <table:table-cell office:value-type="float" office:value="0.757697044334975" calcext:value-type="float">
            <text:p>0.757697044334975</text:p>
          </table:table-cell>
          <table:table-cell office:value-type="float" office:value="0.500868050575318" calcext:value-type="float">
            <text:p>0.500868050575318</text:p>
          </table:table-cell>
          <table:table-cell office:value-type="float" office:value="0.0103240359172342" calcext:value-type="float">
            <text:p>0.010324035917234</text:p>
          </table:table-cell>
          <table:table-cell office:value-type="float" office:value="0.0497115342905479" calcext:value-type="float">
            <text:p>0.049711534290548</text:p>
          </table:table-cell>
          <table:table-cell office:value-type="float" office:value="0.498503448575023" calcext:value-type="float">
            <text:p>0.498503448575023</text:p>
          </table:table-cell>
        </table:table-row>
        <table:table-row table:style-name="ro1">
          <table:table-cell office:value-type="string" calcext:value-type="string">
            <text:p>Injected FIN-ACK</text:p>
          </table:table-cell>
          <table:table-cell office:value-type="string" calcext:value-type="string">
            <text:p>Bad ACK Num</text:p>
          </table:table-cell>
          <table:table-cell office:value-type="string" calcext:value-type="string">
            <text:p>Snort</text:p>
          </table:table-cell>
          <table:table-cell office:value-type="float" office:value="0.965952894400545" calcext:value-type="float">
            <text:p>0.965952894400545</text:p>
          </table:table-cell>
          <table:table-cell office:value-type="float" office:value="0.148022249690977" calcext:value-type="float">
            <text:p>0.148022249690977</text:p>
          </table:table-cell>
          <table:table-cell office:value-type="float" office:value="0.86372064276885" calcext:value-type="float">
            <text:p>0.86372064276885</text:p>
          </table:table-cell>
          <table:table-cell office:value-type="float" office:value="0.0686305233460199" calcext:value-type="float">
            <text:p>0.06863052334602</text:p>
          </table:table-cell>
          <table:table-cell office:value-type="float" office:value="0.561186650185414" calcext:value-type="float">
            <text:p>0.561186650185414</text:p>
          </table:table-cell>
          <table:table-cell office:value-type="float" office:value="0.795117428924598" calcext:value-type="float">
            <text:p>0.795117428924598</text:p>
          </table:table-cell>
          <table:table-cell office:value-type="float" office:value="0.891223733003708" calcext:value-type="float">
            <text:p>0.891223733003708</text:p>
          </table:table-cell>
          <table:table-cell office:value-type="float" office:value="0.692252924876847" calcext:value-type="float">
            <text:p>0.692252924876847</text:p>
          </table:table-cell>
          <table:table-cell office:value-type="float" office:value="0.0252463054187192" calcext:value-type="float">
            <text:p>0.025246305418719</text:p>
          </table:table-cell>
          <table:table-cell office:value-type="float" office:value="0.0874384236453202" calcext:value-type="float">
            <text:p>0.08743842364532</text:p>
          </table:table-cell>
          <table:table-cell office:value-type="float" office:value="0.374384236453202" calcext:value-type="float">
            <text:p>0.374384236453202</text:p>
          </table:table-cell>
          <table:table-cell office:value-type="float" office:value="0.0822044334975369" calcext:value-type="float">
            <text:p>0.082204433497537</text:p>
          </table:table-cell>
          <table:table-cell office:value-type="float" office:value="0.648091133004926" calcext:value-type="float">
            <text:p>0.648091133004926</text:p>
          </table:table-cell>
          <table:table-cell office:value-type="float" office:value="0.792487684729064" calcext:value-type="float">
            <text:p>0.792487684729064</text:p>
          </table:table-cell>
          <table:table-cell office:value-type="float" office:value="0.499582550465371" calcext:value-type="float">
            <text:p>0.499582550465371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54928390901432" calcext:value-type="float">
            <text:p>0.045492839090143</text:p>
          </table:table-cell>
          <table:table-cell office:value-type="float" office:value="0.499931493384644" calcext:value-type="float">
            <text:p>0.499931493384644</text:p>
          </table:table-cell>
        </table:table-row>
        <table:table-row table:style-name="ro1">
          <table:table-cell office:value-type="string" calcext:value-type="string">
            <text:p>Injected FIN-ACK</text:p>
          </table:table-cell>
          <table:table-cell office:value-type="string" calcext:value-type="string">
            <text:p>Bad TCP MD5-Option</text:p>
          </table:table-cell>
          <table:table-cell office:value-type="string" calcext:value-type="string">
            <text:p>Snort</text:p>
          </table:table-cell>
          <table:table-cell office:value-type="float" office:value="0.98952288362007" calcext:value-type="float">
            <text:p>0.98952288362007</text:p>
          </table:table-cell>
          <table:table-cell office:value-type="float" office:value="0.597960444993819" calcext:value-type="float">
            <text:p>0.597960444993819</text:p>
          </table:table-cell>
          <table:table-cell office:value-type="float" office:value="0.994437577255872" calcext:value-type="float">
            <text:p>0.994437577255872</text:p>
          </table:table-cell>
          <table:table-cell office:value-type="float" office:value="0.0272641805078824" calcext:value-type="float">
            <text:p>0.027264180507883</text:p>
          </table:table-cell>
          <table:table-cell office:value-type="float" office:value="0.726205191594561" calcext:value-type="float">
            <text:p>0.726205191594561</text:p>
          </table:table-cell>
          <table:table-cell office:value-type="float" office:value="0.897404202719407" calcext:value-type="float">
            <text:p>0.897404202719407</text:p>
          </table:table-cell>
          <table:table-cell office:value-type="float" office:value="0.94406674907293" calcext:value-type="float">
            <text:p>0.94406674907293</text:p>
          </table:table-cell>
          <table:table-cell office:value-type="float" office:value="0.960276900222039" calcext:value-type="float">
            <text:p>0.960276900222039</text:p>
          </table:table-cell>
          <table:table-cell office:value-type="float" office:value="0.335899014778325" calcext:value-type="float">
            <text:p>0.335899014778325</text:p>
          </table:table-cell>
          <table:table-cell office:value-type="float" office:value="0.617610837438424" calcext:value-type="float">
            <text:p>0.617610837438424</text:p>
          </table:table-cell>
          <table:table-cell office:value-type="float" office:value="0.0846674876862283" calcext:value-type="float">
            <text:p>0.084667487686228</text:p>
          </table:table-cell>
          <table:table-cell office:value-type="float" office:value="0.474753694581281" calcext:value-type="float">
            <text:p>0.474753694581281</text:p>
          </table:table-cell>
          <table:table-cell office:value-type="float" office:value="0.801416256157635" calcext:value-type="float">
            <text:p>0.801416256157635</text:p>
          </table:table-cell>
          <table:table-cell office:value-type="float" office:value="0.873460591133005" calcext:value-type="float">
            <text:p>0.873460591133005</text:p>
          </table:table-cell>
          <table:table-cell office:value-type="float" office:value="0.499548460452962" calcext:value-type="float">
            <text:p>0.499548460452962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39460273178008" calcext:value-type="float">
            <text:p>0.043946027317801</text:p>
          </table:table-cell>
          <table:table-cell office:value-type="float" office:value="0.499758310660572" calcext:value-type="float">
            <text:p>0.499758310660572</text:p>
          </table:table-cell>
        </table:table-row>
        <table:table-row table:style-name="ro1">
          <table:table-cell office:value-type="string" calcext:value-type="string">
            <text:p>Injected FIN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nort</text:p>
          </table:table-cell>
          <table:table-cell office:value-type="float" office:value="0.990084471584366" calcext:value-type="float">
            <text:p>0.990084471584366</text:p>
          </table:table-cell>
          <table:table-cell office:value-type="float" office:value="0.642459826946848" calcext:value-type="float">
            <text:p>0.642459826946848</text:p>
          </table:table-cell>
          <table:table-cell office:value-type="float" office:value="0.994437577255872" calcext:value-type="float">
            <text:p>0.994437577255872</text:p>
          </table:table-cell>
          <table:table-cell office:value-type="float" office:value="0.0271631982475228" calcext:value-type="float">
            <text:p>0.027163198247523</text:p>
          </table:table-cell>
          <table:table-cell office:value-type="float" office:value="0.710754017305315" calcext:value-type="float">
            <text:p>0.710754017305315</text:p>
          </table:table-cell>
          <table:table-cell office:value-type="float" office:value="0.905747836835599" calcext:value-type="float">
            <text:p>0.905747836835599</text:p>
          </table:table-cell>
          <table:table-cell office:value-type="float" office:value="0.947156983930779" calcext:value-type="float">
            <text:p>0.947156983930779</text:p>
          </table:table-cell>
          <table:table-cell office:value-type="float" office:value="0.884168298338955" calcext:value-type="float">
            <text:p>0.884168298338955</text:p>
          </table:table-cell>
          <table:table-cell office:value-type="float" office:value="0.0889778325123153" calcext:value-type="float">
            <text:p>0.088977832512315</text:p>
          </table:table-cell>
          <table:table-cell office:value-type="float" office:value="0.197352216748769" calcext:value-type="float">
            <text:p>0.197352216748769</text:p>
          </table:table-cell>
          <table:table-cell office:value-type="float" office:value="0.18041871921112" calcext:value-type="float">
            <text:p>0.18041871921112</text:p>
          </table:table-cell>
          <table:table-cell office:value-type="float" office:value="0.217056650246305" calcext:value-type="float">
            <text:p>0.217056650246305</text:p>
          </table:table-cell>
          <table:table-cell office:value-type="float" office:value="0.788485221674877" calcext:value-type="float">
            <text:p>0.788485221674877</text:p>
          </table:table-cell>
          <table:table-cell office:value-type="float" office:value="0.875615763546798" calcext:value-type="float">
            <text:p>0.875615763546798</text:p>
          </table:table-cell>
          <table:table-cell office:value-type="float" office:value="0.499522606329063" calcext:value-type="float">
            <text:p>0.499522606329063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32692971674009" calcext:value-type="float">
            <text:p>0.043269297167401</text:p>
          </table:table-cell>
          <table:table-cell office:value-type="float" office:value="0.4994321713484" calcext:value-type="float">
            <text:p>0.4994321713484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nort</text:p>
          </table:table-cell>
          <table:table-cell office:value-type="float" office:value="0.999091135877753" calcext:value-type="float">
            <text:p>0.999091135877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95424631776062" calcext:value-type="float">
            <text:p>0.005954246317761</text:p>
          </table:table-cell>
          <table:table-cell office:value-type="float" office:value="0.598269468479604" calcext:value-type="float">
            <text:p>0.598269468479604</text:p>
          </table:table-cell>
          <table:table-cell office:value-type="float" office:value="0.858776266996292" calcext:value-type="float">
            <text:p>0.858776266996292</text:p>
          </table:table-cell>
          <table:table-cell office:value-type="float" office:value="0.931396786155748" calcext:value-type="float">
            <text:p>0.931396786155748</text:p>
          </table:table-cell>
          <table:table-cell office:value-type="float" office:value="0.86396422049795" calcext:value-type="float">
            <text:p>0.86396422049795</text:p>
          </table:table-cell>
          <table:table-cell office:value-type="float" office:value="0.0280172413793103" calcext:value-type="float">
            <text:p>0.02801724137931</text:p>
          </table:table-cell>
          <table:table-cell office:value-type="float" office:value="0.180110837438424" calcext:value-type="float">
            <text:p>0.180110837438424</text:p>
          </table:table-cell>
          <table:table-cell office:value-type="float" office:value="0.218903940886701" calcext:value-type="float">
            <text:p>0.218903940886701</text:p>
          </table:table-cell>
          <table:table-cell office:value-type="float" office:value="0.253694581280788" calcext:value-type="float">
            <text:p>0.253694581280788</text:p>
          </table:table-cell>
          <table:table-cell office:value-type="float" office:value="0.795874384236453" calcext:value-type="float">
            <text:p>0.795874384236453</text:p>
          </table:table-cell>
          <table:table-cell office:value-type="float" office:value="0.875" calcext:value-type="float">
            <text:p>0.875</text:p>
          </table:table-cell>
          <table:table-cell office:value-type="float" office:value="0.499493995992244" calcext:value-type="float">
            <text:p>0.499493995992244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24406480036461" calcext:value-type="float">
            <text:p>0.042440648003646</text:p>
          </table:table-cell>
          <table:table-cell office:value-type="float" office:value="0.499833716508021" calcext:value-type="float">
            <text:p>0.499833716508021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Multiple (SYN)</text:p>
          </table:table-cell>
          <table:table-cell office:value-type="string" calcext:value-type="string">
            <text:p>Snort</text:p>
          </table:table-cell>
          <table:table-cell office:value-type="float" office:value="0.998939190453373" calcext:value-type="float">
            <text:p>0.998939190453373</text:p>
          </table:table-cell>
          <table:table-cell office:value-type="float" office:value="0.99938195302843" calcext:value-type="float">
            <text:p>0.99938195302843</text:p>
          </table:table-cell>
          <table:table-cell office:value-type="float" office:value="0.999690976514215" calcext:value-type="float">
            <text:p>0.999690976514215</text:p>
          </table:table-cell>
          <table:table-cell office:value-type="float" office:value="0.00435788057748828" calcext:value-type="float">
            <text:p>0.004357880577488</text:p>
          </table:table-cell>
          <table:table-cell office:value-type="float" office:value="0.813658838071694" calcext:value-type="float">
            <text:p>0.813658838071694</text:p>
          </table:table-cell>
          <table:table-cell office:value-type="float" office:value="0.923671199011125" calcext:value-type="float">
            <text:p>0.923671199011125</text:p>
          </table:table-cell>
          <table:table-cell office:value-type="float" office:value="0.958899876390606" calcext:value-type="float">
            <text:p>0.958899876390606</text:p>
          </table:table-cell>
          <table:table-cell office:value-type="float" office:value="0.859567141734815" calcext:value-type="float">
            <text:p>0.859567141734815</text:p>
          </table:table-cell>
          <table:table-cell office:value-type="float" office:value="0.0283251231527094" calcext:value-type="float">
            <text:p>0.028325123152709</text:p>
          </table:table-cell>
          <table:table-cell office:value-type="float" office:value="0.176108374384236" calcext:value-type="float">
            <text:p>0.176108374384236</text:p>
          </table:table-cell>
          <table:table-cell office:value-type="float" office:value="0.224445812807882" calcext:value-type="float">
            <text:p>0.224445812807882</text:p>
          </table:table-cell>
          <table:table-cell office:value-type="float" office:value="0.244458128078818" calcext:value-type="float">
            <text:p>0.244458128078818</text:p>
          </table:table-cell>
          <table:table-cell office:value-type="float" office:value="0.801108374384236" calcext:value-type="float">
            <text:p>0.801108374384236</text:p>
          </table:table-cell>
          <table:table-cell office:value-type="float" office:value="0.877155172413793" calcext:value-type="float">
            <text:p>0.877155172413793</text:p>
          </table:table-cell>
          <table:table-cell office:value-type="float" office:value="0.499473464382687" calcext:value-type="float">
            <text:p>0.49947346438268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14600798265361" calcext:value-type="float">
            <text:p>0.041460079826536</text:p>
          </table:table-cell>
          <table:table-cell office:value-type="float" office:value="0.499620202466611" calcext:value-type="float">
            <text:p>0.499620202466611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Partial In-Window</text:p>
          </table:table-cell>
          <table:table-cell office:value-type="string" calcext:value-type="string">
            <text:p>Snort</text:p>
          </table:table-cell>
          <table:table-cell office:value-type="float" office:value="0.999999709473376" calcext:value-type="float">
            <text:p>0.999999709473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39195509822264" calcext:value-type="float">
            <text:p>0.000939195509822</text:p>
          </table:table-cell>
          <table:table-cell office:value-type="float" office:value="0.813967861557478" calcext:value-type="float">
            <text:p>0.813967861557478</text:p>
          </table:table-cell>
          <table:table-cell office:value-type="float" office:value="0.924289245982695" calcext:value-type="float">
            <text:p>0.924289245982695</text:p>
          </table:table-cell>
          <table:table-cell office:value-type="float" office:value="0.958899876390606" calcext:value-type="float">
            <text:p>0.958899876390606</text:p>
          </table:table-cell>
          <table:table-cell office:value-type="float" office:value="0.999872031898371" calcext:value-type="float">
            <text:p>0.999872031898371</text:p>
          </table:table-cell>
          <table:table-cell table:number-columns-repeated="2" office:value-type="float" office:value="0.998768472906404" calcext:value-type="float">
            <text:p>0.998768472906404</text:p>
          </table:table-cell>
          <table:table-cell office:value-type="float" office:value="0.00153940886699513" calcext:value-type="float">
            <text:p>0.001539408866995</text:p>
          </table:table-cell>
          <table:table-cell office:value-type="float" office:value="0.49076354679803" calcext:value-type="float">
            <text:p>0.49076354679803</text:p>
          </table:table-cell>
          <table:table-cell office:value-type="float" office:value="0.794027093596059" calcext:value-type="float">
            <text:p>0.794027093596059</text:p>
          </table:table-cell>
          <table:table-cell office:value-type="float" office:value="0.874076354679803" calcext:value-type="float">
            <text:p>0.874076354679803</text:p>
          </table:table-cell>
          <table:table-cell office:value-type="float" office:value="0.499443275443989" calcext:value-type="float">
            <text:p>0.499443275443989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3516787050976" calcext:value-type="float">
            <text:p>0.048351678705098</text:p>
          </table:table-cell>
          <table:table-cell office:value-type="float" office:value="0.499718041036423" calcext:value-type="float">
            <text:p>0.499718041036423</text:p>
          </table:table-cell>
        </table:table-row>
        <table:table-row table:style-name="ro1">
          <table:table-cell office:value-type="string" calcext:value-type="string">
            <text:p>Injected RST-ACK</text:p>
          </table:table-cell>
          <table:table-cell office:value-type="string" calcext:value-type="string">
            <text:p>Bad ACK Num</text:p>
          </table:table-cell>
          <table:table-cell office:value-type="string" calcext:value-type="string">
            <text:p>Snort</text:p>
          </table:table-cell>
          <table:table-cell office:value-type="float" office:value="0.99939318672456" calcext:value-type="float">
            <text:p>0.99939318672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626762771101028" calcext:value-type="float">
            <text:p>0.000626762771101</text:p>
          </table:table-cell>
          <table:table-cell office:value-type="float" office:value="0.754944375772559" calcext:value-type="float">
            <text:p>0.754944375772559</text:p>
          </table:table-cell>
          <table:table-cell office:value-type="float" office:value="0.905129789864029" calcext:value-type="float">
            <text:p>0.905129789864029</text:p>
          </table:table-cell>
          <table:table-cell office:value-type="float" office:value="0.943757725587145" calcext:value-type="float">
            <text:p>0.943757725587145</text:p>
          </table:table-cell>
          <table:table-cell office:value-type="float" office:value="0.970712556723046" calcext:value-type="float">
            <text:p>0.970712556723046</text:p>
          </table:table-cell>
          <table:table-cell office:value-type="float" office:value="0.295566502463054" calcext:value-type="float">
            <text:p>0.295566502463054</text:p>
          </table:table-cell>
          <table:table-cell office:value-type="float" office:value="0.756773399014778" calcext:value-type="float">
            <text:p>0.756773399014778</text:p>
          </table:table-cell>
          <table:table-cell office:value-type="float" office:value="0.0818965517246149" calcext:value-type="float">
            <text:p>0.081896551724615</text:p>
          </table:table-cell>
          <table:table-cell office:value-type="float" office:value="0.466748768472906" calcext:value-type="float">
            <text:p>0.466748768472906</text:p>
          </table:table-cell>
          <table:table-cell office:value-type="float" office:value="0.594211822660099" calcext:value-type="float">
            <text:p>0.594211822660099</text:p>
          </table:table-cell>
          <table:table-cell office:value-type="float" office:value="0.761699507389163" calcext:value-type="float">
            <text:p>0.761699507389163</text:p>
          </table:table-cell>
          <table:table-cell office:value-type="float" office:value="0.499422291920953" calcext:value-type="float">
            <text:p>0.499422291920953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3516787050976" calcext:value-type="float">
            <text:p>0.048351678705098</text:p>
          </table:table-cell>
          <table:table-cell office:value-type="float" office:value="0.500122905188195" calcext:value-type="float">
            <text:p>0.500122905188195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Timestamp</text:p>
          </table:table-cell>
          <table:table-cell office:value-type="string" calcext:value-type="string">
            <text:p>Snort</text:p>
          </table:table-cell>
          <table:table-cell office:value-type="float" office:value="0.999259931846328" calcext:value-type="float">
            <text:p>0.999259931846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70072077633942" calcext:value-type="float">
            <text:p>0.004700720776339</text:p>
          </table:table-cell>
          <table:table-cell office:value-type="float" office:value="0.542336217552534" calcext:value-type="float">
            <text:p>0.542336217552534</text:p>
          </table:table-cell>
          <table:table-cell office:value-type="float" office:value="0.851050679851669" calcext:value-type="float">
            <text:p>0.851050679851669</text:p>
          </table:table-cell>
          <table:table-cell office:value-type="float" office:value="0.932014833127318" calcext:value-type="float">
            <text:p>0.932014833127318</text:p>
          </table:table-cell>
          <table:table-cell office:value-type="float" office:value="0.932168374930234" calcext:value-type="float">
            <text:p>0.932168374930234</text:p>
          </table:table-cell>
          <table:table-cell office:value-type="float" office:value="0.180418719211823" calcext:value-type="float">
            <text:p>0.180418719211823</text:p>
          </table:table-cell>
          <table:table-cell office:value-type="float" office:value="0.311576354679803" calcext:value-type="float">
            <text:p>0.311576354679803</text:p>
          </table:table-cell>
          <table:table-cell office:value-type="float" office:value="0.107213906782886" calcext:value-type="float">
            <text:p>0.107213906782886</text:p>
          </table:table-cell>
          <table:table-cell office:value-type="float" office:value="0.436576354679803" calcext:value-type="float">
            <text:p>0.436576354679803</text:p>
          </table:table-cell>
          <table:table-cell office:value-type="float" office:value="0.799568965517241" calcext:value-type="float">
            <text:p>0.799568965517241</text:p>
          </table:table-cell>
          <table:table-cell office:value-type="float" office:value="0.880541871921182" calcext:value-type="float">
            <text:p>0.880541871921182</text:p>
          </table:table-cell>
          <table:table-cell office:value-type="float" office:value="0.499859348956142" calcext:value-type="float">
            <text:p>0.499859348956142</text:p>
          </table:table-cell>
          <table:table-cell office:value-type="float" office:value="0.0114461988066729" calcext:value-type="float">
            <text:p>0.011446198806673</text:p>
          </table:table-cell>
          <table:table-cell office:value-type="float" office:value="0.0430517784903465" calcext:value-type="float">
            <text:p>0.043051778490347</text:p>
          </table:table-cell>
          <table:table-cell office:value-type="float" office:value="0.500176680943047" calcext:value-type="float">
            <text:p>0.500176680943047</text:p>
          </table:table-cell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TCP MD5-Option</text:p>
          </table:table-cell>
          <table:table-cell office:value-type="string" calcext:value-type="string">
            <text:p>Snort</text:p>
          </table:table-cell>
          <table:table-cell office:value-type="float" office:value="0.999329851920517" calcext:value-type="float">
            <text:p>0.999329851920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82043246639227" calcext:value-type="float">
            <text:p>0.002820432466392</text:p>
          </table:table-cell>
          <table:table-cell office:value-type="float" office:value="0.713226205191595" calcext:value-type="float">
            <text:p>0.713226205191595</text:p>
          </table:table-cell>
          <table:table-cell office:value-type="float" office:value="0.912237330037083" calcext:value-type="float">
            <text:p>0.912237330037083</text:p>
          </table:table-cell>
          <table:table-cell office:value-type="float" office:value="0.950556242274413" calcext:value-type="float">
            <text:p>0.950556242274413</text:p>
          </table:table-cell>
          <table:table-cell office:value-type="float" office:value="0.975493065835133" calcext:value-type="float">
            <text:p>0.975493065835133</text:p>
          </table:table-cell>
          <table:table-cell office:value-type="float" office:value="0.338977832512315" calcext:value-type="float">
            <text:p>0.338977832512315</text:p>
          </table:table-cell>
          <table:table-cell office:value-type="float" office:value="0.818349753694581" calcext:value-type="float">
            <text:p>0.818349753694581</text:p>
          </table:table-cell>
          <table:table-cell office:value-type="float" office:value="0.0737332226743771" calcext:value-type="float">
            <text:p>0.073733222674377</text:p>
          </table:table-cell>
          <table:table-cell office:value-type="float" office:value="0.445197044334975" calcext:value-type="float">
            <text:p>0.445197044334975</text:p>
          </table:table-cell>
          <table:table-cell office:value-type="float" office:value="0.792795566502463" calcext:value-type="float">
            <text:p>0.792795566502463</text:p>
          </table:table-cell>
          <table:table-cell office:value-type="float" office:value="0.872536945812808" calcext:value-type="float">
            <text:p>0.872536945812808</text:p>
          </table:table-cell>
          <table:table-cell office:value-type="float" office:value="0.499349584573782" calcext:value-type="float">
            <text:p>0.499349584573782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77025701934896" calcext:value-type="float">
            <text:p>0.04770257019349</text:p>
          </table:table-cell>
          <table:table-cell office:value-type="float" office:value="0.500186446061862" calcext:value-type="float">
            <text:p>0.500186446061862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w/ Urgent Pointer</text:p>
          </table:table-cell>
          <table:table-cell office:value-type="string" calcext:value-type="string">
            <text:p>Snort</text:p>
          </table:table-cell>
          <table:table-cell office:value-type="float" office:value="0.803200614859974" calcext:value-type="float">
            <text:p>0.803200614859974</text:p>
          </table:table-cell>
          <table:table-cell office:value-type="float" office:value="0.0115951112503917" calcext:value-type="float">
            <text:p>0.011595111250392</text:p>
          </table:table-cell>
          <table:table-cell office:value-type="float" office:value="0.105609526794108" calcext:value-type="float">
            <text:p>0.105609526794108</text:p>
          </table:table-cell>
          <table:table-cell office:value-type="float" office:value="0.207118980465894" calcext:value-type="float">
            <text:p>0.207118980465894</text:p>
          </table:table-cell>
          <table:table-cell office:value-type="float" office:value="0.675963647759323" calcext:value-type="float">
            <text:p>0.675963647759323</text:p>
          </table:table-cell>
          <table:table-cell office:value-type="float" office:value="0.855531181447822" calcext:value-type="float">
            <text:p>0.855531181447822</text:p>
          </table:table-cell>
          <table:table-cell office:value-type="float" office:value="0.88937637104356" calcext:value-type="float">
            <text:p>0.88937637104356</text:p>
          </table:table-cell>
          <table:table-cell office:value-type="float" office:value="0.724104090580941" calcext:value-type="float">
            <text:p>0.724104090580941</text:p>
          </table:table-cell>
          <table:table-cell office:value-type="float" office:value="0.0233990147783251" calcext:value-type="float">
            <text:p>0.023399014778325</text:p>
          </table:table-cell>
          <table:table-cell office:value-type="float" office:value="0.0895935960591133" calcext:value-type="float">
            <text:p>0.089593596059113</text:p>
          </table:table-cell>
          <table:table-cell office:value-type="float" office:value="0.315886699507389" calcext:value-type="float">
            <text:p>0.315886699507389</text:p>
          </table:table-cell>
          <table:table-cell office:value-type="float" office:value="0.0338669950738916" calcext:value-type="float">
            <text:p>0.033866995073892</text:p>
          </table:table-cell>
          <table:table-cell office:value-type="float" office:value="0.68442118226601" calcext:value-type="float">
            <text:p>0.68442118226601</text:p>
          </table:table-cell>
          <table:table-cell office:value-type="float" office:value="0.761083743842364" calcext:value-type="float">
            <text:p>0.761083743842364</text:p>
          </table:table-cell>
          <table:table-cell office:value-type="float" office:value="0.501031633695654" calcext:value-type="float">
            <text:p>0.501031633695654</text:p>
          </table:table-cell>
          <table:table-cell office:value-type="float" office:value="0.00990332142164603" calcext:value-type="float">
            <text:p>0.009903321421646</text:p>
          </table:table-cell>
          <table:table-cell office:value-type="float" office:value="0.0459708025153051" calcext:value-type="float">
            <text:p>0.045970802515305</text:p>
          </table:table-cell>
          <table:table-cell office:value-type="float" office:value="0.498642621679274" calcext:value-type="float">
            <text:p>0.498642621679274</text:p>
          </table:table-cell>
        </table:table-row>
        <table:table-row table:style-name="ro1">
          <table:table-cell office:value-type="string" calcext:value-type="string">
            <text:p>Injected RST/FIN-ACK</text:p>
          </table:table-cell>
          <table:table-cell office:value-type="string" calcext:value-type="string">
            <text:p>Bad SEQ</text:p>
          </table:table-cell>
          <table:table-cell office:value-type="string" calcext:value-type="string">
            <text:p>Zeek</text:p>
          </table:table-cell>
          <table:table-cell office:value-type="float" office:value="0.999413426746036" calcext:value-type="float">
            <text:p>0.999413426746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5352554062472" calcext:value-type="float">
            <text:p>0.001253525540625</text:p>
          </table:table-cell>
          <table:table-cell office:value-type="float" office:value="0.818603213844252" calcext:value-type="float">
            <text:p>0.818603213844252</text:p>
          </table:table-cell>
          <table:table-cell office:value-type="float" office:value="0.921817058096415" calcext:value-type="float">
            <text:p>0.921817058096415</text:p>
          </table:table-cell>
          <table:table-cell office:value-type="float" office:value="0.953955500618047" calcext:value-type="float">
            <text:p>0.953955500618047</text:p>
          </table:table-cell>
          <table:table-cell office:value-type="float" office:value="0.976433394404135" calcext:value-type="float">
            <text:p>0.976433394404135</text:p>
          </table:table-cell>
          <table:table-cell office:value-type="float" office:value="0.458743842364532" calcext:value-type="float">
            <text:p>0.458743842364532</text:p>
          </table:table-cell>
          <table:table-cell office:value-type="float" office:value="0.79064039408867" calcext:value-type="float">
            <text:p>0.79064039408867</text:p>
          </table:table-cell>
          <table:table-cell office:value-type="float" office:value="0.073867942402304" calcext:value-type="float">
            <text:p>0.073867942402304</text:p>
          </table:table-cell>
          <table:table-cell office:value-type="float" office:value="0.470135467980296" calcext:value-type="float">
            <text:p>0.470135467980296</text:p>
          </table:table-cell>
          <table:table-cell office:value-type="float" office:value="0.800184729064039" calcext:value-type="float">
            <text:p>0.800184729064039</text:p>
          </table:table-cell>
          <table:table-cell office:value-type="float" office:value="0.874076354679803" calcext:value-type="float">
            <text:p>0.874076354679803</text:p>
          </table:table-cell>
          <table:table-cell office:value-type="float" office:value="0.499823852224666" calcext:value-type="float">
            <text:p>0.499823852224666</text:p>
          </table:table-cell>
          <table:table-cell office:value-type="float" office:value="0.0114461988066729" calcext:value-type="float">
            <text:p>0.011446198806673</text:p>
          </table:table-cell>
          <table:table-cell office:value-type="float" office:value="0.0483960438906252" calcext:value-type="float">
            <text:p>0.048396043890625</text:p>
          </table:table-cell>
          <table:table-cell office:value-type="float" office:value="0.499032620313631" calcext:value-type="float">
            <text:p>0.499032620313631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Bad ACK Num</text:p>
          </table:table-cell>
          <table:table-cell office:value-type="string" calcext:value-type="string">
            <text:p>Zeek</text:p>
          </table:table-cell>
          <table:table-cell office:value-type="float" office:value="0.800105955074853" calcext:value-type="float">
            <text:p>0.800105955074853</text:p>
          </table:table-cell>
          <table:table-cell office:value-type="float" office:value="0.0326594090202177" calcext:value-type="float">
            <text:p>0.032659409020218</text:p>
          </table:table-cell>
          <table:table-cell office:value-type="float" office:value="0.393468118195957" calcext:value-type="float">
            <text:p>0.393468118195957</text:p>
          </table:table-cell>
          <table:table-cell office:value-type="float" office:value="0.292071450956382" calcext:value-type="float">
            <text:p>0.292071450956382</text:p>
          </table:table-cell>
          <table:table-cell office:value-type="float" office:value="0.779160186625194" calcext:value-type="float">
            <text:p>0.779160186625194</text:p>
          </table:table-cell>
          <table:table-cell office:value-type="float" office:value="0.889891135303266" calcext:value-type="float">
            <text:p>0.889891135303266</text:p>
          </table:table-cell>
          <table:table-cell office:value-type="float" office:value="0.915085536547434" calcext:value-type="float">
            <text:p>0.915085536547434</text:p>
          </table:table-cell>
          <table:table-cell office:value-type="float" office:value="0.512115972466573" calcext:value-type="float">
            <text:p>0.512115972466573</text:p>
          </table:table-cell>
          <table:table-cell office:value-type="float" office:value="0.0129310344827586" calcext:value-type="float">
            <text:p>0.012931034482759</text:p>
          </table:table-cell>
          <table:table-cell office:value-type="float" office:value="0.0581896551724138" calcext:value-type="float">
            <text:p>0.058189655172414</text:p>
          </table:table-cell>
          <table:table-cell office:value-type="float" office:value="0.481988916256158" calcext:value-type="float">
            <text:p>0.481988916256158</text:p>
          </table:table-cell>
          <table:table-cell office:value-type="float" office:value="0.0274014778325123" calcext:value-type="float">
            <text:p>0.027401477832512</text:p>
          </table:table-cell>
          <table:table-cell office:value-type="float" office:value="0.629310344827586" calcext:value-type="float">
            <text:p>0.629310344827586</text:p>
          </table:table-cell>
          <table:table-cell office:value-type="float" office:value="0.762007389162562" calcext:value-type="float">
            <text:p>0.762007389162562</text:p>
          </table:table-cell>
          <table:table-cell office:value-type="float" office:value="0.505665339989119" calcext:value-type="float">
            <text:p>0.505665339989119</text:p>
          </table:table-cell>
          <table:table-cell office:value-type="float" office:value="0.0099543464959759" calcext:value-type="float">
            <text:p>0.009954346495976</text:p>
          </table:table-cell>
          <table:table-cell office:value-type="float" office:value="0.0461829905398409" calcext:value-type="float">
            <text:p>0.046182990539841</text:p>
          </table:table-cell>
          <table:table-cell office:value-type="float" office:value="0.496544120766193" calcext:value-type="float">
            <text:p>0.496544120766193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Overlapping</text:p>
          </table:table-cell>
          <table:table-cell office:value-type="string" calcext:value-type="string">
            <text:p>Zeek</text:p>
          </table:table-cell>
          <table:table-cell office:value-type="float" office:value="0.800000487373849" calcext:value-type="float">
            <text:p>0.800000487373849</text:p>
          </table:table-cell>
          <table:table-cell office:value-type="float" office:value="0.0326594090202177" calcext:value-type="float">
            <text:p>0.032659409020218</text:p>
          </table:table-cell>
          <table:table-cell office:value-type="float" office:value="0.393468118195957" calcext:value-type="float">
            <text:p>0.393468118195957</text:p>
          </table:table-cell>
          <table:table-cell office:value-type="float" office:value="0.292071450956147" calcext:value-type="float">
            <text:p>0.292071450956147</text:p>
          </table:table-cell>
          <table:table-cell office:value-type="float" office:value="0.780715396578538" calcext:value-type="float">
            <text:p>0.780715396578538</text:p>
          </table:table-cell>
          <table:table-cell office:value-type="float" office:value="0.892379471228616" calcext:value-type="float">
            <text:p>0.892379471228616</text:p>
          </table:table-cell>
          <table:table-cell office:value-type="float" office:value="0.914463452566096" calcext:value-type="float">
            <text:p>0.914463452566096</text:p>
          </table:table-cell>
          <table:table-cell office:value-type="float" office:value="0.511613673969885" calcext:value-type="float">
            <text:p>0.511613673969885</text:p>
          </table:table-cell>
          <table:table-cell office:value-type="float" office:value="0.0129310344827586" calcext:value-type="float">
            <text:p>0.012931034482759</text:p>
          </table:table-cell>
          <table:table-cell office:value-type="float" office:value="0.0581896551724138" calcext:value-type="float">
            <text:p>0.058189655172414</text:p>
          </table:table-cell>
          <table:table-cell office:value-type="float" office:value="0.482142857142858" calcext:value-type="float">
            <text:p>0.482142857142858</text:p>
          </table:table-cell>
          <table:table-cell office:value-type="float" office:value="0.0274014778325123" calcext:value-type="float">
            <text:p>0.027401477832512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762931034482759" calcext:value-type="float">
            <text:p>0.762931034482759</text:p>
          </table:table-cell>
          <table:table-cell office:value-type="float" office:value="0.505660732497397" calcext:value-type="float">
            <text:p>0.505660732497397</text:p>
          </table:table-cell>
          <table:table-cell office:value-type="float" office:value="0.0099543464959759" calcext:value-type="float">
            <text:p>0.009954346495976</text:p>
          </table:table-cell>
          <table:table-cell office:value-type="float" office:value="0.0461829905398409" calcext:value-type="float">
            <text:p>0.046182990539841</text:p>
          </table:table-cell>
          <table:table-cell office:value-type="float" office:value="0.496459197288601" calcext:value-type="float">
            <text:p>0.496459197288601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wo/ ACK Flag</text:p>
          </table:table-cell>
          <table:table-cell office:value-type="string" calcext:value-type="string">
            <text:p>Zeek</text:p>
          </table:table-cell>
          <table:table-cell office:value-type="float" office:value="0.921971592927816" calcext:value-type="float">
            <text:p>0.921971592927816</text:p>
          </table:table-cell>
          <table:table-cell office:value-type="float" office:value="0.471228615863141" calcext:value-type="float">
            <text:p>0.471228615863141</text:p>
          </table:table-cell>
          <table:table-cell office:value-type="float" office:value="0.801244167962675" calcext:value-type="float">
            <text:p>0.801244167962675</text:p>
          </table:table-cell>
          <table:table-cell office:value-type="float" office:value="0.141835147744946" calcext:value-type="float">
            <text:p>0.141835147744946</text:p>
          </table:table-cell>
          <table:table-cell office:value-type="float" office:value="0.813063763608087" calcext:value-type="float">
            <text:p>0.813063763608087</text:p>
          </table:table-cell>
          <table:table-cell office:value-type="float" office:value="0.891135303265941" calcext:value-type="float">
            <text:p>0.891135303265941</text:p>
          </table:table-cell>
          <table:table-cell office:value-type="float" office:value="0.914152410575428" calcext:value-type="float">
            <text:p>0.914152410575428</text:p>
          </table:table-cell>
          <table:table-cell office:value-type="float" office:value="0.747850467661797" calcext:value-type="float">
            <text:p>0.747850467661797</text:p>
          </table:table-cell>
          <table:table-cell office:value-type="float" office:value="0.0289408866995074" calcext:value-type="float">
            <text:p>0.028940886699507</text:p>
          </table:table-cell>
          <table:table-cell office:value-type="float" office:value="0.141009852216749" calcext:value-type="float">
            <text:p>0.141009852216749</text:p>
          </table:table-cell>
          <table:table-cell office:value-type="float" office:value="0.350369458128082" calcext:value-type="float">
            <text:p>0.350369458128082</text:p>
          </table:table-cell>
          <table:table-cell office:value-type="float" office:value="0.112068965517241" calcext:value-type="float">
            <text:p>0.112068965517241</text:p>
          </table:table-cell>
          <table:table-cell office:value-type="float" office:value="0.786637931034483" calcext:value-type="float">
            <text:p>0.786637931034483</text:p>
          </table:table-cell>
          <table:table-cell office:value-type="float" office:value="0.870073891625616" calcext:value-type="float">
            <text:p>0.870073891625616</text:p>
          </table:table-cell>
          <table:table-cell office:value-type="float" office:value="0.505594368417871" calcext:value-type="float">
            <text:p>0.505594368417871</text:p>
          </table:table-cell>
          <table:table-cell office:value-type="float" office:value="0.0099543464959759" calcext:value-type="float">
            <text:p>0.009954346495976</text:p>
          </table:table-cell>
          <table:table-cell office:value-type="float" office:value="0.0461829905398409" calcext:value-type="float">
            <text:p>0.046182990539841</text:p>
          </table:table-cell>
          <table:table-cell office:value-type="float" office:value="0.497130355766832" calcext:value-type="float">
            <text:p>0.497130355766832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Multiple (SYN)</text:p>
          </table:table-cell>
          <table:table-cell office:value-type="string" calcext:value-type="string">
            <text:p>Zeek</text:p>
          </table:table-cell>
          <table:table-cell office:value-type="float" office:value="0.999374980389453" calcext:value-type="float">
            <text:p>0.999374980389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40144156212405" calcext:value-type="float">
            <text:p>0.000940144156212</text:p>
          </table:table-cell>
          <table:table-cell office:value-type="float" office:value="0.800679851668727" calcext:value-type="float">
            <text:p>0.800679851668727</text:p>
          </table:table-cell>
          <table:table-cell office:value-type="float" office:value="0.915018541409147" calcext:value-type="float">
            <text:p>0.915018541409147</text:p>
          </table:table-cell>
          <table:table-cell office:value-type="float" office:value="0.952101359703337" calcext:value-type="float">
            <text:p>0.952101359703337</text:p>
          </table:table-cell>
          <table:table-cell office:value-type="float" office:value="0.986019627083889" calcext:value-type="float">
            <text:p>0.986019627083889</text:p>
          </table:table-cell>
          <table:table-cell office:value-type="float" office:value="0.525862068965517" calcext:value-type="float">
            <text:p>0.525862068965517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049425287356321" calcext:value-type="float">
            <text:p>0.049425287356321</text:p>
          </table:table-cell>
          <table:table-cell office:value-type="float" office:value="0.457204433497537" calcext:value-type="float">
            <text:p>0.457204433497537</text:p>
          </table:table-cell>
          <table:table-cell office:value-type="float" office:value="0.791871921182266" calcext:value-type="float">
            <text:p>0.791871921182266</text:p>
          </table:table-cell>
          <table:table-cell office:value-type="float" office:value="0.867610837438424" calcext:value-type="float">
            <text:p>0.867610837438424</text:p>
          </table:table-cell>
          <table:table-cell office:value-type="float" office:value="0.499731621191786" calcext:value-type="float">
            <text:p>0.499731621191786</text:p>
          </table:table-cell>
          <table:table-cell office:value-type="float" office:value="0.0114461988066729" calcext:value-type="float">
            <text:p>0.011446198806673</text:p>
          </table:table-cell>
          <table:table-cell office:value-type="float" office:value="0.048057799245038" calcext:value-type="float">
            <text:p>0.048057799245038</text:p>
          </table:table-cell>
          <table:table-cell office:value-type="float" office:value="0.500493837182555" calcext:value-type="float">
            <text:p>0.500493837182555</text:p>
          </table:table-cell>
        </table:table-row>
        <table:table-row table:style-name="ro1">
          <table:table-cell office:value-type="string" calcext:value-type="string">
            <text:p>Injected FIN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Zeek</text:p>
          </table:table-cell>
          <table:table-cell office:value-type="float" office:value="0.990084471584366" calcext:value-type="float">
            <text:p>0.990084471584366</text:p>
          </table:table-cell>
          <table:table-cell office:value-type="float" office:value="0.642459826946848" calcext:value-type="float">
            <text:p>0.642459826946848</text:p>
          </table:table-cell>
          <table:table-cell office:value-type="float" office:value="0.994437577255872" calcext:value-type="float">
            <text:p>0.994437577255872</text:p>
          </table:table-cell>
          <table:table-cell office:value-type="float" office:value="0.0271631982475228" calcext:value-type="float">
            <text:p>0.027163198247523</text:p>
          </table:table-cell>
          <table:table-cell office:value-type="float" office:value="0.69283065512979" calcext:value-type="float">
            <text:p>0.69283065512979</text:p>
          </table:table-cell>
          <table:table-cell office:value-type="float" office:value="0.896477132262052" calcext:value-type="float">
            <text:p>0.896477132262052</text:p>
          </table:table-cell>
          <table:table-cell office:value-type="float" office:value="0.943139678615575" calcext:value-type="float">
            <text:p>0.943139678615575</text:p>
          </table:table-cell>
          <table:table-cell office:value-type="float" office:value="0.884170383745056" calcext:value-type="float">
            <text:p>0.884170383745056</text:p>
          </table:table-cell>
          <table:table-cell office:value-type="float" office:value="0.0889778325123153" calcext:value-type="float">
            <text:p>0.088977832512315</text:p>
          </table:table-cell>
          <table:table-cell office:value-type="float" office:value="0.197352216748769" calcext:value-type="float">
            <text:p>0.197352216748769</text:p>
          </table:table-cell>
          <table:table-cell office:value-type="float" office:value="0.18041871921077" calcext:value-type="float">
            <text:p>0.18041871921077</text:p>
          </table:table-cell>
          <table:table-cell office:value-type="float" office:value="0.212746305418719" calcext:value-type="float">
            <text:p>0.212746305418719</text:p>
          </table:table-cell>
          <table:table-cell office:value-type="float" office:value="0.790332512315271" calcext:value-type="float">
            <text:p>0.790332512315271</text:p>
          </table:table-cell>
          <table:table-cell office:value-type="float" office:value="0.876231527093596" calcext:value-type="float">
            <text:p>0.876231527093596</text:p>
          </table:table-cell>
          <table:table-cell office:value-type="float" office:value="0.499697845396897" calcext:value-type="float">
            <text:p>0.499697845396897</text:p>
          </table:table-cell>
          <table:table-cell office:value-type="float" office:value="0.0114461988066729" calcext:value-type="float">
            <text:p>0.011446198806673</text:p>
          </table:table-cell>
          <table:table-cell office:value-type="float" office:value="0.0479630907442735" calcext:value-type="float">
            <text:p>0.047963090744274</text:p>
          </table:table-cell>
          <table:table-cell office:value-type="float" office:value="0.500345009538498" calcext:value-type="float">
            <text:p>0.500345009538498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Bad SEQ</text:p>
          </table:table-cell>
          <table:table-cell office:value-type="string" calcext:value-type="string">
            <text:p>Zeek</text:p>
          </table:table-cell>
          <table:table-cell office:value-type="float" office:value="0.998941224139741" calcext:value-type="float">
            <text:p>0.998941224139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70072077681284" calcext:value-type="float">
            <text:p>0.004700720776813</text:p>
          </table:table-cell>
          <table:table-cell office:value-type="float" office:value="0.801297898640297" calcext:value-type="float">
            <text:p>0.801297898640297</text:p>
          </table:table-cell>
          <table:table-cell office:value-type="float" office:value="0.920580964153276" calcext:value-type="float">
            <text:p>0.920580964153276</text:p>
          </table:table-cell>
          <table:table-cell office:value-type="float" office:value="0.953028430160692" calcext:value-type="float">
            <text:p>0.953028430160692</text:p>
          </table:table-cell>
          <table:table-cell office:value-type="float" office:value="0.933120362815162" calcext:value-type="float">
            <text:p>0.933120362815162</text:p>
          </table:table-cell>
          <table:table-cell office:value-type="float" office:value="0.156403940886699" calcext:value-type="float">
            <text:p>0.156403940886699</text:p>
          </table:table-cell>
          <table:table-cell office:value-type="float" office:value="0.391933497536946" calcext:value-type="float">
            <text:p>0.391933497536946</text:p>
          </table:table-cell>
          <table:table-cell office:value-type="float" office:value="0.105582922824302" calcext:value-type="float">
            <text:p>0.105582922824302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793411330049261" calcext:value-type="float">
            <text:p>0.793411330049261</text:p>
          </table:table-cell>
          <table:table-cell office:value-type="float" office:value="0.876539408866995" calcext:value-type="float">
            <text:p>0.876539408866995</text:p>
          </table:table-cell>
          <table:table-cell office:value-type="float" office:value="0.499575956463065" calcext:value-type="float">
            <text:p>0.499575956463065</text:p>
          </table:table-cell>
          <table:table-cell office:value-type="float" office:value="0.0114461988066729" calcext:value-type="float">
            <text:p>0.011446198806673</text:p>
          </table:table-cell>
          <table:table-cell office:value-type="float" office:value="0.0474489588829809" calcext:value-type="float">
            <text:p>0.047448958882981</text:p>
          </table:table-cell>
          <table:table-cell office:value-type="float" office:value="0.500473504925749" calcext:value-type="float">
            <text:p>0.500473504925749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w/ Payload</text:p>
          </table:table-cell>
          <table:table-cell office:value-type="string" calcext:value-type="string">
            <text:p>Zeek</text:p>
          </table:table-cell>
          <table:table-cell office:value-type="float" office:value="0.782439859205237" calcext:value-type="float">
            <text:p>0.782439859205237</text:p>
          </table:table-cell>
          <table:table-cell office:value-type="float" office:value="0.0125352554058289" calcext:value-type="float">
            <text:p>0.012535255405829</text:p>
          </table:table-cell>
          <table:table-cell office:value-type="float" office:value="0.0849263553744908" calcext:value-type="float">
            <text:p>0.084926355374491</text:p>
          </table:table-cell>
          <table:table-cell office:value-type="float" office:value="0.29520526480727" calcext:value-type="float">
            <text:p>0.29520526480727</text:p>
          </table:table-cell>
          <table:table-cell office:value-type="float" office:value="0.470385459103729" calcext:value-type="float">
            <text:p>0.470385459103729</text:p>
          </table:table-cell>
          <table:table-cell office:value-type="float" office:value="0.66812911313068" calcext:value-type="float">
            <text:p>0.66812911313068</text:p>
          </table:table-cell>
          <table:table-cell office:value-type="float" office:value="0.722970855531181" calcext:value-type="float">
            <text:p>0.722970855531181</text:p>
          </table:table-cell>
          <table:table-cell office:value-type="float" office:value="0.577027649830741" calcext:value-type="float">
            <text:p>0.577027649830741</text:p>
          </table:table-cell>
          <table:table-cell office:value-type="float" office:value="0.00523399014778325" calcext:value-type="float">
            <text:p>0.005233990147783</text:p>
          </table:table-cell>
          <table:table-cell office:value-type="float" office:value="0.0480295566502463" calcext:value-type="float">
            <text:p>0.048029556650246</text:p>
          </table:table-cell>
          <table:table-cell office:value-type="float" office:value="0.434729064040232" calcext:value-type="float">
            <text:p>0.434729064040232</text:p>
          </table:table-cell>
          <table:table-cell office:value-type="float" office:value="0.815270935960591" calcext:value-type="float">
            <text:p>0.815270935960591</text:p>
          </table:table-cell>
          <table:table-cell office:value-type="float" office:value="0.820812807881773" calcext:value-type="float">
            <text:p>0.820812807881773</text:p>
          </table:table-cell>
          <table:table-cell office:value-type="float" office:value="0.824507389162562" calcext:value-type="float">
            <text:p>0.824507389162562</text:p>
          </table:table-cell>
          <table:table-cell office:value-type="float" office:value="0.496324599769665" calcext:value-type="float">
            <text:p>0.496324599769665</text:p>
          </table:table-cell>
          <table:table-cell office:value-type="float" office:value="0.011957766187508" calcext:value-type="float">
            <text:p>0.011957766187508</text:p>
          </table:table-cell>
          <table:table-cell office:value-type="float" office:value="0.0490183606835432" calcext:value-type="float">
            <text:p>0.049018360683543</text:p>
          </table:table-cell>
          <table:table-cell office:value-type="float" office:value="0.502947038121469" calcext:value-type="float">
            <text:p>0.502947038121469</text:p>
          </table:table-cell>
        </table:table-row>
        <table:table-row table:style-name="ro1">
          <table:table-cell office:value-type="string" calcext:value-type="string">
            <text:p>Data Packet (ACK)</text:p>
          </table:table-cell>
          <table:table-cell office:value-type="string" calcext:value-type="string">
            <text:p>Underflow SEQ</text:p>
          </table:table-cell>
          <table:table-cell office:value-type="string" calcext:value-type="string">
            <text:p>Zeek</text:p>
          </table:table-cell>
          <table:table-cell office:value-type="float" office:value="0.97694957643427" calcext:value-type="float">
            <text:p>0.97694957643427</text:p>
          </table:table-cell>
          <table:table-cell office:value-type="float" office:value="0.942651206518333" calcext:value-type="float">
            <text:p>0.942651206518333</text:p>
          </table:table-cell>
          <table:table-cell office:value-type="float" office:value="0.949858978376684" calcext:value-type="float">
            <text:p>0.949858978376684</text:p>
          </table:table-cell>
          <table:table-cell office:value-type="float" office:value="0.0495142588530241" calcext:value-type="float">
            <text:p>0.049514258853024</text:p>
          </table:table-cell>
          <table:table-cell office:value-type="float" office:value="0.738013162018176" calcext:value-type="float">
            <text:p>0.738013162018176</text:p>
          </table:table-cell>
          <table:table-cell office:value-type="float" office:value="0.858664995299279" calcext:value-type="float">
            <text:p>0.858664995299279</text:p>
          </table:table-cell>
          <table:table-cell office:value-type="float" office:value="0.894077091820746" calcext:value-type="float">
            <text:p>0.894077091820746</text:p>
          </table:table-cell>
          <table:table-cell office:value-type="float" office:value="0.91546583611893" calcext:value-type="float">
            <text:p>0.91546583611893</text:p>
          </table:table-cell>
          <table:table-cell office:value-type="float" office:value="0.783251231527094" calcext:value-type="float">
            <text:p>0.783251231527094</text:p>
          </table:table-cell>
          <table:table-cell office:value-type="float" office:value="0.81865763546798" calcext:value-type="float">
            <text:p>0.81865763546798</text:p>
          </table:table-cell>
          <table:table-cell office:value-type="float" office:value="0.152555418719212" calcext:value-type="float">
            <text:p>0.152555418719212</text:p>
          </table:table-cell>
          <table:table-cell office:value-type="float" office:value="0.416564039408867" calcext:value-type="float">
            <text:p>0.416564039408867</text:p>
          </table:table-cell>
          <table:table-cell office:value-type="float" office:value="0.694581280788177" calcext:value-type="float">
            <text:p>0.694581280788177</text:p>
          </table:table-cell>
          <table:table-cell office:value-type="float" office:value="0.767549261083744" calcext:value-type="float">
            <text:p>0.767549261083744</text:p>
          </table:table-cell>
          <table:table-cell office:value-type="float" office:value="0.500602339865985" calcext:value-type="float">
            <text:p>0.500602339865985</text:p>
          </table:table-cell>
          <table:table-cell office:value-type="float" office:value="0.011957766187508" calcext:value-type="float">
            <text:p>0.011957766187508</text:p>
          </table:table-cell>
          <table:table-cell office:value-type="float" office:value="0.0488911504049527" calcext:value-type="float">
            <text:p>0.048891150404953</text:p>
          </table:table-cell>
          <table:table-cell office:value-type="float" office:value="0.499095380788384" calcext:value-type="float">
            <text:p>0.499095380788384</text:p>
          </table:table-cell>
        </table:table-row>
        <table:table-row table:style-name="ro1">
          <table:table-cell office:value-type="string" calcext:value-type="string">
            <text:p>#Libera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valid IP Header Length</text:p>
          </table:table-cell>
          <table:table-cell office:value-type="string" calcext:value-type="string">
            <text:p>Max</text:p>
          </table:table-cell>
          <table:table-cell office:value-type="float" office:value="0.982156496979958" calcext:value-type="float">
            <text:p>0.982156496979958</text:p>
          </table:table-cell>
          <table:table-cell office:value-type="float" office:value="0.0653917334978409" calcext:value-type="float">
            <text:p>0.065391733497841</text:p>
          </table:table-cell>
          <table:table-cell office:value-type="float" office:value="0.989512646514497" calcext:value-type="float">
            <text:p>0.989512646514497</text:p>
          </table:table-cell>
          <table:table-cell office:value-type="float" office:value="0.0282043246617023" calcext:value-type="float">
            <text:p>0.028204324661702</text:p>
          </table:table-cell>
          <table:table-cell office:value-type="float" office:value="0.859037631091918" calcext:value-type="float">
            <text:p>0.859037631091918</text:p>
          </table:table-cell>
          <table:table-cell office:value-type="float" office:value="0.952498457742134" calcext:value-type="float">
            <text:p>0.952498457742134</text:p>
          </table:table-cell>
          <table:table-cell office:value-type="float" office:value="0.975632325724861" calcext:value-type="float">
            <text:p>0.975632325724861</text:p>
          </table:table-cell>
          <table:table-cell office:value-type="float" office:value="0.964972997782645" calcext:value-type="float">
            <text:p>0.964972997782645</text:p>
          </table:table-cell>
          <table:table-cell office:value-type="float" office:value="0.340209359605911" calcext:value-type="float">
            <text:p>0.340209359605911</text:p>
          </table:table-cell>
          <table:table-cell office:value-type="float" office:value="0.736761083743842" calcext:value-type="float">
            <text:p>0.736761083743842</text:p>
          </table:table-cell>
          <table:table-cell office:value-type="float" office:value="0.086822660099617" calcext:value-type="float">
            <text:p>0.086822660099617</text:p>
          </table:table-cell>
          <table:table-cell office:value-type="float" office:value="0.419027093596059" calcext:value-type="float">
            <text:p>0.419027093596059</text:p>
          </table:table-cell>
          <table:table-cell office:value-type="float" office:value="0.765394088669951" calcext:value-type="float">
            <text:p>0.765394088669951</text:p>
          </table:table-cell>
          <table:table-cell office:value-type="float" office:value="0.890394088669951" calcext:value-type="float">
            <text:p>0.890394088669951</text:p>
          </table:table-cell>
          <table:table-cell office:value-type="float" office:value="0.501050667692231" calcext:value-type="float">
            <text:p>0.501050667692231</text:p>
          </table:table-cell>
          <table:table-cell office:value-type="float" office:value="0.00881966367354961" calcext:value-type="float">
            <text:p>0.00881966367355</text:p>
          </table:table-cell>
          <table:table-cell office:value-type="float" office:value="0.0460022847596703" calcext:value-type="float">
            <text:p>0.04600228475967</text:p>
          </table:table-cell>
          <table:table-cell office:value-type="float" office:value="0.49906030045818" calcext:value-type="float">
            <text:p>0.49906030045818</text:p>
          </table:table-cell>
          <table:table-cell/>
        </table:table-row>
        <table:table-row table:style-name="ro1">
          <table:table-cell office:value-type="string" calcext:value-type="string">
            <text:p>Invalid IP Header Length</text:p>
          </table:table-cell>
          <table:table-cell office:value-type="string" calcext:value-type="string">
            <text:p>Min</text:p>
          </table:table-cell>
          <table:table-cell office:value-type="float" office:value="0.932017544709142" calcext:value-type="float">
            <text:p>0.932017544709142</text:p>
          </table:table-cell>
          <table:table-cell office:value-type="float" office:value="0.0253399258343634" calcext:value-type="float">
            <text:p>0.025339925834364</text:p>
          </table:table-cell>
          <table:table-cell office:value-type="float" office:value="0.446847960444994" calcext:value-type="float">
            <text:p>0.446847960444994</text:p>
          </table:table-cell>
          <table:table-cell office:value-type="float" office:value="0.0965214666242182" calcext:value-type="float">
            <text:p>0.096521466624218</text:p>
          </table:table-cell>
          <table:table-cell office:value-type="float" office:value="0.696847960444994" calcext:value-type="float">
            <text:p>0.696847960444994</text:p>
          </table:table-cell>
          <table:table-cell office:value-type="float" office:value="0.892768850432633" calcext:value-type="float">
            <text:p>0.892768850432633</text:p>
          </table:table-cell>
          <table:table-cell office:value-type="float" office:value="0.938504326328801" calcext:value-type="float">
            <text:p>0.938504326328801</text:p>
          </table:table-cell>
          <table:table-cell office:value-type="float" office:value="0.830795030742678" calcext:value-type="float">
            <text:p>0.830795030742678</text:p>
          </table:table-cell>
          <table:table-cell office:value-type="float" office:value="0.0314039408866995" calcext:value-type="float">
            <text:p>0.0314039408867</text:p>
          </table:table-cell>
          <table:table-cell office:value-type="float" office:value="0.106834975369458" calcext:value-type="float">
            <text:p>0.106834975369458</text:p>
          </table:table-cell>
          <table:table-cell office:value-type="float" office:value="0.23676108374374" calcext:value-type="float">
            <text:p>0.23676108374374</text:p>
          </table:table-cell>
          <table:table-cell office:value-type="float" office:value="0.0520320197044335" calcext:value-type="float">
            <text:p>0.052032019704434</text:p>
          </table:table-cell>
          <table:table-cell office:value-type="float" office:value="0.598830049261084" calcext:value-type="float">
            <text:p>0.598830049261084</text:p>
          </table:table-cell>
          <table:table-cell office:value-type="float" office:value="0.754926108374384" calcext:value-type="float">
            <text:p>0.754926108374384</text:p>
          </table:table-cell>
          <table:table-cell office:value-type="float" office:value="0.50147766711294" calcext:value-type="float">
            <text:p>0.50147766711294</text:p>
          </table:table-cell>
          <table:table-cell office:value-type="float" office:value="0.00975043849351582" calcext:value-type="float">
            <text:p>0.009750438493516</text:p>
          </table:table-cell>
          <table:table-cell office:value-type="float" office:value="0.0496775173671054" calcext:value-type="float">
            <text:p>0.049677517367105</text:p>
          </table:table-cell>
          <table:table-cell office:value-type="float" office:value="0.498286557064293" calcext:value-type="float">
            <text:p>0.498286557064293</text:p>
          </table:table-cell>
          <table:table-cell/>
        </table:table-row>
        <table:table-row table:style-name="ro1">
          <table:table-cell office:value-type="string" calcext:value-type="string">
            <text:p>Invalid IP Version</text:p>
          </table:table-cell>
          <table:table-cell office:value-type="string" calcext:value-type="string">
            <text:p>Min</text:p>
          </table:table-cell>
          <table:table-cell office:value-type="float" office:value="0.984417540773895" calcext:value-type="float">
            <text:p>0.984417540773895</text:p>
          </table:table-cell>
          <table:table-cell office:value-type="float" office:value="0.191548426896977" calcext:value-type="float">
            <text:p>0.191548426896977</text:p>
          </table:table-cell>
          <table:table-cell office:value-type="float" office:value="0.991054904380012" calcext:value-type="float">
            <text:p>0.991054904380012</text:p>
          </table:table-cell>
          <table:table-cell office:value-type="float" office:value="0.0253838921960995" calcext:value-type="float">
            <text:p>0.0253838921961</text:p>
          </table:table-cell>
          <table:table-cell office:value-type="float" office:value="0.863047501542258" calcext:value-type="float">
            <text:p>0.863047501542258</text:p>
          </table:table-cell>
          <table:table-cell office:value-type="float" office:value="0.950339296730413" calcext:value-type="float">
            <text:p>0.950339296730413</text:p>
          </table:table-cell>
          <table:table-cell office:value-type="float" office:value="0.972547809993831" calcext:value-type="float">
            <text:p>0.972547809993831</text:p>
          </table:table-cell>
          <table:table-cell office:value-type="float" office:value="0.883390252281055" calcext:value-type="float">
            <text:p>0.883390252281055</text:p>
          </table:table-cell>
          <table:table-cell office:value-type="float" office:value="0.041871921182266" calcext:value-type="float">
            <text:p>0.041871921182266</text:p>
          </table:table-cell>
          <table:table-cell office:value-type="float" office:value="0.147167487684729" calcext:value-type="float">
            <text:p>0.147167487684729</text:p>
          </table:table-cell>
          <table:table-cell office:value-type="float" office:value="0.160714285714152" calcext:value-type="float">
            <text:p>0.160714285714152</text:p>
          </table:table-cell>
          <table:table-cell office:value-type="float" office:value="0.100369458128079" calcext:value-type="float">
            <text:p>0.100369458128079</text:p>
          </table:table-cell>
          <table:table-cell office:value-type="float" office:value="0.764778325123153" calcext:value-type="float">
            <text:p>0.764778325123153</text:p>
          </table:table-cell>
          <table:table-cell office:value-type="float" office:value="0.890086206896552" calcext:value-type="float">
            <text:p>0.890086206896552</text:p>
          </table:table-cell>
          <table:table-cell office:value-type="float" office:value="0.500615749890263" calcext:value-type="float">
            <text:p>0.500615749890263</text:p>
          </table:table-cell>
          <table:table-cell office:value-type="float" office:value="0.00895478386910538" calcext:value-type="float">
            <text:p>0.008954783869105</text:p>
          </table:table-cell>
          <table:table-cell office:value-type="float" office:value="0.0457074770602759" calcext:value-type="float">
            <text:p>0.045707477060276</text:p>
          </table:table-cell>
          <table:table-cell office:value-type="float" office:value="0.499874844693643" calcext:value-type="float">
            <text:p>0.499874844693643</text:p>
          </table:table-cell>
          <table:table-cell/>
        </table:table-row>
        <table:table-row table:style-name="ro1">
          <table:table-cell office:value-type="string" calcext:value-type="string">
            <text:p>Bad IP Length (Too Long)</text:p>
          </table:table-cell>
          <table:table-cell office:value-type="string" calcext:value-type="string">
            <text:p>Max</text:p>
          </table:table-cell>
          <table:table-cell office:value-type="float" office:value="0.928293757253348" calcext:value-type="float">
            <text:p>0.928293757253348</text:p>
          </table:table-cell>
          <table:table-cell office:value-type="float" office:value="0.0339296730413325" calcext:value-type="float">
            <text:p>0.033929673041333</text:p>
          </table:table-cell>
          <table:table-cell office:value-type="float" office:value="0.426896977174584" calcext:value-type="float">
            <text:p>0.426896977174584</text:p>
          </table:table-cell>
          <table:table-cell office:value-type="float" office:value="0.0874334064551372" calcext:value-type="float">
            <text:p>0.087433406455137</text:p>
          </table:table-cell>
          <table:table-cell office:value-type="float" office:value="0.828500925354719" calcext:value-type="float">
            <text:p>0.828500925354719</text:p>
          </table:table-cell>
          <table:table-cell office:value-type="float" office:value="0.947254780999383" calcext:value-type="float">
            <text:p>0.947254780999383</text:p>
          </table:table-cell>
          <table:table-cell office:value-type="float" office:value="0.97038864898211" calcext:value-type="float">
            <text:p>0.97038864898211</text:p>
          </table:table-cell>
          <table:table-cell office:value-type="float" office:value="0.841871143894538" calcext:value-type="float">
            <text:p>0.841871143894538</text:p>
          </table:table-cell>
          <table:table-cell office:value-type="float" office:value="0.0175492610837438" calcext:value-type="float">
            <text:p>0.017549261083744</text:p>
          </table:table-cell>
          <table:table-cell office:value-type="float" office:value="0.130541871921182" calcext:value-type="float">
            <text:p>0.130541871921182</text:p>
          </table:table-cell>
          <table:table-cell office:value-type="float" office:value="0.182019704433797" calcext:value-type="float">
            <text:p>0.182019704433797</text:p>
          </table:table-cell>
          <table:table-cell office:value-type="float" office:value="0.0427955665024631" calcext:value-type="float">
            <text:p>0.042795566502463</text:p>
          </table:table-cell>
          <table:table-cell office:value-type="float" office:value="0.770935960591133" calcext:value-type="float">
            <text:p>0.770935960591133</text:p>
          </table:table-cell>
          <table:table-cell office:value-type="float" office:value="0.890394088669951" calcext:value-type="float">
            <text:p>0.890394088669951</text:p>
          </table:table-cell>
          <table:table-cell office:value-type="float" office:value="0.500246494106719" calcext:value-type="float">
            <text:p>0.500246494106719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55232222481544" calcext:value-type="float">
            <text:p>0.045523222248154</text:p>
          </table:table-cell>
          <table:table-cell office:value-type="float" office:value="0.501438713688188" calcext:value-type="float">
            <text:p>0.501438713688188</text:p>
          </table:table-cell>
          <table:table-cell/>
        </table:table-row>
        <table:table-row table:style-name="ro1">
          <table:table-cell office:value-type="string" calcext:value-type="string">
            <text:p>Bad IP Length (Too Long)</text:p>
          </table:table-cell>
          <table:table-cell office:value-type="string" calcext:value-type="string">
            <text:p>Min</text:p>
          </table:table-cell>
          <table:table-cell office:value-type="float" office:value="0.858078906256355" calcext:value-type="float">
            <text:p>0.858078906256355</text:p>
          </table:table-cell>
          <table:table-cell office:value-type="float" office:value="0.0176143386897404" calcext:value-type="float">
            <text:p>0.017614338689741</text:p>
          </table:table-cell>
          <table:table-cell office:value-type="float" office:value="0.13566131025958" calcext:value-type="float">
            <text:p>0.13566131025958</text:p>
          </table:table-cell>
          <table:table-cell office:value-type="float" office:value="0.173299905984289" calcext:value-type="float">
            <text:p>0.173299905984289</text:p>
          </table:table-cell>
          <table:table-cell office:value-type="float" office:value="0.668108776266996" calcext:value-type="float">
            <text:p>0.668108776266996</text:p>
          </table:table-cell>
          <table:table-cell office:value-type="float" office:value="0.892150803461063" calcext:value-type="float">
            <text:p>0.892150803461063</text:p>
          </table:table-cell>
          <table:table-cell office:value-type="float" office:value="0.938813349814586" calcext:value-type="float">
            <text:p>0.938813349814586</text:p>
          </table:table-cell>
          <table:table-cell office:value-type="float" office:value="0.596789384600451" calcext:value-type="float">
            <text:p>0.596789384600451</text:p>
          </table:table-cell>
          <table:table-cell office:value-type="float" office:value="0.00492610837438424" calcext:value-type="float">
            <text:p>0.004926108374384</text:p>
          </table:table-cell>
          <table:table-cell office:value-type="float" office:value="0.0286330049261084" calcext:value-type="float">
            <text:p>0.028633004926108</text:p>
          </table:table-cell>
          <table:table-cell office:value-type="float" office:value="0.450431034481134" calcext:value-type="float">
            <text:p>0.450431034481134</text:p>
          </table:table-cell>
          <table:table-cell office:value-type="float" office:value="0.0394088669950739" calcext:value-type="float">
            <text:p>0.039408866995074</text:p>
          </table:table-cell>
          <table:table-cell office:value-type="float" office:value="0.440886699507389" calcext:value-type="float">
            <text:p>0.440886699507389</text:p>
          </table:table-cell>
          <table:table-cell office:value-type="float" office:value="0.694889162561576" calcext:value-type="float">
            <text:p>0.694889162561576</text:p>
          </table:table-cell>
          <table:table-cell office:value-type="float" office:value="0.501014227943125" calcext:value-type="float">
            <text:p>0.501014227943125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90698413136851" calcext:value-type="float">
            <text:p>0.049069841313685</text:p>
          </table:table-cell>
          <table:table-cell office:value-type="float" office:value="0.499012526413192" calcext:value-type="float">
            <text:p>0.499012526413192</text:p>
          </table:table-cell>
          <table:table-cell/>
        </table:table-row>
        <table:table-row table:style-name="ro1">
          <table:table-cell office:value-type="string" calcext:value-type="string">
            <text:p>Low TTL</text:p>
          </table:table-cell>
          <table:table-cell office:value-type="string" calcext:value-type="string">
            <text:p>Max</text:p>
          </table:table-cell>
          <table:table-cell office:value-type="float" office:value="0.897492581599506" calcext:value-type="float">
            <text:p>0.897492581599506</text:p>
          </table:table-cell>
          <table:table-cell office:value-type="float" office:value="0.0320789636027144" calcext:value-type="float">
            <text:p>0.032078963602714</text:p>
          </table:table-cell>
          <table:table-cell office:value-type="float" office:value="0.338062924120913" calcext:value-type="float">
            <text:p>0.338062924120913</text:p>
          </table:table-cell>
          <table:table-cell office:value-type="float" office:value="0.142275148856537" calcext:value-type="float">
            <text:p>0.142275148856537</text:p>
          </table:table-cell>
          <table:table-cell office:value-type="float" office:value="0.81739666872301" calcext:value-type="float">
            <text:p>0.81739666872301</text:p>
          </table:table-cell>
          <table:table-cell office:value-type="float" office:value="0.943553362122147" calcext:value-type="float">
            <text:p>0.943553362122147</text:p>
          </table:table-cell>
          <table:table-cell office:value-type="float" office:value="0.975632325724861" calcext:value-type="float">
            <text:p>0.975632325724861</text:p>
          </table:table-cell>
          <table:table-cell office:value-type="float" office:value="0.512119053180131" calcext:value-type="float">
            <text:p>0.512119053180131</text:p>
          </table:table-cell>
          <table:table-cell office:value-type="float" office:value="0.0021551724137931" calcext:value-type="float">
            <text:p>0.002155172413793</text:p>
          </table:table-cell>
          <table:table-cell office:value-type="float" office:value="0.00523399014778325" calcext:value-type="float">
            <text:p>0.005233990147783</text:p>
          </table:table-cell>
          <table:table-cell office:value-type="float" office:value="0.438115763546792" calcext:value-type="float">
            <text:p>0.438115763546792</text:p>
          </table:table-cell>
          <table:table-cell office:value-type="float" office:value="0.0403325123152709" calcext:value-type="float">
            <text:p>0.040332512315271</text:p>
          </table:table-cell>
          <table:table-cell office:value-type="float" office:value="0.739839901477833" calcext:value-type="float">
            <text:p>0.739839901477833</text:p>
          </table:table-cell>
          <table:table-cell office:value-type="float" office:value="0.888238916256158" calcext:value-type="float">
            <text:p>0.888238916256158</text:p>
          </table:table-cell>
          <table:table-cell office:value-type="float" office:value="0.499524190945514" calcext:value-type="float">
            <text:p>0.499524190945514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859904924517" calcext:value-type="float">
            <text:p>0.044859904924517</text:p>
          </table:table-cell>
          <table:table-cell office:value-type="float" office:value="0.500209661793995" calcext:value-type="float">
            <text:p>0.500209661793995</text:p>
          </table:table-cell>
          <table:table-cell/>
        </table:table-row>
        <table:table-row table:style-name="ro1">
          <table:table-cell office:value-type="string" calcext:value-type="string">
            <text:p>Low TTL</text:p>
          </table:table-cell>
          <table:table-cell office:value-type="string" calcext:value-type="string">
            <text:p>Min</text:p>
          </table:table-cell>
          <table:table-cell office:value-type="float" office:value="0.850791723787429" calcext:value-type="float">
            <text:p>0.850791723787429</text:p>
          </table:table-cell>
          <table:table-cell office:value-type="float" office:value="0.0207045735475896" calcext:value-type="float">
            <text:p>0.02070457354759</text:p>
          </table:table-cell>
          <table:table-cell office:value-type="float" office:value="0.199629171817058" calcext:value-type="float">
            <text:p>0.19962917181705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41532756489493" calcext:value-type="float">
            <text:p>0.641532756489493</text:p>
          </table:table-cell>
          <table:table-cell office:value-type="float" office:value="0.884734239802225" calcext:value-type="float">
            <text:p>0.884734239802225</text:p>
          </table:table-cell>
          <table:table-cell office:value-type="float" office:value="0.932323856613102" calcext:value-type="float">
            <text:p>0.932323856613102</text:p>
          </table:table-cell>
          <table:table-cell office:value-type="float" office:value="0.36056372887294" calcext:value-type="float">
            <text:p>0.36056372887294</text:p>
          </table:table-cell>
          <table:table-cell office:value-type="float" office:value="0.00769704433497537" calcext:value-type="float">
            <text:p>0.007697044334975</text:p>
          </table:table-cell>
          <table:table-cell office:value-type="float" office:value="0.0144704433497537" calcext:value-type="float">
            <text:p>0.014470443349754</text:p>
          </table:table-cell>
          <table:table-cell office:value-type="float" office:value="0.638238916256391" calcext:value-type="float">
            <text:p>0.638238916256391</text:p>
          </table:table-cell>
          <table:table-cell office:value-type="float" office:value="0.0314039408866995" calcext:value-type="float">
            <text:p>0.0314039408867</text:p>
          </table:table-cell>
          <table:table-cell office:value-type="float" office:value="0.223830049261084" calcext:value-type="float">
            <text:p>0.223830049261084</text:p>
          </table:table-cell>
          <table:table-cell office:value-type="float" office:value="0.525862068965517" calcext:value-type="float">
            <text:p>0.525862068965517</text:p>
          </table:table-cell>
          <table:table-cell office:value-type="float" office:value="0.50056388427937" calcext:value-type="float">
            <text:p>0.5005638842793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345436214731" calcext:value-type="float">
            <text:p>0.048434543621473</text:p>
          </table:table-cell>
          <table:table-cell office:value-type="float" office:value="0.498984904774395" calcext:value-type="float">
            <text:p>0.498984904774395</text:p>
          </table:table-cell>
          <table:table-cell/>
        </table:table-row>
        <table:table-row table:style-name="ro1">
          <table:table-cell office:value-type="string" calcext:value-type="string">
            <text:p>RST w/ Low TTL #1</text:p>
          </table:table-cell>
          <table:table-cell office:value-type="string" calcext:value-type="string">
            <text:p>max</text:p>
          </table:table-cell>
          <table:table-cell office:value-type="float" office:value="0.999370138279052" calcext:value-type="float">
            <text:p>0.999370138279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5352554111651" calcext:value-type="float">
            <text:p>0.001253525541117</text:p>
          </table:table-cell>
          <table:table-cell office:value-type="float" office:value="0.778739184177997" calcext:value-type="float">
            <text:p>0.778739184177997</text:p>
          </table:table-cell>
          <table:table-cell office:value-type="float" office:value="0.916254635352287" calcext:value-type="float">
            <text:p>0.916254635352287</text:p>
          </table:table-cell>
          <table:table-cell office:value-type="float" office:value="0.951174289245983" calcext:value-type="float">
            <text:p>0.951174289245983</text:p>
          </table:table-cell>
          <table:table-cell office:value-type="float" office:value="0.832789200326385" calcext:value-type="float">
            <text:p>0.832789200326385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107450738916256" calcext:value-type="float">
            <text:p>0.107450738916256</text:p>
          </table:table-cell>
          <table:table-cell office:value-type="float" office:value="0.231219211822876" calcext:value-type="float">
            <text:p>0.231219211822876</text:p>
          </table:table-cell>
          <table:table-cell office:value-type="float" office:value="0.0566502463054187" calcext:value-type="float">
            <text:p>0.056650246305419</text:p>
          </table:table-cell>
          <table:table-cell office:value-type="float" office:value="0.829433497536946" calcext:value-type="float">
            <text:p>0.829433497536946</text:p>
          </table:table-cell>
          <table:table-cell office:value-type="float" office:value="0.89685960591133" calcext:value-type="float">
            <text:p>0.89685960591133</text:p>
          </table:table-cell>
          <table:table-cell office:value-type="float" office:value="0.500899655195467" calcext:value-type="float">
            <text:p>0.50089965519546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8626790227464" calcext:value-type="float">
            <text:p>0.048862679022747</text:p>
          </table:table-cell>
          <table:table-cell office:value-type="float" office:value="0.499067769690777" calcext:value-type="float">
            <text:p>0.499067769690777</text:p>
          </table:table-cell>
          <table:table-cell/>
        </table:table-row>
        <table:table-row table:style-name="ro1">
          <table:table-cell office:value-type="string" calcext:value-type="string">
            <text:p>RST w/ Low TTL #1</text:p>
          </table:table-cell>
          <table:table-cell office:value-type="string" calcext:value-type="string">
            <text:p>min</text:p>
          </table:table-cell>
          <table:table-cell office:value-type="float" office:value="0.999370138279052" calcext:value-type="float">
            <text:p>0.999370138279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5352554111651" calcext:value-type="float">
            <text:p>0.001253525541117</text:p>
          </table:table-cell>
          <table:table-cell office:value-type="float" office:value="0.780902348578492" calcext:value-type="float">
            <text:p>0.780902348578492</text:p>
          </table:table-cell>
          <table:table-cell office:value-type="float" office:value="0.915018541409147" calcext:value-type="float">
            <text:p>0.915018541409147</text:p>
          </table:table-cell>
          <table:table-cell office:value-type="float" office:value="0.946847960444994" calcext:value-type="float">
            <text:p>0.946847960444994</text:p>
          </table:table-cell>
          <table:table-cell office:value-type="float" office:value="0.832789200326385" calcext:value-type="float">
            <text:p>0.832789200326385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107450738916256" calcext:value-type="float">
            <text:p>0.107450738916256</text:p>
          </table:table-cell>
          <table:table-cell office:value-type="float" office:value="0.231219211822876" calcext:value-type="float">
            <text:p>0.231219211822876</text:p>
          </table:table-cell>
          <table:table-cell office:value-type="float" office:value="0.0529556650246305" calcext:value-type="float">
            <text:p>0.052955665024631</text:p>
          </table:table-cell>
          <table:table-cell office:value-type="float" office:value="0.832204433497537" calcext:value-type="float">
            <text:p>0.832204433497537</text:p>
          </table:table-cell>
          <table:table-cell office:value-type="float" office:value="0.901169950738916" calcext:value-type="float">
            <text:p>0.901169950738916</text:p>
          </table:table-cell>
          <table:table-cell office:value-type="float" office:value="0.500817371196595" calcext:value-type="float">
            <text:p>0.500817371196595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6969491899955" calcext:value-type="float">
            <text:p>0.048696949189996</text:p>
          </table:table-cell>
          <table:table-cell office:value-type="float" office:value="0.499110744804617" calcext:value-type="float">
            <text:p>0.499110744804617</text:p>
          </table:table-cell>
          <table:table-cell/>
        </table:table-row>
        <table:table-row table:style-name="ro1">
          <table:table-cell office:value-type="string" calcext:value-type="string">
            <text:p>RST w/ Low TTL #2</text:p>
          </table:table-cell>
          <table:table-cell office:value-type="string" calcext:value-type="string">
            <text:p>max</text:p>
          </table:table-cell>
          <table:table-cell office:value-type="float" office:value="0.998945000985854" calcext:value-type="float">
            <text:p>0.998945000985854</text:p>
          </table:table-cell>
          <table:table-cell office:value-type="float" office:value="0.996600741656366" calcext:value-type="float">
            <text:p>0.996600741656366</text:p>
          </table:table-cell>
          <table:table-cell office:value-type="float" office:value="1" calcext:value-type="float">
            <text:p>1</text:p>
          </table:table-cell>
          <table:table-cell office:value-type="float" office:value="0.00752115324380038" calcext:value-type="float">
            <text:p>0.0075211532438</text:p>
          </table:table-cell>
          <table:table-cell office:value-type="float" office:value="0.536155747836836" calcext:value-type="float">
            <text:p>0.536155747836836</text:p>
          </table:table-cell>
          <table:table-cell office:value-type="float" office:value="0.805006180469716" calcext:value-type="float">
            <text:p>0.805006180469716</text:p>
          </table:table-cell>
          <table:table-cell office:value-type="float" office:value="0.895241038318912" calcext:value-type="float">
            <text:p>0.895241038318912</text:p>
          </table:table-cell>
          <table:table-cell office:value-type="float" office:value="0.832669384266786" calcext:value-type="float">
            <text:p>0.832669384266786</text:p>
          </table:table-cell>
          <table:table-cell office:value-type="float" office:value="0.0249384236453202" calcext:value-type="float">
            <text:p>0.02493842364532</text:p>
          </table:table-cell>
          <table:table-cell office:value-type="float" office:value="0.10621921182266" calcext:value-type="float">
            <text:p>0.10621921182266</text:p>
          </table:table-cell>
          <table:table-cell office:value-type="float" office:value="0.231043279380718" calcext:value-type="float">
            <text:p>0.231043279380718</text:p>
          </table:table-cell>
          <table:table-cell office:value-type="float" office:value="0.0508004926108374" calcext:value-type="float">
            <text:p>0.050800492610838</text:p>
          </table:table-cell>
          <table:table-cell office:value-type="float" office:value="0.833743842364532" calcext:value-type="float">
            <text:p>0.833743842364532</text:p>
          </table:table-cell>
          <table:table-cell office:value-type="float" office:value="0.899322660098522" calcext:value-type="float">
            <text:p>0.899322660098522</text:p>
          </table:table-cell>
          <table:table-cell office:value-type="float" office:value="0.500774576607678" calcext:value-type="float">
            <text:p>0.500774576607678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035977184526" calcext:value-type="float">
            <text:p>0.048503597718453</text:p>
          </table:table-cell>
          <table:table-cell office:value-type="float" office:value="0.49921196084265" calcext:value-type="float">
            <text:p>0.49921196084265</text:p>
          </table:table-cell>
          <table:table-cell/>
        </table:table-row>
        <table:table-row table:style-name="ro1">
          <table:table-cell office:value-type="string" calcext:value-type="string">
            <text:p>RST w/ Low TTL #2</text:p>
          </table:table-cell>
          <table:table-cell office:value-type="string" calcext:value-type="string">
            <text:p>min</text:p>
          </table:table-cell>
          <table:table-cell office:value-type="float" office:value="0.998945000985854" calcext:value-type="float">
            <text:p>0.998945000985854</text:p>
          </table:table-cell>
          <table:table-cell office:value-type="float" office:value="0.996600741656366" calcext:value-type="float">
            <text:p>0.996600741656366</text:p>
          </table:table-cell>
          <table:table-cell office:value-type="float" office:value="1" calcext:value-type="float">
            <text:p>1</text:p>
          </table:table-cell>
          <table:table-cell office:value-type="float" office:value="0.00752115324380038" calcext:value-type="float">
            <text:p>0.0075211532438</text:p>
          </table:table-cell>
          <table:table-cell office:value-type="float" office:value="0.534610630407911" calcext:value-type="float">
            <text:p>0.534610630407911</text:p>
          </table:table-cell>
          <table:table-cell office:value-type="float" office:value="0.801297898640297" calcext:value-type="float">
            <text:p>0.801297898640297</text:p>
          </table:table-cell>
          <table:table-cell office:value-type="float" office:value="0.892150803461063" calcext:value-type="float">
            <text:p>0.892150803461063</text:p>
          </table:table-cell>
          <table:table-cell office:value-type="float" office:value="0.832669384266786" calcext:value-type="float">
            <text:p>0.832669384266786</text:p>
          </table:table-cell>
          <table:table-cell office:value-type="float" office:value="0.0249384236453202" calcext:value-type="float">
            <text:p>0.02493842364532</text:p>
          </table:table-cell>
          <table:table-cell office:value-type="float" office:value="0.10621921182266" calcext:value-type="float">
            <text:p>0.10621921182266</text:p>
          </table:table-cell>
          <table:table-cell office:value-type="float" office:value="0.231043279380718" calcext:value-type="float">
            <text:p>0.231043279380718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0.832204433497537" calcext:value-type="float">
            <text:p>0.832204433497537</text:p>
          </table:table-cell>
          <table:table-cell office:value-type="float" office:value="0.901169950738916" calcext:value-type="float">
            <text:p>0.901169950738916</text:p>
          </table:table-cell>
          <table:table-cell office:value-type="float" office:value="0.500713546521083" calcext:value-type="float">
            <text:p>0.500713546521083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897868990567" calcext:value-type="float">
            <text:p>0.048489786899057</text:p>
          </table:table-cell>
          <table:table-cell office:value-type="float" office:value="0.498791815070848" calcext:value-type="float">
            <text:p>0.498791815070848</text:p>
          </table:table-cell>
          <table:table-cell/>
        </table:table-row>
        <table:table-row table:style-name="ro1">
          <table:table-cell office:value-type="string" calcext:value-type="string">
            <text:p>Bad IP Length (Too Short)</text:p>
          </table:table-cell>
          <table:table-cell office:value-type="string" calcext:value-type="string">
            <text:p>Max</text:p>
          </table:table-cell>
          <table:table-cell office:value-type="float" office:value="0.903898292371106" calcext:value-type="float">
            <text:p>0.903898292371106</text:p>
          </table:table-cell>
          <table:table-cell office:value-type="float" office:value="0.0277606415792721" calcext:value-type="float">
            <text:p>0.027760641579272</text:p>
          </table:table-cell>
          <table:table-cell office:value-type="float" office:value="0.210363972856262" calcext:value-type="float">
            <text:p>0.210363972856262</text:p>
          </table:table-cell>
          <table:table-cell office:value-type="float" office:value="0.125039172672614" calcext:value-type="float">
            <text:p>0.125039172672614</text:p>
          </table:table-cell>
          <table:table-cell office:value-type="float" office:value="0.826650215916101" calcext:value-type="float">
            <text:p>0.826650215916101</text:p>
          </table:table-cell>
          <table:table-cell office:value-type="float" office:value="0.940468846391117" calcext:value-type="float">
            <text:p>0.940468846391117</text:p>
          </table:table-cell>
          <table:table-cell office:value-type="float" office:value="0.967921036397286" calcext:value-type="float">
            <text:p>0.967921036397286</text:p>
          </table:table-cell>
          <table:table-cell office:value-type="float" office:value="0.756790651010702" calcext:value-type="float">
            <text:p>0.756790651010702</text:p>
          </table:table-cell>
          <table:table-cell office:value-type="float" office:value="0.00307881773399015" calcext:value-type="float">
            <text:p>0.00307881773399</text:p>
          </table:table-cell>
          <table:table-cell office:value-type="float" office:value="0.0477216748768473" calcext:value-type="float">
            <text:p>0.047721674876847</text:p>
          </table:table-cell>
          <table:table-cell office:value-type="float" office:value="0.296827351630307" calcext:value-type="float">
            <text:p>0.296827351630307</text:p>
          </table:table-cell>
          <table:table-cell office:value-type="float" office:value="0.0403325123152709" calcext:value-type="float">
            <text:p>0.040332512315271</text:p>
          </table:table-cell>
          <table:table-cell office:value-type="float" office:value="0.766933497536946" calcext:value-type="float">
            <text:p>0.766933497536946</text:p>
          </table:table-cell>
          <table:table-cell office:value-type="float" office:value="0.891317733990148" calcext:value-type="float">
            <text:p>0.891317733990148</text:p>
          </table:table-cell>
          <table:table-cell office:value-type="float" office:value="0.499297717655126" calcext:value-type="float">
            <text:p>0.499297717655126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8107703079512" calcext:value-type="float">
            <text:p>0.044810770307951</text:p>
          </table:table-cell>
          <table:table-cell office:value-type="float" office:value="0.500927415887678" calcext:value-type="float">
            <text:p>0.500927415887678</text:p>
          </table:table-cell>
          <table:table-cell/>
        </table:table-row>
        <table:table-row table:style-name="ro1">
          <table:table-cell office:value-type="string" calcext:value-type="string">
            <text:p>Bad IP Length (Too Short)</text:p>
          </table:table-cell>
          <table:table-cell office:value-type="string" calcext:value-type="string">
            <text:p>Min</text:p>
          </table:table-cell>
          <table:table-cell office:value-type="float" office:value="0.808385925108434" calcext:value-type="float">
            <text:p>0.808385925108434</text:p>
          </table:table-cell>
          <table:table-cell office:value-type="float" office:value="0.0169962917181706" calcext:value-type="float">
            <text:p>0.016996291718171</text:p>
          </table:table-cell>
          <table:table-cell office:value-type="float" office:value="0.104140914709518" calcext:value-type="float">
            <text:p>0.104140914709518</text:p>
          </table:table-cell>
          <table:table-cell office:value-type="float" office:value="0.245685173632669" calcext:value-type="float">
            <text:p>0.245685173632669</text:p>
          </table:table-cell>
          <table:table-cell office:value-type="float" office:value="0.564894932014833" calcext:value-type="float">
            <text:p>0.564894932014833</text:p>
          </table:table-cell>
          <table:table-cell office:value-type="float" office:value="0.86619283065513" calcext:value-type="float">
            <text:p>0.86619283065513</text:p>
          </table:table-cell>
          <table:table-cell office:value-type="float" office:value="0.927688504326329" calcext:value-type="float">
            <text:p>0.927688504326329</text:p>
          </table:table-cell>
          <table:table-cell office:value-type="float" office:value="0.465530275167439" calcext:value-type="float">
            <text:p>0.465530275167439</text:p>
          </table:table-cell>
          <table:table-cell office:value-type="float" office:value="0.00246305418719212" calcext:value-type="float">
            <text:p>0.002463054187192</text:p>
          </table:table-cell>
          <table:table-cell office:value-type="float" office:value="0.0061576354679803" calcext:value-type="float">
            <text:p>0.00615763546798</text:p>
          </table:table-cell>
          <table:table-cell office:value-type="float" office:value="0.513238916255946" calcext:value-type="float">
            <text:p>0.513238916255946</text:p>
          </table:table-cell>
          <table:table-cell office:value-type="float" office:value="0.0387931034482759" calcext:value-type="float">
            <text:p>0.038793103448276</text:p>
          </table:table-cell>
          <table:table-cell office:value-type="float" office:value="0.322967980295566" calcext:value-type="float">
            <text:p>0.322967980295566</text:p>
          </table:table-cell>
          <table:table-cell office:value-type="float" office:value="0.632389162561576" calcext:value-type="float">
            <text:p>0.632389162561576</text:p>
          </table:table-cell>
          <table:table-cell office:value-type="float" office:value="0.500425267258391" calcext:value-type="float">
            <text:p>0.500425267258391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4345436214731" calcext:value-type="float">
            <text:p>0.048434543621473</text:p>
          </table:table-cell>
          <table:table-cell office:value-type="float" office:value="0.499327636317008" calcext:value-type="float">
            <text:p>0.499327636317008</text:p>
          </table:table-cell>
          <table:table-cell/>
        </table:table-row>
        <table:table-row table:style-name="ro1">
          <table:table-cell office:value-type="string" calcext:value-type="string">
            <text:p>Data Packet wo/ ACK Flag</text:p>
          </table:table-cell>
          <table:table-cell office:value-type="string" calcext:value-type="string">
            <text:p>Max</text:p>
          </table:table-cell>
          <table:table-cell office:value-type="float" office:value="0.990468643398856" calcext:value-type="float">
            <text:p>0.990468643398856</text:p>
          </table:table-cell>
          <table:table-cell office:value-type="float" office:value="0.686921653300432" calcext:value-type="float">
            <text:p>0.686921653300432</text:p>
          </table:table-cell>
          <table:table-cell office:value-type="float" office:value="0.99691548426897" calcext:value-type="float">
            <text:p>0.99691548426897</text:p>
          </table:table-cell>
          <table:table-cell office:value-type="float" office:value="0.0159824506408426" calcext:value-type="float">
            <text:p>0.015982450640843</text:p>
          </table:table-cell>
          <table:table-cell office:value-type="float" office:value="0.8775447254781" calcext:value-type="float">
            <text:p>0.8775447254781</text:p>
          </table:table-cell>
          <table:table-cell office:value-type="float" office:value="0.952806909315238" calcext:value-type="float">
            <text:p>0.952806909315238</text:p>
          </table:table-cell>
          <table:table-cell office:value-type="float" office:value="0.974090067859346" calcext:value-type="float">
            <text:p>0.974090067859346</text:p>
          </table:table-cell>
          <table:table-cell office:value-type="float" office:value="0.936207285195588" calcext:value-type="float">
            <text:p>0.936207285195588</text:p>
          </table:table-cell>
          <table:table-cell office:value-type="float" office:value="0.125307881773399" calcext:value-type="float">
            <text:p>0.125307881773399</text:p>
          </table:table-cell>
          <table:table-cell office:value-type="float" office:value="0.400246305418719" calcext:value-type="float">
            <text:p>0.400246305418719</text:p>
          </table:table-cell>
          <table:table-cell office:value-type="float" office:value="0.0975985221668243" calcext:value-type="float">
            <text:p>0.097598522166824</text:p>
          </table:table-cell>
          <table:table-cell office:value-type="float" office:value="0.0957512315270936" calcext:value-type="float">
            <text:p>0.095751231527094</text:p>
          </table:table-cell>
          <table:table-cell office:value-type="float" office:value="0.766009852216749" calcext:value-type="float">
            <text:p>0.766009852216749</text:p>
          </table:table-cell>
          <table:table-cell office:value-type="float" office:value="0.88762315270936" calcext:value-type="float">
            <text:p>0.88762315270936</text:p>
          </table:table-cell>
          <table:table-cell office:value-type="float" office:value="0.499114259267261" calcext:value-type="float">
            <text:p>0.499114259267261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8230539620926" calcext:value-type="float">
            <text:p>0.044823053962093</text:p>
          </table:table-cell>
          <table:table-cell office:value-type="float" office:value="0.501106146705271" calcext:value-type="float">
            <text:p>0.501106146705271</text:p>
          </table:table-cell>
          <table:table-cell/>
        </table:table-row>
        <table:table-row table:style-name="ro1">
          <table:table-cell office:value-type="string" calcext:value-type="string">
            <text:p>Data Packet wo/ ACK Flag</text:p>
          </table:table-cell>
          <table:table-cell office:value-type="string" calcext:value-type="string">
            <text:p>Min</text:p>
          </table:table-cell>
          <table:table-cell office:value-type="float" office:value="0.971511830825185" calcext:value-type="float">
            <text:p>0.971511830825185</text:p>
          </table:table-cell>
          <table:table-cell office:value-type="float" office:value="0.110630407911001" calcext:value-type="float">
            <text:p>0.110630407911001</text:p>
          </table:table-cell>
          <table:table-cell office:value-type="float" office:value="0.954264524103832" calcext:value-type="float">
            <text:p>0.954264524103832</text:p>
          </table:table-cell>
          <table:table-cell office:value-type="float" office:value="0.0488257107540178" calcext:value-type="float">
            <text:p>0.048825710754018</text:p>
          </table:table-cell>
          <table:table-cell office:value-type="float" office:value="0.736093943139679" calcext:value-type="float">
            <text:p>0.736093943139679</text:p>
          </table:table-cell>
          <table:table-cell office:value-type="float" office:value="0.891532756489493" calcext:value-type="float">
            <text:p>0.891532756489493</text:p>
          </table:table-cell>
          <table:table-cell office:value-type="float" office:value="0.933559950556242" calcext:value-type="float">
            <text:p>0.933559950556242</text:p>
          </table:table-cell>
          <table:table-cell office:value-type="float" office:value="0.828244484290446" calcext:value-type="float">
            <text:p>0.828244484290446</text:p>
          </table:table-cell>
          <table:table-cell office:value-type="float" office:value="0.0264778325123153" calcext:value-type="float">
            <text:p>0.026477832512315</text:p>
          </table:table-cell>
          <table:table-cell office:value-type="float" office:value="0.107758620689655" calcext:value-type="float">
            <text:p>0.107758620689655</text:p>
          </table:table-cell>
          <table:table-cell office:value-type="float" office:value="0.233682266009407" calcext:value-type="float">
            <text:p>0.233682266009407</text:p>
          </table:table-cell>
          <table:table-cell office:value-type="float" office:value="0.0504926108374384" calcext:value-type="float">
            <text:p>0.050492610837439</text:p>
          </table:table-cell>
          <table:table-cell office:value-type="float" office:value="0.592364532019704" calcext:value-type="float">
            <text:p>0.592364532019704</text:p>
          </table:table-cell>
          <table:table-cell office:value-type="float" office:value="0.752463054187192" calcext:value-type="float">
            <text:p>0.752463054187192</text:p>
          </table:table-cell>
          <table:table-cell office:value-type="float" office:value="0.500307264721073" calcext:value-type="float">
            <text:p>0.500307264721073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174085378486" calcext:value-type="float">
            <text:p>0.048517408537849</text:p>
          </table:table-cell>
          <table:table-cell office:value-type="float" office:value="0.499784078775656" calcext:value-type="float">
            <text:p>0.499784078775656</text:p>
          </table:table-cell>
          <table:table-cell/>
        </table:table-row>
        <table:table-row table:style-name="ro1">
          <table:table-cell office:value-type="string" calcext:value-type="string">
            <text:p>Invalid Data-Offset</text:p>
          </table:table-cell>
          <table:table-cell office:value-type="string" calcext:value-type="string">
            <text:p>Max</text:p>
          </table:table-cell>
          <table:table-cell office:value-type="float" office:value="0.984319331184966" calcext:value-type="float">
            <text:p>0.984319331184966</text:p>
          </table:table-cell>
          <table:table-cell office:value-type="float" office:value="0.249537322640345" calcext:value-type="float">
            <text:p>0.249537322640345</text:p>
          </table:table-cell>
          <table:table-cell office:value-type="float" office:value="0.993214065391734" calcext:value-type="float">
            <text:p>0.993214065391734</text:p>
          </table:table-cell>
          <table:table-cell office:value-type="float" office:value="0.0272641805088051" calcext:value-type="float">
            <text:p>0.027264180508805</text:p>
          </table:table-cell>
          <table:table-cell office:value-type="float" office:value="0.872609500308452" calcext:value-type="float">
            <text:p>0.872609500308452</text:p>
          </table:table-cell>
          <table:table-cell office:value-type="float" office:value="0.954349167180752" calcext:value-type="float">
            <text:p>0.954349167180752</text:p>
          </table:table-cell>
          <table:table-cell office:value-type="float" office:value="0.975940777297964" calcext:value-type="float">
            <text:p>0.975940777297964</text:p>
          </table:table-cell>
          <table:table-cell office:value-type="float" office:value="0.977461547007329" calcext:value-type="float">
            <text:p>0.977461547007329</text:p>
          </table:table-cell>
          <table:table-cell office:value-type="float" office:value="0.500615763546798" calcext:value-type="float">
            <text:p>0.500615763546798</text:p>
          </table:table-cell>
          <table:table-cell office:value-type="float" office:value="0.850677339901478" calcext:value-type="float">
            <text:p>0.850677339901478</text:p>
          </table:table-cell>
          <table:table-cell office:value-type="float" office:value="0.0800492610830906" calcext:value-type="float">
            <text:p>0.080049261083091</text:p>
          </table:table-cell>
          <table:table-cell office:value-type="float" office:value="0.433805418719212" calcext:value-type="float">
            <text:p>0.433805418719212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905480295566502" calcext:value-type="float">
            <text:p>0.905480295566502</text:p>
          </table:table-cell>
          <table:table-cell office:value-type="float" office:value="0.498951974503854" calcext:value-type="float">
            <text:p>0.498951974503854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9090395410827" calcext:value-type="float">
            <text:p>0.044909039541083</text:p>
          </table:table-cell>
          <table:table-cell office:value-type="float" office:value="0.500902848579395" calcext:value-type="float">
            <text:p>0.500902848579395</text:p>
          </table:table-cell>
          <table:table-cell/>
        </table:table-row>
        <table:table-row table:style-name="ro1">
          <table:table-cell office:value-type="string" calcext:value-type="string">
            <text:p>Invalid Data-Offset</text:p>
          </table:table-cell>
          <table:table-cell office:value-type="string" calcext:value-type="string">
            <text:p>Min</text:p>
          </table:table-cell>
          <table:table-cell office:value-type="float" office:value="0.94165905809719" calcext:value-type="float">
            <text:p>0.94165905809719</text:p>
          </table:table-cell>
          <table:table-cell office:value-type="float" office:value="0.0296662546353523" calcext:value-type="float">
            <text:p>0.029666254635352</text:p>
          </table:table-cell>
          <table:table-cell office:value-type="float" office:value="0.431087762669963" calcext:value-type="float">
            <text:p>0.431087762669963</text:p>
          </table:table-cell>
          <table:table-cell office:value-type="float" office:value="0.0930319503667926" calcext:value-type="float">
            <text:p>0.093031950366793</text:p>
          </table:table-cell>
          <table:table-cell office:value-type="float" office:value="0.704264524103832" calcext:value-type="float">
            <text:p>0.704264524103832</text:p>
          </table:table-cell>
          <table:table-cell office:value-type="float" office:value="0.890296662546353" calcext:value-type="float">
            <text:p>0.890296662546353</text:p>
          </table:table-cell>
          <table:table-cell office:value-type="float" office:value="0.933559950556242" calcext:value-type="float">
            <text:p>0.933559950556242</text:p>
          </table:table-cell>
          <table:table-cell office:value-type="float" office:value="0.869896679502657" calcext:value-type="float">
            <text:p>0.869896679502657</text:p>
          </table:table-cell>
          <table:table-cell office:value-type="float" office:value="0.0458743842364532" calcext:value-type="float">
            <text:p>0.045874384236453</text:p>
          </table:table-cell>
          <table:table-cell office:value-type="float" office:value="0.171490147783251" calcext:value-type="float">
            <text:p>0.171490147783251</text:p>
          </table:table-cell>
          <table:table-cell office:value-type="float" office:value="0.206868562472011" calcext:value-type="float">
            <text:p>0.206868562472011</text:p>
          </table:table-cell>
          <table:table-cell office:value-type="float" office:value="0.207204433497537" calcext:value-type="float">
            <text:p>0.207204433497537</text:p>
          </table:table-cell>
          <table:table-cell office:value-type="float" office:value="0.575738916256158" calcext:value-type="float">
            <text:p>0.575738916256158</text:p>
          </table:table-cell>
          <table:table-cell office:value-type="float" office:value="0.740455665024631" calcext:value-type="float">
            <text:p>0.740455665024631</text:p>
          </table:table-cell>
          <table:table-cell office:value-type="float" office:value="0.500192224084205" calcext:value-type="float">
            <text:p>0.500192224084205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61408427362" calcext:value-type="float">
            <text:p>0.04861408427362</text:p>
          </table:table-cell>
          <table:table-cell office:value-type="float" office:value="0.499523526730966" calcext:value-type="float">
            <text:p>0.499523526730966</text:p>
          </table:table-cell>
          <table:table-cell/>
        </table:table-row>
        <table:table-row table:style-name="ro1">
          <table:table-cell office:value-type="string" calcext:value-type="string">
            <text:p>Invalid Flags</text:p>
          </table:table-cell>
          <table:table-cell office:value-type="string" calcext:value-type="string">
            <text:p>Max</text:p>
          </table:table-cell>
          <table:table-cell office:value-type="float" office:value="0.999528767966507" calcext:value-type="float">
            <text:p>0.99952876796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626762770904424" calcext:value-type="float">
            <text:p>0.000626762770904</text:p>
          </table:table-cell>
          <table:table-cell office:value-type="float" office:value="0.876310919185688" calcext:value-type="float">
            <text:p>0.876310919185688</text:p>
          </table:table-cell>
          <table:table-cell office:value-type="float" office:value="0.952498457742134" calcext:value-type="float">
            <text:p>0.952498457742134</text:p>
          </table:table-cell>
          <table:table-cell office:value-type="float" office:value="0.974706971005552" calcext:value-type="float">
            <text:p>0.974706971005552</text:p>
          </table:table-cell>
          <table:table-cell office:value-type="float" office:value="0.982515102131816" calcext:value-type="float">
            <text:p>0.982515102131816</text:p>
          </table:table-cell>
          <table:table-cell office:value-type="float" office:value="0.693041871921182" calcext:value-type="float">
            <text:p>0.693041871921182</text:p>
          </table:table-cell>
          <table:table-cell office:value-type="float" office:value="0.855295566502463" calcext:value-type="float">
            <text:p>0.855295566502463</text:p>
          </table:table-cell>
          <table:table-cell office:value-type="float" office:value="0.0738916256160944" calcext:value-type="float">
            <text:p>0.073891625616095</text:p>
          </table:table-cell>
          <table:table-cell office:value-type="float" office:value="0.442733990147783" calcext:value-type="float">
            <text:p>0.442733990147783</text:p>
          </table:table-cell>
          <table:table-cell office:value-type="float" office:value="0.764778325123153" calcext:value-type="float">
            <text:p>0.764778325123153</text:p>
          </table:table-cell>
          <table:table-cell office:value-type="float" office:value="0.892241379310345" calcext:value-type="float">
            <text:p>0.892241379310345</text:p>
          </table:table-cell>
          <table:table-cell office:value-type="float" office:value="0.498811142042348" calcext:value-type="float">
            <text:p>0.498811142042348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9950251200727" calcext:value-type="float">
            <text:p>0.044995025120073</text:p>
          </table:table-cell>
          <table:table-cell office:value-type="float" office:value="0.500614525948611" calcext:value-type="float">
            <text:p>0.500614525948611</text:p>
          </table:table-cell>
          <table:table-cell/>
        </table:table-row>
        <table:table-row table:style-name="ro1">
          <table:table-cell office:value-type="string" calcext:value-type="string">
            <text:p>Invalid Flags</text:p>
          </table:table-cell>
          <table:table-cell office:value-type="string" calcext:value-type="string">
            <text:p>Min</text:p>
          </table:table-cell>
          <table:table-cell office:value-type="float" office:value="0.999200664415021" calcext:value-type="float">
            <text:p>0.999200664415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78121137206431" calcext:value-type="float">
            <text:p>0.002781211372064</text:p>
          </table:table-cell>
          <table:table-cell office:value-type="float" office:value="0.761742892459827" calcext:value-type="float">
            <text:p>0.761742892459827</text:p>
          </table:table-cell>
          <table:table-cell office:value-type="float" office:value="0.905129789864029" calcext:value-type="float">
            <text:p>0.905129789864029</text:p>
          </table:table-cell>
          <table:table-cell office:value-type="float" office:value="0.944993819530284" calcext:value-type="float">
            <text:p>0.944993819530284</text:p>
          </table:table-cell>
          <table:table-cell office:value-type="float" office:value="0.920824618863598" calcext:value-type="float">
            <text:p>0.920824618863598</text:p>
          </table:table-cell>
          <table:table-cell office:value-type="float" office:value="0.126539408866995" calcext:value-type="float">
            <text:p>0.126539408866995</text:p>
          </table:table-cell>
          <table:table-cell office:value-type="float" office:value="0.2810960591133" calcext:value-type="float">
            <text:p>0.2810960591133</text:p>
          </table:table-cell>
          <table:table-cell office:value-type="float" office:value="0.11791871921104" calcext:value-type="float">
            <text:p>0.11791871921104</text:p>
          </table:table-cell>
          <table:table-cell office:value-type="float" office:value="0.445504926108374" calcext:value-type="float">
            <text:p>0.445504926108374</text:p>
          </table:table-cell>
          <table:table-cell office:value-type="float" office:value="0.577586206896552" calcext:value-type="float">
            <text:p>0.577586206896552</text:p>
          </table:table-cell>
          <table:table-cell office:value-type="float" office:value="0.734605911330049" calcext:value-type="float">
            <text:p>0.734605911330049</text:p>
          </table:table-cell>
          <table:table-cell office:value-type="float" office:value="0.500104563253507" calcext:value-type="float">
            <text:p>0.50010456325350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6693275512036" calcext:value-type="float">
            <text:p>0.048669327551204</text:p>
          </table:table-cell>
          <table:table-cell office:value-type="float" office:value="0.49953006839405" calcext:value-type="float">
            <text:p>0.49953006839405</text:p>
          </table:table-cell>
          <table:table-cell/>
        </table:table-row>
        <table:table-row table:style-name="ro1">
          <table:table-cell office:value-type="string" calcext:value-type="string">
            <text:p>Bad TCP Checksum</text:p>
          </table:table-cell>
          <table:table-cell office:value-type="string" calcext:value-type="string">
            <text:p>Max</text:p>
          </table:table-cell>
          <table:table-cell office:value-type="float" office:value="0.963829195738864" calcext:value-type="float">
            <text:p>0.963829195738864</text:p>
          </table:table-cell>
          <table:table-cell office:value-type="float" office:value="0.0431832202344232" calcext:value-type="float">
            <text:p>0.043183220234423</text:p>
          </table:table-cell>
          <table:table-cell office:value-type="float" office:value="0.95311536088834" calcext:value-type="float">
            <text:p>0.95311536088834</text:p>
          </table:table-cell>
          <table:table-cell office:value-type="float" office:value="0.0482607333121467" calcext:value-type="float">
            <text:p>0.048260733312147</text:p>
          </table:table-cell>
          <table:table-cell office:value-type="float" office:value="0.84793337446021" calcext:value-type="float">
            <text:p>0.84793337446021</text:p>
          </table:table-cell>
          <table:table-cell office:value-type="float" office:value="0.947563232572486" calcext:value-type="float">
            <text:p>0.947563232572486</text:p>
          </table:table-cell>
          <table:table-cell office:value-type="float" office:value="0.973781616286243" calcext:value-type="float">
            <text:p>0.973781616286243</text:p>
          </table:table-cell>
          <table:table-cell office:value-type="float" office:value="0.851795401944963" calcext:value-type="float">
            <text:p>0.851795401944963</text:p>
          </table:table-cell>
          <table:table-cell office:value-type="float" office:value="0.0283251231527094" calcext:value-type="float">
            <text:p>0.028325123152709</text:p>
          </table:table-cell>
          <table:table-cell office:value-type="float" office:value="0.131465517241379" calcext:value-type="float">
            <text:p>0.131465517241379</text:p>
          </table:table-cell>
          <table:table-cell office:value-type="float" office:value="0.174876847290774" calcext:value-type="float">
            <text:p>0.174876847290774</text:p>
          </table:table-cell>
          <table:table-cell office:value-type="float" office:value="0.0455665024630542" calcext:value-type="float">
            <text:p>0.045566502463054</text:p>
          </table:table-cell>
          <table:table-cell office:value-type="float" office:value="0.763238916256158" calcext:value-type="float">
            <text:p>0.763238916256158</text:p>
          </table:table-cell>
          <table:table-cell office:value-type="float" office:value="0.887931034482759" calcext:value-type="float">
            <text:p>0.887931034482759</text:p>
          </table:table-cell>
          <table:table-cell office:value-type="float" office:value="0.498685103285741" calcext:value-type="float">
            <text:p>0.498685103285741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9950251200727" calcext:value-type="float">
            <text:p>0.044995025120073</text:p>
          </table:table-cell>
          <table:table-cell office:value-type="float" office:value="0.50049885047329" calcext:value-type="float">
            <text:p>0.50049885047329</text:p>
          </table:table-cell>
          <table:table-cell/>
        </table:table-row>
        <table:table-row table:style-name="ro1">
          <table:table-cell office:value-type="string" calcext:value-type="string">
            <text:p>Bad TCP Checksum</text:p>
          </table:table-cell>
          <table:table-cell office:value-type="string" calcext:value-type="string">
            <text:p>Min</text:p>
          </table:table-cell>
          <table:table-cell office:value-type="float" office:value="0.906820073762773" calcext:value-type="float">
            <text:p>0.906820073762773</text:p>
          </table:table-cell>
          <table:table-cell office:value-type="float" office:value="0.0210135970333745" calcext:value-type="float">
            <text:p>0.021013597033375</text:p>
          </table:table-cell>
          <table:table-cell office:value-type="float" office:value="0.287391841779975" calcext:value-type="float">
            <text:p>0.287391841779975</text:p>
          </table:table-cell>
          <table:table-cell office:value-type="float" office:value="0.124725791286741" calcext:value-type="float">
            <text:p>0.124725791286741</text:p>
          </table:table-cell>
          <table:table-cell office:value-type="float" office:value="0.682941903584672" calcext:value-type="float">
            <text:p>0.682941903584672</text:p>
          </table:table-cell>
          <table:table-cell office:value-type="float" office:value="0.88627935723115" calcext:value-type="float">
            <text:p>0.88627935723115</text:p>
          </table:table-cell>
          <table:table-cell office:value-type="float" office:value="0.936032138442521" calcext:value-type="float">
            <text:p>0.936032138442521</text:p>
          </table:table-cell>
          <table:table-cell office:value-type="float" office:value="0.61197891389017" calcext:value-type="float">
            <text:p>0.61197891389017</text:p>
          </table:table-cell>
          <table:table-cell office:value-type="float" office:value="0.00461822660098522" calcext:value-type="float">
            <text:p>0.004618226600985</text:p>
          </table:table-cell>
          <table:table-cell office:value-type="float" office:value="0.0298645320197044" calcext:value-type="float">
            <text:p>0.029864532019705</text:p>
          </table:table-cell>
          <table:table-cell office:value-type="float" office:value="0.42826354679765" calcext:value-type="float">
            <text:p>0.42826354679765</text:p>
          </table:table-cell>
          <table:table-cell office:value-type="float" office:value="0.041564039408867" calcext:value-type="float">
            <text:p>0.041564039408867</text:p>
          </table:table-cell>
          <table:table-cell office:value-type="float" office:value="0.442733990147783" calcext:value-type="float">
            <text:p>0.442733990147783</text:p>
          </table:table-cell>
          <table:table-cell office:value-type="float" office:value="0.680726600985222" calcext:value-type="float">
            <text:p>0.680726600985222</text:p>
          </table:table-cell>
          <table:table-cell office:value-type="float" office:value="0.50001612140928" calcext:value-type="float">
            <text:p>0.50001612140928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6831383705995" calcext:value-type="float">
            <text:p>0.0486831383706</text:p>
          </table:table-cell>
          <table:table-cell office:value-type="float" office:value="0.501525470292248" calcext:value-type="float">
            <text:p>0.501525470292248</text:p>
          </table:table-cell>
          <table:table-cell/>
        </table:table-row>
        <table:table-row table:style-name="ro1">
          <table:table-cell office:value-type="string" calcext:value-type="string">
            <text:p>Bad SEQ</text:p>
          </table:table-cell>
          <table:table-cell office:value-type="string" calcext:value-type="string">
            <text:p>Ma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607649000194" calcext:value-type="float">
            <text:p>0.370607649000194</text:p>
          </table:table-cell>
          <table:table-cell office:value-type="float" office:value="0.876002467612585" calcext:value-type="float">
            <text:p>0.876002467612585</text:p>
          </table:table-cell>
          <table:table-cell office:value-type="float" office:value="0.950956199876619" calcext:value-type="float">
            <text:p>0.950956199876619</text:p>
          </table:table-cell>
          <table:table-cell office:value-type="float" office:value="0.976249228871067" calcext:value-type="float">
            <text:p>0.9762492288710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0012315270936" calcext:value-type="float">
            <text:p>0.520012315270936</text:p>
          </table:table-cell>
          <table:table-cell office:value-type="float" office:value="0.756773399014778" calcext:value-type="float">
            <text:p>0.756773399014778</text:p>
          </table:table-cell>
          <table:table-cell office:value-type="float" office:value="0.888238916256158" calcext:value-type="float">
            <text:p>0.888238916256158</text:p>
          </table:table-cell>
          <table:table-cell office:value-type="float" office:value="0.498609183841524" calcext:value-type="float">
            <text:p>0.498609183841524</text:p>
          </table:table-cell>
          <table:table-cell office:value-type="float" office:value="0.00889336559839821" calcext:value-type="float">
            <text:p>0.008893365598398</text:p>
          </table:table-cell>
          <table:table-cell office:value-type="float" office:value="0.044945890503507" calcext:value-type="float">
            <text:p>0.044945890503507</text:p>
          </table:table-cell>
          <table:table-cell office:value-type="float" office:value="0.503300834174518" calcext:value-type="float">
            <text:p>0.503300834174518</text:p>
          </table:table-cell>
          <table:table-cell/>
        </table:table-row>
        <table:table-row table:style-name="ro1">
          <table:table-cell office:value-type="string" calcext:value-type="string">
            <text:p>Bad SEQ</text:p>
          </table:table-cell>
          <table:table-cell office:value-type="string" calcext:value-type="string">
            <text:p>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0927070457355" calcext:value-type="float">
            <text:p>0.750927070457355</text:p>
          </table:table-cell>
          <table:table-cell office:value-type="float" office:value="0.900185414091471" calcext:value-type="float">
            <text:p>0.900185414091471</text:p>
          </table:table-cell>
          <table:table-cell office:value-type="float" office:value="0.94159456118665" calcext:value-type="float">
            <text:p>0.941594561186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8472906403941" calcext:value-type="float">
            <text:p>0.518472906403941</text:p>
          </table:table-cell>
          <table:table-cell office:value-type="float" office:value="0.582820197044335" calcext:value-type="float">
            <text:p>0.582820197044335</text:p>
          </table:table-cell>
          <table:table-cell office:value-type="float" office:value="0.732758620689655" calcext:value-type="float">
            <text:p>0.732758620689655</text:p>
          </table:table-cell>
          <table:table-cell office:value-type="float" office:value="0.499958936681037" calcext:value-type="float">
            <text:p>0.499958936681037</text:p>
          </table:table-cell>
          <table:table-cell office:value-type="float" office:value="0.00988854668747497" calcext:value-type="float">
            <text:p>0.009888546687475</text:p>
          </table:table-cell>
          <table:table-cell office:value-type="float" office:value="0.0485726518154322" calcext:value-type="float">
            <text:p>0.048572651815432</text:p>
          </table:table-cell>
          <table:table-cell office:value-type="float" office:value="0.502436414639883" calcext:value-type="float">
            <text:p>0.502436414639883</text:p>
          </table:table-cell>
          <table:table-cell/>
        </table:table-row>
        <table:table-row table:style-name="ro1">
          <table:table-cell office:value-type="string" calcext:value-type="string">
            <text:p>#Genev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valid Data-Offset</text:p>
          </table:table-cell>
          <table:table-cell office:value-type="string" calcext:value-type="string">
            <text:p>Bad TCP Checksum</text:p>
          </table:table-cell>
          <table:table-cell office:value-type="float" office:value="0.98944894664862" calcext:value-type="float">
            <text:p>0.98944894664862</text:p>
          </table:table-cell>
          <table:table-cell office:value-type="float" office:value="0.63716514072567" calcext:value-type="float">
            <text:p>0.63716514072567</text:p>
          </table:table-cell>
          <table:table-cell office:value-type="float" office:value="0.998304510003391" calcext:value-type="float">
            <text:p>0.998304510003391</text:p>
          </table:table-cell>
          <table:table-cell office:value-type="float" office:value="0.0211676340034332" calcext:value-type="float">
            <text:p>0.021167634003433</text:p>
          </table:table-cell>
          <table:table-cell office:value-type="float" office:value="0.866395388267209" calcext:value-type="float">
            <text:p>0.866395388267209</text:p>
          </table:table-cell>
          <table:table-cell office:value-type="float" office:value="0.957273652085453" calcext:value-type="float">
            <text:p>0.957273652085453</text:p>
          </table:table-cell>
          <table:table-cell office:value-type="float" office:value="0.975924042048152" calcext:value-type="float">
            <text:p>0.975924042048152</text:p>
          </table:table-cell>
          <table:table-cell office:value-type="float" office:value="0.98283273190102" calcext:value-type="float">
            <text:p>0.98283273190102</text:p>
          </table:table-cell>
          <table:table-cell office:value-type="float" office:value="0.836996956374704" calcext:value-type="float">
            <text:p>0.836996956374704</text:p>
          </table:table-cell>
          <table:table-cell office:value-type="float" office:value="0.905309435238417" calcext:value-type="float">
            <text:p>0.905309435238417</text:p>
          </table:table-cell>
          <table:table-cell office:value-type="float" office:value="0.0582592922806463" calcext:value-type="float">
            <text:p>0.058259292280646</text:p>
          </table:table-cell>
          <table:table-cell office:value-type="float" office:value="0.462631044978018" calcext:value-type="float">
            <text:p>0.462631044978018</text:p>
          </table:table-cell>
          <table:table-cell office:value-type="float" office:value="0.904294893473115" calcext:value-type="float">
            <text:p>0.904294893473115</text:p>
          </table:table-cell>
          <table:table-cell office:value-type="float" office:value="0.956712884680419" calcext:value-type="float">
            <text:p>0.956712884680419</text:p>
          </table:table-cell>
          <table:table-cell office:value-type="float" office:value="0.490608103452313" calcext:value-type="float">
            <text:p>0.490608103452313</text:p>
          </table:table-cell>
          <table:table-cell office:value-type="float" office:value="0.00692481987830648" calcext:value-type="float">
            <text:p>0.006924819878306</text:p>
          </table:table-cell>
          <table:table-cell office:value-type="float" office:value="0.0334784490440184" calcext:value-type="float">
            <text:p>0.033478449044019</text:p>
          </table:table-cell>
          <table:table-cell office:value-type="float" office:value="0.503526057180682" calcext:value-type="float">
            <text:p>0.503526057180682</text:p>
          </table:table-cell>
          <table:table-cell/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IP Length</text:p>
          </table:table-cell>
          <table:table-cell office:value-type="float" office:value="0.997908301280697" calcext:value-type="float">
            <text:p>0.997908301280697</text:p>
          </table:table-cell>
          <table:table-cell office:value-type="float" office:value="0.994144838212635" calcext:value-type="float">
            <text:p>0.994144838212635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0841645885428719" calcext:value-type="float">
            <text:p>0.008416458854287</text:p>
          </table:table-cell>
          <table:table-cell office:value-type="float" office:value="0.890292758089368" calcext:value-type="float">
            <text:p>0.890292758089368</text:p>
          </table:table-cell>
          <table:table-cell office:value-type="float" office:value="0.966409861325115" calcext:value-type="float">
            <text:p>0.966409861325115</text:p>
          </table:table-cell>
          <table:table-cell office:value-type="float" office:value="0.982434514637904" calcext:value-type="float">
            <text:p>0.982434514637904</text:p>
          </table:table-cell>
          <table:table-cell office:value-type="float" office:value="0.931540321990746" calcext:value-type="float">
            <text:p>0.931540321990746</text:p>
          </table:table-cell>
          <table:table-cell office:value-type="float" office:value="0.141935483870968" calcext:value-type="float">
            <text:p>0.141935483870968</text:p>
          </table:table-cell>
          <table:table-cell office:value-type="float" office:value="0.385253456221198" calcext:value-type="float">
            <text:p>0.385253456221198</text:p>
          </table:table-cell>
          <table:table-cell office:value-type="float" office:value="0.110599078341014" calcext:value-type="float">
            <text:p>0.110599078341014</text:p>
          </table:table-cell>
          <table:table-cell office:value-type="float" office:value="0.441781874039939" calcext:value-type="float">
            <text:p>0.441781874039939</text:p>
          </table:table-cell>
          <table:table-cell office:value-type="float" office:value="0.931490015360983" calcext:value-type="float">
            <text:p>0.931490015360983</text:p>
          </table:table-cell>
          <table:table-cell office:value-type="float" office:value="0.973271889400922" calcext:value-type="float">
            <text:p>0.973271889400922</text:p>
          </table:table-cell>
          <table:table-cell office:value-type="float" office:value="0.514594961678082" calcext:value-type="float">
            <text:p>0.514594961678082</text:p>
          </table:table-cell>
          <table:table-cell office:value-type="float" office:value="0.000117065861253541" calcext:value-type="float">
            <text:p>0.000117065861254</text:p>
          </table:table-cell>
          <table:table-cell office:value-type="float" office:value="0.0278616749783428" calcext:value-type="float">
            <text:p>0.027861674978343</text:p>
          </table:table-cell>
          <table:table-cell office:value-type="float" office:value="0.480906558029549" calcext:value-type="float">
            <text:p>0.480906558029549</text:p>
          </table:table-cell>
          <table:table-cell/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Bad TCP Checksum</text:p>
          </table:table-cell>
          <table:table-cell office:value-type="float" office:value="0.997908877651787" calcext:value-type="float">
            <text:p>0.997908877651787</text:p>
          </table:table-cell>
          <table:table-cell office:value-type="float" office:value="0.994144838212635" calcext:value-type="float">
            <text:p>0.994144838212635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0841645885336796" calcext:value-type="float">
            <text:p>0.008416458853368</text:p>
          </table:table-cell>
          <table:table-cell office:value-type="float" office:value="0.894915254237288" calcext:value-type="float">
            <text:p>0.894915254237288</text:p>
          </table:table-cell>
          <table:table-cell office:value-type="float" office:value="0.967950693374422" calcext:value-type="float">
            <text:p>0.967950693374422</text:p>
          </table:table-cell>
          <table:table-cell office:value-type="float" office:value="0.984283513097072" calcext:value-type="float">
            <text:p>0.984283513097072</text:p>
          </table:table-cell>
          <table:table-cell office:value-type="float" office:value="0.934084534958624" calcext:value-type="float">
            <text:p>0.934084534958624</text:p>
          </table:table-cell>
          <table:table-cell office:value-type="float" office:value="0.188018433179724" calcext:value-type="float">
            <text:p>0.188018433179724</text:p>
          </table:table-cell>
          <table:table-cell office:value-type="float" office:value="0.423348694316436" calcext:value-type="float">
            <text:p>0.423348694316436</text:p>
          </table:table-cell>
          <table:table-cell office:value-type="float" office:value="0.110906298003251" calcext:value-type="float">
            <text:p>0.110906298003251</text:p>
          </table:table-cell>
          <table:table-cell office:value-type="float" office:value="0.437173579109063" calcext:value-type="float">
            <text:p>0.437173579109063</text:p>
          </table:table-cell>
          <table:table-cell office:value-type="float" office:value="0.927188940092166" calcext:value-type="float">
            <text:p>0.927188940092166</text:p>
          </table:table-cell>
          <table:table-cell office:value-type="float" office:value="0.972043010752688" calcext:value-type="float">
            <text:p>0.972043010752688</text:p>
          </table:table-cell>
          <table:table-cell office:value-type="float" office:value="0.476339687073862" calcext:value-type="float">
            <text:p>0.476339687073862</text:p>
          </table:table-cell>
          <table:table-cell office:value-type="float" office:value="0" calcext:value-type="float">
            <text:p>0</text:p>
          </table:table-cell>
          <table:table-cell office:value-type="float" office:value="0.0185315258364356" calcext:value-type="float">
            <text:p>0.018531525836436</text:p>
          </table:table-cell>
          <table:table-cell office:value-type="float" office:value="0.514975510381294" calcext:value-type="float">
            <text:p>0.514975510381294</text:p>
          </table:table-cell>
          <table:table-cell/>
        </table:table-row>
        <table:table-row table:style-name="ro1">
          <table:table-cell office:value-type="string" calcext:value-type="string">
            <text:p>Injected RST</text:p>
          </table:table-cell>
          <table:table-cell office:value-type="string" calcext:value-type="string">
            <text:p>Low TTL</text:p>
          </table:table-cell>
          <table:table-cell office:value-type="float" office:value="0.997810798504509" calcext:value-type="float">
            <text:p>0.997810798504509</text:p>
          </table:table-cell>
          <table:table-cell office:value-type="float" office:value="0.991063174114021" calcext:value-type="float">
            <text:p>0.991063174114021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0924499229583982" calcext:value-type="float">
            <text:p>0.00924499229584</text:p>
          </table:table-cell>
          <table:table-cell office:value-type="float" office:value="0.887211093990755" calcext:value-type="float">
            <text:p>0.887211093990755</text:p>
          </table:table-cell>
          <table:table-cell office:value-type="float" office:value="0.967950693374422" calcext:value-type="float">
            <text:p>0.967950693374422</text:p>
          </table:table-cell>
          <table:table-cell office:value-type="float" office:value="0.984899845916795" calcext:value-type="float">
            <text:p>0.984899845916795</text:p>
          </table:table-cell>
          <table:table-cell office:value-type="float" office:value="0.846414284062567" calcext:value-type="float">
            <text:p>0.846414284062567</text:p>
          </table:table-cell>
          <table:table-cell office:value-type="float" office:value="0.0175115207373272" calcext:value-type="float">
            <text:p>0.017511520737327</text:p>
          </table:table-cell>
          <table:table-cell office:value-type="float" office:value="0.109062980030722" calcext:value-type="float">
            <text:p>0.109062980030722</text:p>
          </table:table-cell>
          <table:table-cell office:value-type="float" office:value="0.229416282642089" calcext:value-type="float">
            <text:p>0.229416282642089</text:p>
          </table:table-cell>
          <table:table-cell office:value-type="float" office:value="0.0525345622119816" calcext:value-type="float">
            <text:p>0.052534562211982</text:p>
          </table:table-cell>
          <table:table-cell office:value-type="float" office:value="0.926267281105991" calcext:value-type="float">
            <text:p>0.926267281105991</text:p>
          </table:table-cell>
          <table:table-cell office:value-type="float" office:value="0.968970814132104" calcext:value-type="float">
            <text:p>0.968970814132104</text:p>
          </table:table-cell>
          <table:table-cell office:value-type="float" office:value="0.482437383473754" calcext:value-type="float">
            <text:p>0.482437383473754</text:p>
          </table:table-cell>
          <table:table-cell office:value-type="float" office:value="0" calcext:value-type="float">
            <text:p>0</text:p>
          </table:table-cell>
          <table:table-cell office:value-type="float" office:value="0.0195734120015921" calcext:value-type="float">
            <text:p>0.019573412001592</text:p>
          </table:table-cell>
          <table:table-cell office:value-type="float" office:value="0.500643862236723" calcext:value-type="float">
            <text:p>0.500643862236723</text:p>
          </table:table-cell>
          <table:table-cell/>
        </table:table-row>
        <table:table-row table:style-name="ro1">
          <table:table-cell office:value-type="string" calcext:value-type="string">
            <text:p>Bad TCP MD5-Option</text:p>
          </table:table-cell>
          <table:table-cell office:value-type="string" calcext:value-type="string">
            <text:p>Injected RST</text:p>
          </table:table-cell>
          <table:table-cell office:value-type="float" office:value="0.997997734861613" calcext:value-type="float">
            <text:p>0.997997734861613</text:p>
          </table:table-cell>
          <table:table-cell office:value-type="float" office:value="0.994144838212635" calcext:value-type="float">
            <text:p>0.994144838212635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0672178011280228" calcext:value-type="float">
            <text:p>0.006721780112802</text:p>
          </table:table-cell>
          <table:table-cell office:value-type="float" office:value="0.884745762711864" calcext:value-type="float">
            <text:p>0.884745762711864</text:p>
          </table:table-cell>
          <table:table-cell office:value-type="float" office:value="0.971340523882897" calcext:value-type="float">
            <text:p>0.971340523882897</text:p>
          </table:table-cell>
          <table:table-cell office:value-type="float" office:value="0.985208012326656" calcext:value-type="float">
            <text:p>0.985208012326656</text:p>
          </table:table-cell>
          <table:table-cell office:value-type="float" office:value="0.979691411771091" calcext:value-type="float">
            <text:p>0.979691411771091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887864823348694" calcext:value-type="float">
            <text:p>0.887864823348694</text:p>
          </table:table-cell>
          <table:table-cell office:value-type="float" office:value="0.07342549923123" calcext:value-type="float">
            <text:p>0.07342549923123</text:p>
          </table:table-cell>
          <table:table-cell office:value-type="float" office:value="0.460522273425499" calcext:value-type="float">
            <text:p>0.460522273425499</text:p>
          </table:table-cell>
          <table:table-cell office:value-type="float" office:value="0.929646697388633" calcext:value-type="float">
            <text:p>0.929646697388633</text:p>
          </table:table-cell>
          <table:table-cell office:value-type="float" office:value="0.972043010752688" calcext:value-type="float">
            <text:p>0.972043010752688</text:p>
          </table:table-cell>
          <table:table-cell office:value-type="float" office:value="0.483860505382597" calcext:value-type="float">
            <text:p>0.483860505382597</text:p>
          </table:table-cell>
          <table:table-cell office:value-type="float" office:value="0" calcext:value-type="float">
            <text:p>0</text:p>
          </table:table-cell>
          <table:table-cell office:value-type="float" office:value="0.0200767952049823" calcext:value-type="float">
            <text:p>0.020076795204982</text:p>
          </table:table-cell>
          <table:table-cell office:value-type="float" office:value="0.511530987333604" calcext:value-type="float">
            <text:p>0.511530987333604</text:p>
          </table:table-cell>
          <table:table-cell/>
        </table:table-row>
        <table:table-row table:style-name="ro1">
          <table:table-cell office:value-type="string" calcext:value-type="string">
            <text:p>Injected RST-ACK</text:p>
          </table:table-cell>
          <table:table-cell office:value-type="string" calcext:value-type="string">
            <text:p>Bad TCP Checksum</text:p>
          </table:table-cell>
          <table:table-cell office:value-type="float" office:value="0.997671989133484" calcext:value-type="float">
            <text:p>0.997671989133484</text:p>
          </table:table-cell>
          <table:table-cell office:value-type="float" office:value="0.987057010785824" calcext:value-type="float">
            <text:p>0.987057010785824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111789669804858" calcext:value-type="float">
            <text:p>0.011178966980486</text:p>
          </table:table-cell>
          <table:table-cell office:value-type="float" office:value="0.878890600924499" calcext:value-type="float">
            <text:p>0.878890600924499</text:p>
          </table:table-cell>
          <table:table-cell office:value-type="float" office:value="0.967642526964561" calcext:value-type="float">
            <text:p>0.967642526964561</text:p>
          </table:table-cell>
          <table:table-cell office:value-type="float" office:value="0.984899845916795" calcext:value-type="float">
            <text:p>0.984899845916795</text:p>
          </table:table-cell>
          <table:table-cell office:value-type="float" office:value="0.833634323656622" calcext:value-type="float">
            <text:p>0.833634323656622</text:p>
          </table:table-cell>
          <table:table-cell office:value-type="float" office:value="0.0178187403993856" calcext:value-type="float">
            <text:p>0.017818740399386</text:p>
          </table:table-cell>
          <table:table-cell office:value-type="float" office:value="0.098310291858679" calcext:value-type="float">
            <text:p>0.098310291858679</text:p>
          </table:table-cell>
          <table:table-cell office:value-type="float" office:value="0.245775729645626" calcext:value-type="float">
            <text:p>0.245775729645626</text:p>
          </table:table-cell>
          <table:table-cell office:value-type="float" office:value="0.0408602150537634" calcext:value-type="float">
            <text:p>0.040860215053764</text:p>
          </table:table-cell>
          <table:table-cell office:value-type="float" office:value="0.937327188940092" calcext:value-type="float">
            <text:p>0.937327188940092</text:p>
          </table:table-cell>
          <table:table-cell office:value-type="float" office:value="0.977880184331797" calcext:value-type="float">
            <text:p>0.977880184331797</text:p>
          </table:table-cell>
          <table:table-cell office:value-type="float" office:value="0.489811645601058" calcext:value-type="float">
            <text:p>0.489811645601058</text:p>
          </table:table-cell>
          <table:table-cell office:value-type="float" office:value="0.000503383203390227" calcext:value-type="float">
            <text:p>0.00050338320339</text:p>
          </table:table-cell>
          <table:table-cell office:value-type="float" office:value="0.0229332022195687" calcext:value-type="float">
            <text:p>0.022933202219569</text:p>
          </table:table-cell>
          <table:table-cell office:value-type="float" office:value="0.506965418744586" calcext:value-type="float">
            <text:p>0.506965418744586</text:p>
          </table:table-cell>
          <table:table-cell/>
        </table:table-row>
        <table:table-row table:style-name="ro1">
          <table:table-cell office:value-type="string" calcext:value-type="string">
            <text:p>Injected RST-ACK</text:p>
          </table:table-cell>
          <table:table-cell office:value-type="string" calcext:value-type="string">
            <text:p>Low TTL</text:p>
          </table:table-cell>
          <table:table-cell office:value-type="float" office:value="0.997377943815346" calcext:value-type="float">
            <text:p>0.997377943815346</text:p>
          </table:table-cell>
          <table:table-cell office:value-type="float" office:value="0.978428351309707" calcext:value-type="float">
            <text:p>0.978428351309707</text:p>
          </table:table-cell>
          <table:table-cell office:value-type="float" office:value="0.994453004622496" calcext:value-type="float">
            <text:p>0.994453004622496</text:p>
          </table:table-cell>
          <table:table-cell office:value-type="float" office:value="0.0142752137414675" calcext:value-type="float">
            <text:p>0.014275213741468</text:p>
          </table:table-cell>
          <table:table-cell office:value-type="float" office:value="0.869029275808937" calcext:value-type="float">
            <text:p>0.869029275808937</text:p>
          </table:table-cell>
          <table:table-cell office:value-type="float" office:value="0.963636363636364" calcext:value-type="float">
            <text:p>0.963636363636364</text:p>
          </table:table-cell>
          <table:table-cell office:value-type="float" office:value="0.979969183359014" calcext:value-type="float">
            <text:p>0.979969183359014</text:p>
          </table:table-cell>
          <table:table-cell office:value-type="float" office:value="0.544365822638455" calcext:value-type="float">
            <text:p>0.544365822638455</text:p>
          </table:table-cell>
          <table:table-cell office:value-type="float" office:value="0.00276497695852535" calcext:value-type="float">
            <text:p>0.002764976958525</text:p>
          </table:table-cell>
          <table:table-cell office:value-type="float" office:value="0.0175115207373272" calcext:value-type="float">
            <text:p>0.017511520737327</text:p>
          </table:table-cell>
          <table:table-cell office:value-type="float" office:value="0.489708141321045" calcext:value-type="float">
            <text:p>0.489708141321045</text:p>
          </table:table-cell>
          <table:table-cell office:value-type="float" office:value="0.0181259600614439" calcext:value-type="float">
            <text:p>0.018125960061444</text:p>
          </table:table-cell>
          <table:table-cell office:value-type="float" office:value="0.688786482334869" calcext:value-type="float">
            <text:p>0.688786482334869</text:p>
          </table:table-cell>
          <table:table-cell office:value-type="float" office:value="0.856835637480799" calcext:value-type="float">
            <text:p>0.856835637480799</text:p>
          </table:table-cell>
          <table:table-cell office:value-type="float" office:value="0.484851698019556" calcext:value-type="float">
            <text:p>0.484851698019556</text:p>
          </table:table-cell>
          <table:table-cell office:value-type="float" office:value="0.00244667650019901" calcext:value-type="float">
            <text:p>0.002446676500199</text:p>
          </table:table-cell>
          <table:table-cell office:value-type="float" office:value="0.0262695792652947" calcext:value-type="float">
            <text:p>0.026269579265295</text:p>
          </table:table-cell>
          <table:table-cell office:value-type="float" office:value="0.511364528204026" calcext:value-type="float">
            <text:p>0.511364528204026</text:p>
          </table:table-cell>
          <table:table-cell/>
        </table:table-row>
        <table:table-row table:style-name="ro1">
          <table:table-cell office:value-type="string" calcext:value-type="string">
            <text:p>Bad TCP MD5-Option</text:p>
          </table:table-cell>
          <table:table-cell office:value-type="string" calcext:value-type="string">
            <text:p>Injected RST</text:p>
          </table:table-cell>
          <table:table-cell office:value-type="float" office:value="0.997997734861613" calcext:value-type="float">
            <text:p>0.997997734861613</text:p>
          </table:table-cell>
          <table:table-cell office:value-type="float" office:value="0.994144838212635" calcext:value-type="float">
            <text:p>0.994144838212635</text:p>
          </table:table-cell>
          <table:table-cell office:value-type="float" office:value="0.994761171032358" calcext:value-type="float">
            <text:p>0.994761171032358</text:p>
          </table:table-cell>
          <table:table-cell office:value-type="float" office:value="0.00672178011280228" calcext:value-type="float">
            <text:p>0.006721780112802</text:p>
          </table:table-cell>
          <table:table-cell office:value-type="float" office:value="0.887519260400616" calcext:value-type="float">
            <text:p>0.887519260400616</text:p>
          </table:table-cell>
          <table:table-cell office:value-type="float" office:value="0.965485362095532" calcext:value-type="float">
            <text:p>0.965485362095532</text:p>
          </table:table-cell>
          <table:table-cell office:value-type="float" office:value="0.980893682588598" calcext:value-type="float">
            <text:p>0.980893682588598</text:p>
          </table:table-cell>
          <table:table-cell office:value-type="float" office:value="0.979691411771091" calcext:value-type="float">
            <text:p>0.979691411771091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887864823348694" calcext:value-type="float">
            <text:p>0.887864823348694</text:p>
          </table:table-cell>
          <table:table-cell office:value-type="float" office:value="0.07342549923123" calcext:value-type="float">
            <text:p>0.07342549923123</text:p>
          </table:table-cell>
          <table:table-cell office:value-type="float" office:value="0.4642089093702" calcext:value-type="float">
            <text:p>0.4642089093702</text:p>
          </table:table-cell>
          <table:table-cell office:value-type="float" office:value="0.931797235023041" calcext:value-type="float">
            <text:p>0.931797235023041</text:p>
          </table:table-cell>
          <table:table-cell office:value-type="float" office:value="0.970506912442396" calcext:value-type="float">
            <text:p>0.970506912442396</text:p>
          </table:table-cell>
          <table:table-cell office:value-type="float" office:value="0.488149614989777" calcext:value-type="float">
            <text:p>0.488149614989777</text:p>
          </table:table-cell>
          <table:table-cell office:value-type="float" office:value="0.00474116738076842" calcext:value-type="float">
            <text:p>0.004741167380768</text:p>
          </table:table-cell>
          <table:table-cell office:value-type="float" office:value="0.0284587108707359" calcext:value-type="float">
            <text:p>0.028458710870736</text:p>
          </table:table-cell>
          <table:table-cell office:value-type="float" office:value="0.506274730162779" calcext:value-type="float">
            <text:p>0.506274730162779</text:p>
          </table:table-cell>
          <table:table-cell/>
        </table:table-row>
        <table:table-row table:style-name="ro1">
          <table:table-cell office:value-type="string" calcext:value-type="string">
            <text:p>Invalid Flags #1</text:p>
          </table:table-cell>
          <table:table-cell office:value-type="string" calcext:value-type="string">
            <text:p>Bad TCP Checksum</text:p>
          </table:table-cell>
          <table:table-cell office:value-type="float" office:value="0.998169685570358" calcext:value-type="float">
            <text:p>0.998169685570358</text:p>
          </table:table-cell>
          <table:table-cell table:number-columns-repeated="2" office:value-type="float" office:value="0.994761171032358" calcext:value-type="float">
            <text:p>0.994761171032358</text:p>
          </table:table-cell>
          <table:table-cell office:value-type="float" office:value="0.0058551617873648" calcext:value-type="float">
            <text:p>0.005855161787365</text:p>
          </table:table-cell>
          <table:table-cell office:value-type="float" office:value="0.910015408320493" calcext:value-type="float">
            <text:p>0.910015408320493</text:p>
          </table:table-cell>
          <table:table-cell office:value-type="float" office:value="0.96517719568567" calcext:value-type="float">
            <text:p>0.96517719568567</text:p>
          </table:table-cell>
          <table:table-cell office:value-type="float" office:value="0.982742681047766" calcext:value-type="float">
            <text:p>0.982742681047766</text:p>
          </table:table-cell>
          <table:table-cell office:value-type="float" office:value="0.991392752730644" calcext:value-type="float">
            <text:p>0.991392752730644</text:p>
          </table:table-cell>
          <table:table-cell office:value-type="float" office:value="0.931182795698925" calcext:value-type="float">
            <text:p>0.931182795698925</text:p>
          </table:table-cell>
          <table:table-cell office:value-type="float" office:value="0.978494623655914" calcext:value-type="float">
            <text:p>0.978494623655914</text:p>
          </table:table-cell>
          <table:table-cell office:value-type="float" office:value="0.0245775729648791" calcext:value-type="float">
            <text:p>0.024577572964879</text:p>
          </table:table-cell>
          <table:table-cell office:value-type="float" office:value="0.517972350230415" calcext:value-type="float">
            <text:p>0.517972350230415</text:p>
          </table:table-cell>
          <table:table-cell office:value-type="float" office:value="0.930875576036866" calcext:value-type="float">
            <text:p>0.930875576036866</text:p>
          </table:table-cell>
          <table:table-cell office:value-type="float" office:value="0.974500768049155" calcext:value-type="float">
            <text:p>0.974500768049155</text:p>
          </table:table-cell>
          <table:table-cell office:value-type="float" office:value="0.484320088975751" calcext:value-type="float">
            <text:p>0.484320088975751</text:p>
          </table:table-cell>
          <table:table-cell office:value-type="float" office:value="0.00646203554119548" calcext:value-type="float">
            <text:p>0.006462035541195</text:p>
          </table:table-cell>
          <table:table-cell office:value-type="float" office:value="0.030378590995294" calcext:value-type="float">
            <text:p>0.030378590995294</text:p>
          </table:table-cell>
          <table:table-cell office:value-type="float" office:value="0.508665104246522" calcext:value-type="float">
            <text:p>0.508665104246522</text:p>
          </table:table-cell>
          <table:table-cell/>
        </table:table-row>
        <table:table-row table:style-name="ro1">
          <table:table-cell office:value-type="string" calcext:value-type="string">
            <text:p>Invalid Flags #2</text:p>
          </table:table-cell>
          <table:table-cell office:value-type="string" calcext:value-type="string">
            <text:p>Low TTL</text:p>
          </table:table-cell>
          <table:table-cell office:value-type="float" office:value="0.998152778685028" calcext:value-type="float">
            <text:p>0.998152778685028</text:p>
          </table:table-cell>
          <table:table-cell table:number-columns-repeated="2" office:value-type="float" office:value="0.994761171032358" calcext:value-type="float">
            <text:p>0.994761171032358</text:p>
          </table:table-cell>
          <table:table-cell office:value-type="float" office:value="0.00616332819701745" calcext:value-type="float">
            <text:p>0.006163328197017</text:p>
          </table:table-cell>
          <table:table-cell office:value-type="float" office:value="0.898305084745763" calcext:value-type="float">
            <text:p>0.898305084745763</text:p>
          </table:table-cell>
          <table:table-cell office:value-type="float" office:value="0.963328197226502" calcext:value-type="float">
            <text:p>0.963328197226502</text:p>
          </table:table-cell>
          <table:table-cell office:value-type="float" office:value="0.981201848998459" calcext:value-type="float">
            <text:p>0.981201848998459</text:p>
          </table:table-cell>
          <table:table-cell office:value-type="float" office:value="0.968570060004578" calcext:value-type="float">
            <text:p>0.968570060004578</text:p>
          </table:table-cell>
          <table:table-cell office:value-type="float" office:value="0.45099846390169" calcext:value-type="float">
            <text:p>0.45099846390169</text:p>
          </table:table-cell>
          <table:table-cell office:value-type="float" office:value="0.727188940092166" calcext:value-type="float">
            <text:p>0.727188940092166</text:p>
          </table:table-cell>
          <table:table-cell office:value-type="float" office:value="0.0771121351771125" calcext:value-type="float">
            <text:p>0.077112135177113</text:p>
          </table:table-cell>
          <table:table-cell office:value-type="float" office:value="0.445775729646697" calcext:value-type="float">
            <text:p>0.445775729646697</text:p>
          </table:table-cell>
          <table:table-cell office:value-type="float" office:value="0.929032258064516" calcext:value-type="float">
            <text:p>0.929032258064516</text:p>
          </table:table-cell>
          <table:table-cell office:value-type="float" office:value="0.968663594470046" calcext:value-type="float">
            <text:p>0.968663594470046</text:p>
          </table:table-cell>
          <table:table-cell office:value-type="float" office:value="0.483405859450991" calcext:value-type="float">
            <text:p>0.483405859450991</text:p>
          </table:table-cell>
          <table:table-cell office:value-type="float" office:value="0.00646203554119548" calcext:value-type="float">
            <text:p>0.006462035541195</text:p>
          </table:table-cell>
          <table:table-cell office:value-type="float" office:value="0.0320643393973449" calcext:value-type="float">
            <text:p>0.032064339397345</text:p>
          </table:table-cell>
          <table:table-cell office:value-type="float" office:value="0.506017185268432" calcext:value-type="float">
            <text:p>0.506017185268432</text:p>
          </table:table-cell>
          <table:table-cell/>
        </table:table-row>
        <table:table-row table:style-name="ro1">
          <table:table-cell office:value-type="string" calcext:value-type="string">
            <text:p>Invalid Flags #2</text:p>
          </table:table-cell>
          <table:table-cell office:value-type="string" calcext:value-type="string">
            <text:p>Bad TCP MD5-Option</text:p>
          </table:table-cell>
          <table:table-cell office:value-type="float" office:value="0.998220598350042" calcext:value-type="float">
            <text:p>0.998220598350042</text:p>
          </table:table-cell>
          <table:table-cell table:number-columns-repeated="2" office:value-type="float" office:value="0.994761171032358" calcext:value-type="float">
            <text:p>0.994761171032358</text:p>
          </table:table-cell>
          <table:table-cell office:value-type="float" office:value="0.00554699537750385" calcext:value-type="float">
            <text:p>0.005546995377504</text:p>
          </table:table-cell>
          <table:table-cell office:value-type="float" office:value="0.910015408320493" calcext:value-type="float">
            <text:p>0.910015408320493</text:p>
          </table:table-cell>
          <table:table-cell office:value-type="float" office:value="0.9673343605547" calcext:value-type="float">
            <text:p>0.9673343605547</text:p>
          </table:table-cell>
          <table:table-cell office:value-type="float" office:value="0.980277349768875" calcext:value-type="float">
            <text:p>0.980277349768875</text:p>
          </table:table-cell>
          <table:table-cell office:value-type="float" office:value="0.991309317344697" calcext:value-type="float">
            <text:p>0.991309317344697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979723502304148" calcext:value-type="float">
            <text:p>0.979723502304148</text:p>
          </table:table-cell>
          <table:table-cell office:value-type="float" office:value="0.0230414746543779" calcext:value-type="float">
            <text:p>0.023041474654378</text:p>
          </table:table-cell>
          <table:table-cell office:value-type="float" office:value="0.513364055299539" calcext:value-type="float">
            <text:p>0.513364055299539</text:p>
          </table:table-cell>
          <table:table-cell office:value-type="float" office:value="0.931490015360983" calcext:value-type="float">
            <text:p>0.931490015360983</text:p>
          </table:table-cell>
          <table:table-cell office:value-type="float" office:value="0.972350230414746" calcext:value-type="float">
            <text:p>0.972350230414746</text:p>
          </table:table-cell>
          <table:table-cell office:value-type="float" office:value="0.48607377542637" calcext:value-type="float">
            <text:p>0.48607377542637</text:p>
          </table:table-cell>
          <table:table-cell office:value-type="float" office:value="0.00646203554119548" calcext:value-type="float">
            <text:p>0.006462035541195</text:p>
          </table:table-cell>
          <table:table-cell office:value-type="float" office:value="0.0337266746271452" calcext:value-type="float">
            <text:p>0.033726674627145</text:p>
          </table:table-cell>
          <table:table-cell office:value-type="float" office:value="0.506778113366586" calcext:value-type="float">
            <text:p>0.506778113366586</text:p>
          </table:table-cell>
          <table:table-cell/>
        </table:table-row>
        <table:table-row table:style-name="ro1">
          <table:table-cell office:value-type="string" calcext:value-type="string">
            <text:p>Invalid Data-Offset</text:p>
          </table:table-cell>
          <table:table-cell office:value-type="string" calcext:value-type="string">
            <text:p>Low TTL</text:p>
          </table:table-cell>
          <table:table-cell office:value-type="float" office:value="0.983053667207672" calcext:value-type="float">
            <text:p>0.983053667207672</text:p>
          </table:table-cell>
          <table:table-cell office:value-type="float" office:value="0.154289589691421" calcext:value-type="float">
            <text:p>0.154289589691421</text:p>
          </table:table-cell>
          <table:table-cell office:value-type="float" office:value="0.995252628009495" calcext:value-type="float">
            <text:p>0.995252628009495</text:p>
          </table:table-cell>
          <table:table-cell office:value-type="float" office:value="0.0307272106522613" calcext:value-type="float">
            <text:p>0.030727210652261</text:p>
          </table:table-cell>
          <table:table-cell office:value-type="float" office:value="0.867412682265175" calcext:value-type="float">
            <text:p>0.867412682265175</text:p>
          </table:table-cell>
          <table:table-cell office:value-type="float" office:value="0.961681926076636" calcext:value-type="float">
            <text:p>0.961681926076636</text:p>
          </table:table-cell>
          <table:table-cell office:value-type="float" office:value="0.978975924042048" calcext:value-type="float">
            <text:p>0.978975924042048</text:p>
          </table:table-cell>
          <table:table-cell office:value-type="float" office:value="0.959034974185854" calcext:value-type="float">
            <text:p>0.959034974185854</text:p>
          </table:table-cell>
          <table:table-cell office:value-type="float" office:value="0.630368616841393" calcext:value-type="float">
            <text:p>0.630368616841393</text:p>
          </table:table-cell>
          <table:table-cell office:value-type="float" office:value="0.704430165708488" calcext:value-type="float">
            <text:p>0.704430165708488</text:p>
          </table:table-cell>
          <table:table-cell office:value-type="float" office:value="0.0776462631044978" calcext:value-type="float">
            <text:p>0.077646263104498</text:p>
          </table:table-cell>
          <table:table-cell office:value-type="float" office:value="0.452823807913426" calcext:value-type="float">
            <text:p>0.452823807913426</text:p>
          </table:table-cell>
          <table:table-cell office:value-type="float" office:value="0.908353060534325" calcext:value-type="float">
            <text:p>0.908353060534325</text:p>
          </table:table-cell>
          <table:table-cell office:value-type="float" office:value="0.962461954683801" calcext:value-type="float">
            <text:p>0.962461954683801</text:p>
          </table:table-cell>
          <table:table-cell office:value-type="float" office:value="0.495089560483995" calcext:value-type="float">
            <text:p>0.495089560483995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6025102472059" calcext:value-type="float">
            <text:p>0.046602510247206</text:p>
          </table:table-cell>
          <table:table-cell office:value-type="float" office:value="0.502626523384526" calcext:value-type="float">
            <text:p>0.502626523384526</text:p>
          </table:table-cell>
          <table:table-cell/>
        </table:table-row>
        <table:table-row table:style-name="ro1">
          <table:table-cell office:value-type="string" calcext:value-type="string">
            <text:p>Bad TCP UTO-Option</text:p>
          </table:table-cell>
          <table:table-cell office:value-type="string" calcext:value-type="string">
            <text:p>Bad TCP MD5-Option</text:p>
          </table:table-cell>
          <table:table-cell office:value-type="float" office:value="0.996539903753591" calcext:value-type="float">
            <text:p>0.996539903753591</text:p>
          </table:table-cell>
          <table:table-cell office:value-type="float" office:value="0.986096982027806" calcext:value-type="float">
            <text:p>0.986096982027806</text:p>
          </table:table-cell>
          <table:table-cell office:value-type="float" office:value="1" calcext:value-type="float">
            <text:p>1</text:p>
          </table:table-cell>
          <table:table-cell office:value-type="float" office:value="0.0103836591429825" calcext:value-type="float">
            <text:p>0.010383659142983</text:p>
          </table:table-cell>
          <table:table-cell office:value-type="float" office:value="0.864360800271278" calcext:value-type="float">
            <text:p>0.864360800271278</text:p>
          </table:table-cell>
          <table:table-cell office:value-type="float" office:value="0.953882672092235" calcext:value-type="float">
            <text:p>0.953882672092235</text:p>
          </table:table-cell>
          <table:table-cell office:value-type="float" office:value="0.974906748050186" calcext:value-type="float">
            <text:p>0.974906748050186</text:p>
          </table:table-cell>
          <table:table-cell office:value-type="float" office:value="0.935802756886584" calcext:value-type="float">
            <text:p>0.935802756886584</text:p>
          </table:table-cell>
          <table:table-cell office:value-type="float" office:value="0.471761920865742" calcext:value-type="float">
            <text:p>0.471761920865742</text:p>
          </table:table-cell>
          <table:table-cell office:value-type="float" office:value="0.515049036185323" calcext:value-type="float">
            <text:p>0.515049036185323</text:p>
          </table:table-cell>
          <table:table-cell office:value-type="float" office:value="0.0933378424073424" calcext:value-type="float">
            <text:p>0.093337842407342</text:p>
          </table:table-cell>
          <table:table-cell office:value-type="float" office:value="0.460263780858979" calcext:value-type="float">
            <text:p>0.460263780858979</text:p>
          </table:table-cell>
          <table:table-cell office:value-type="float" office:value="0.902265809942509" calcext:value-type="float">
            <text:p>0.902265809942509</text:p>
          </table:table-cell>
          <table:table-cell office:value-type="float" office:value="0.953331078796077" calcext:value-type="float">
            <text:p>0.953331078796077</text:p>
          </table:table-cell>
          <table:table-cell office:value-type="float" office:value="0.496378441961777" calcext:value-type="float">
            <text:p>0.496378441961777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9207464548486" calcext:value-type="float">
            <text:p>0.046920746454849</text:p>
          </table:table-cell>
          <table:table-cell office:value-type="float" office:value="0.502146244822288" calcext:value-type="float">
            <text:p>0.502146244822288</text:p>
          </table:table-cell>
          <table:table-cell/>
        </table:table-row>
        <table:table-row table:style-name="ro1">
          <table:table-cell office:value-type="string" calcext:value-type="string">
            <text:p>Injected SYN-ACK</text:p>
          </table:table-cell>
          <table:table-cell office:value-type="string" calcext:value-type="string">
            <text:p>Bad TCP MD5-Option</text:p>
          </table:table-cell>
          <table:table-cell office:value-type="float" office:value="0.987200752960522" calcext:value-type="float">
            <text:p>0.987200752960522</text:p>
          </table:table-cell>
          <table:table-cell office:value-type="float" office:value="0.384867224445253" calcext:value-type="float">
            <text:p>0.384867224445253</text:p>
          </table:table-cell>
          <table:table-cell office:value-type="float" office:value="0.998544925427428" calcext:value-type="float">
            <text:p>0.998544925427428</text:p>
          </table:table-cell>
          <table:table-cell office:value-type="float" office:value="0.0182156133833184" calcext:value-type="float">
            <text:p>0.018215613383319</text:p>
          </table:table-cell>
          <table:table-cell office:value-type="float" office:value="0.718806838850491" calcext:value-type="float">
            <text:p>0.718806838850491</text:p>
          </table:table-cell>
          <table:table-cell office:value-type="float" office:value="0.887595489268825" calcext:value-type="float">
            <text:p>0.887595489268825</text:p>
          </table:table-cell>
          <table:table-cell office:value-type="float" office:value="0.933066569661695" calcext:value-type="float">
            <text:p>0.933066569661695</text:p>
          </table:table-cell>
          <table:table-cell office:value-type="float" office:value="0.746021288928852" calcext:value-type="float">
            <text:p>0.746021288928852</text:p>
          </table:table-cell>
          <table:table-cell office:value-type="float" office:value="0.000177210703526493" calcext:value-type="float">
            <text:p>0.000177210703526</text:p>
          </table:table-cell>
          <table:table-cell office:value-type="float" office:value="0.0331384015594542" calcext:value-type="float">
            <text:p>0.033138401559454</text:p>
          </table:table-cell>
          <table:table-cell office:value-type="float" office:value="0.324230902177011" calcext:value-type="float">
            <text:p>0.324230902177011</text:p>
          </table:table-cell>
          <table:table-cell office:value-type="float" office:value="0.998936735778841" calcext:value-type="float">
            <text:p>0.998936735778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011239699432" calcext:value-type="float">
            <text:p>0.49011239699432</text:p>
          </table:table-cell>
          <table:table-cell office:value-type="float" office:value="0.00990612707835614" calcext:value-type="float">
            <text:p>0.009906127078356</text:p>
          </table:table-cell>
          <table:table-cell office:value-type="float" office:value="0.0488549434107966" calcext:value-type="float">
            <text:p>0.048854943410797</text:p>
          </table:table-cell>
          <table:table-cell office:value-type="float" office:value="0.508317176482211" calcext:value-type="float">
            <text:p>0.508317176482211</text:p>
          </table:table-cell>
          <table:table-cell/>
        </table:table-row>
        <table:table-row table:style-name="ro1">
          <table:table-cell office:value-type="string" calcext:value-type="string">
            <text:p>Invalid Data-Offset</text:p>
          </table:table-cell>
          <table:table-cell office:value-type="string" calcext:value-type="string">
            <text:p>Bad ACK Num</text:p>
          </table:table-cell>
          <table:table-cell office:value-type="float" office:value="0.998200893509914" calcext:value-type="float">
            <text:p>0.998200893509914</text:p>
          </table:table-cell>
          <table:table-cell office:value-type="float" office:value="0.95116988809766" calcext:value-type="float">
            <text:p>0.95116988809766</text:p>
          </table:table-cell>
          <table:table-cell office:value-type="float" office:value="0.999660902000678" calcext:value-type="float">
            <text:p>0.999660902000678</text:p>
          </table:table-cell>
          <table:table-cell office:value-type="float" office:value="0.0175996366526619" calcext:value-type="float">
            <text:p>0.017599636652662</text:p>
          </table:table-cell>
          <table:table-cell office:value-type="float" office:value="0.891488640217023" calcext:value-type="float">
            <text:p>0.891488640217023</text:p>
          </table:table-cell>
          <table:table-cell office:value-type="float" office:value="0.959647338080705" calcext:value-type="float">
            <text:p>0.959647338080705</text:p>
          </table:table-cell>
          <table:table-cell office:value-type="float" office:value="0.976941336046117" calcext:value-type="float">
            <text:p>0.976941336046117</text:p>
          </table:table-cell>
          <table:table-cell office:value-type="float" office:value="0.991885953199786" calcext:value-type="float">
            <text:p>0.991885953199786</text:p>
          </table:table-cell>
          <table:table-cell office:value-type="float" office:value="0.926276631721339" calcext:value-type="float">
            <text:p>0.926276631721339</text:p>
          </table:table-cell>
          <table:table-cell office:value-type="float" office:value="0.940142035847142" calcext:value-type="float">
            <text:p>0.940142035847142</text:p>
          </table:table-cell>
          <table:table-cell office:value-type="float" office:value="0.055799797091647" calcext:value-type="float">
            <text:p>0.055799797091647</text:p>
          </table:table-cell>
          <table:table-cell office:value-type="float" office:value="0.508285424416638" calcext:value-type="float">
            <text:p>0.508285424416638</text:p>
          </table:table-cell>
          <table:table-cell office:value-type="float" office:value="0.91274940818397" calcext:value-type="float">
            <text:p>0.91274940818397</text:p>
          </table:table-cell>
          <table:table-cell office:value-type="float" office:value="0.960432871153196" calcext:value-type="float">
            <text:p>0.960432871153196</text:p>
          </table:table-cell>
          <table:table-cell office:value-type="float" office:value="0.494779959850936" calcext:value-type="float">
            <text:p>0.494779959850936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4879452124545" calcext:value-type="float">
            <text:p>0.046487945212455</text:p>
          </table:table-cell>
          <table:table-cell office:value-type="float" office:value="0.502656540793004" calcext:value-type="float">
            <text:p>0.502656540793004</text:p>
          </table:table-cell>
          <table:table-cell/>
        </table:table-row>
        <table:table-row table:style-name="ro1">
          <table:table-cell office:value-type="string" calcext:value-type="string">
            <text:p>Invalid TCP WScale-Option</text:p>
          </table:table-cell>
          <table:table-cell office:value-type="string" calcext:value-type="string">
            <text:p>Invalid Data-Offset</text:p>
          </table:table-cell>
          <table:table-cell office:value-type="float" office:value="0.998422134983695" calcext:value-type="float">
            <text:p>0.998422134983695</text:p>
          </table:table-cell>
          <table:table-cell office:value-type="float" office:value="0.966429298067141" calcext:value-type="float">
            <text:p>0.966429298067141</text:p>
          </table:table-cell>
          <table:table-cell office:value-type="float" office:value="0.999321804001356" calcext:value-type="float">
            <text:p>0.999321804001356</text:p>
          </table:table-cell>
          <table:table-cell office:value-type="float" office:value="0.0153636053275626" calcext:value-type="float">
            <text:p>0.015363605327563</text:p>
          </table:table-cell>
          <table:table-cell office:value-type="float" office:value="0.873855544252289" calcext:value-type="float">
            <text:p>0.873855544252289</text:p>
          </table:table-cell>
          <table:table-cell office:value-type="float" office:value="0.954560868090878" calcext:value-type="float">
            <text:p>0.954560868090878</text:p>
          </table:table-cell>
          <table:table-cell office:value-type="float" office:value="0.977958630044083" calcext:value-type="float">
            <text:p>0.977958630044083</text:p>
          </table:table-cell>
          <table:table-cell office:value-type="float" office:value="0.990193220399849" calcext:value-type="float">
            <text:p>0.990193220399849</text:p>
          </table:table-cell>
          <table:table-cell office:value-type="float" office:value="0.896854920527562" calcext:value-type="float">
            <text:p>0.896854920527562</text:p>
          </table:table-cell>
          <table:table-cell office:value-type="float" office:value="0.912073047007102" calcext:value-type="float">
            <text:p>0.912073047007102</text:p>
          </table:table-cell>
          <table:table-cell office:value-type="float" office:value="0.0618870476834627" calcext:value-type="float">
            <text:p>0.061887047683463</text:p>
          </table:table-cell>
          <table:table-cell office:value-type="float" office:value="0.514710855596889" calcext:value-type="float">
            <text:p>0.514710855596889</text:p>
          </table:table-cell>
          <table:table-cell office:value-type="float" office:value="0.912073047007102" calcext:value-type="float">
            <text:p>0.912073047007102</text:p>
          </table:table-cell>
          <table:table-cell office:value-type="float" office:value="0.95840378762259" calcext:value-type="float">
            <text:p>0.95840378762259</text:p>
          </table:table-cell>
          <table:table-cell office:value-type="float" office:value="0.494434441150235" calcext:value-type="float">
            <text:p>0.494434441150235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3606507293974" calcext:value-type="float">
            <text:p>0.046360650729397</text:p>
          </table:table-cell>
          <table:table-cell office:value-type="float" office:value="0.507090302706263" calcext:value-type="float">
            <text:p>0.507090302706263</text:p>
          </table:table-cell>
          <table:table-cell/>
        </table:table-row>
        <table:table-row table:style-name="ro1">
          <table:table-cell office:value-type="string" calcext:value-type="string">
            <text:p>Bad Payload Length</text:p>
          </table:table-cell>
          <table:table-cell office:value-type="string" calcext:value-type="string">
            <text:p>Bad TCP Checksum</text:p>
          </table:table-cell>
          <table:table-cell office:value-type="float" office:value="0.977977964071357" calcext:value-type="float">
            <text:p>0.977977964071357</text:p>
          </table:table-cell>
          <table:table-cell office:value-type="float" office:value="0.048491013903018" calcext:value-type="float">
            <text:p>0.048491013903018</text:p>
          </table:table-cell>
          <table:table-cell office:value-type="float" office:value="0.982027806035944" calcext:value-type="float">
            <text:p>0.982027806035944</text:p>
          </table:table-cell>
          <table:table-cell office:value-type="float" office:value="0.0399453738472167" calcext:value-type="float">
            <text:p>0.039945373847217</text:p>
          </table:table-cell>
          <table:table-cell office:value-type="float" office:value="0.864021702271957" calcext:value-type="float">
            <text:p>0.864021702271957</text:p>
          </table:table-cell>
          <table:table-cell office:value-type="float" office:value="0.955578162088844" calcext:value-type="float">
            <text:p>0.955578162088844</text:p>
          </table:table-cell>
          <table:table-cell office:value-type="float" office:value="0.976941336046117" calcext:value-type="float">
            <text:p>0.976941336046117</text:p>
          </table:table-cell>
          <table:table-cell office:value-type="float" office:value="0.929201087530217" calcext:value-type="float">
            <text:p>0.929201087530217</text:p>
          </table:table-cell>
          <table:table-cell office:value-type="float" office:value="0.476834629692256" calcext:value-type="float">
            <text:p>0.476834629692256</text:p>
          </table:table-cell>
          <table:table-cell office:value-type="float" office:value="0.537030774433547" calcext:value-type="float">
            <text:p>0.537030774433547</text:p>
          </table:table-cell>
          <table:table-cell office:value-type="float" office:value="0.105174163003043" calcext:value-type="float">
            <text:p>0.105174163003043</text:p>
          </table:table-cell>
          <table:table-cell office:value-type="float" office:value="0.455867433209334" calcext:value-type="float">
            <text:p>0.455867433209334</text:p>
          </table:table-cell>
          <table:table-cell office:value-type="float" office:value="0.912073047007102" calcext:value-type="float">
            <text:p>0.912073047007102</text:p>
          </table:table-cell>
          <table:table-cell office:value-type="float" office:value="0.957389245857288" calcext:value-type="float">
            <text:p>0.957389245857288</text:p>
          </table:table-cell>
          <table:table-cell office:value-type="float" office:value="0.494213240907252" calcext:value-type="float">
            <text:p>0.494213240907252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3224623844803" calcext:value-type="float">
            <text:p>0.04632246238448</text:p>
          </table:table-cell>
          <table:table-cell office:value-type="float" office:value="0.50344169884899" calcext:value-type="float">
            <text:p>0.50344169884899</text:p>
          </table:table-cell>
          <table:table-cell/>
        </table:table-row>
        <table:table-row table:style-name="ro1">
          <table:table-cell office:value-type="string" calcext:value-type="string">
            <text:p>Bad Payload Length</text:p>
          </table:table-cell>
          <table:table-cell office:value-type="string" calcext:value-type="string">
            <text:p>Low TTL</text:p>
          </table:table-cell>
          <table:table-cell office:value-type="float" office:value="0.937441686779265" calcext:value-type="float">
            <text:p>0.937441686779265</text:p>
          </table:table-cell>
          <table:table-cell office:value-type="float" office:value="0.0274669379450661" calcext:value-type="float">
            <text:p>0.027466937945066</text:p>
          </table:table-cell>
          <table:table-cell office:value-type="float" office:value="0.371651407256697" calcext:value-type="float">
            <text:p>0.371651407256697</text:p>
          </table:table-cell>
          <table:table-cell office:value-type="float" office:value="0.099437148217636" calcext:value-type="float">
            <text:p>0.099437148217636</text:p>
          </table:table-cell>
          <table:table-cell office:value-type="float" office:value="0.843336724313327" calcext:value-type="float">
            <text:p>0.843336724313327</text:p>
          </table:table-cell>
          <table:table-cell office:value-type="float" office:value="0.953204476093591" calcext:value-type="float">
            <text:p>0.953204476093591</text:p>
          </table:table-cell>
          <table:table-cell office:value-type="float" office:value="0.973889454052221" calcext:value-type="float">
            <text:p>0.973889454052221</text:p>
          </table:table-cell>
          <table:table-cell office:value-type="float" office:value="0.859965788521737" calcext:value-type="float">
            <text:p>0.859965788521737</text:p>
          </table:table-cell>
          <table:table-cell office:value-type="float" office:value="0.080148799458911" calcext:value-type="float">
            <text:p>0.080148799458911</text:p>
          </table:table-cell>
          <table:table-cell office:value-type="float" office:value="0.117010483598241" calcext:value-type="float">
            <text:p>0.117010483598241</text:p>
          </table:table-cell>
          <table:table-cell office:value-type="float" office:value="0.202570172473076" calcext:value-type="float">
            <text:p>0.202570172473076</text:p>
          </table:table-cell>
          <table:table-cell office:value-type="float" office:value="0.0402434900236726" calcext:value-type="float">
            <text:p>0.040243490023673</text:p>
          </table:table-cell>
          <table:table-cell office:value-type="float" office:value="0.907000338180588" calcext:value-type="float">
            <text:p>0.907000338180588</text:p>
          </table:table-cell>
          <table:table-cell office:value-type="float" office:value="0.95840378762259" calcext:value-type="float">
            <text:p>0.95840378762259</text:p>
          </table:table-cell>
          <table:table-cell office:value-type="float" office:value="0.493910752586917" calcext:value-type="float">
            <text:p>0.493910752586917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2588151429517" calcext:value-type="float">
            <text:p>0.046258815142952</text:p>
          </table:table-cell>
          <table:table-cell office:value-type="float" office:value="0.50404796456125" calcext:value-type="float">
            <text:p>0.50404796456125</text:p>
          </table:table-cell>
          <table:table-cell/>
        </table:table-row>
        <table:table-row table:style-name="ro1">
          <table:table-cell office:value-type="string" calcext:value-type="string">
            <text:p>Bad Payload Length</text:p>
          </table:table-cell>
          <table:table-cell office:value-type="string" calcext:value-type="string">
            <text:p>Bad ACK Num</text:p>
          </table:table-cell>
          <table:table-cell office:value-type="float" office:value="0.996243988940936" calcext:value-type="float">
            <text:p>0.996243988940936</text:p>
          </table:table-cell>
          <table:table-cell office:value-type="float" office:value="0.914886402170227" calcext:value-type="float">
            <text:p>0.914886402170227</text:p>
          </table:table-cell>
          <table:table-cell office:value-type="float" office:value="0.985757884028484" calcext:value-type="float">
            <text:p>0.985757884028484</text:p>
          </table:table-cell>
          <table:table-cell office:value-type="float" office:value="0.0305188199392614" calcext:value-type="float">
            <text:p>0.030518819939262</text:p>
          </table:table-cell>
          <table:table-cell office:value-type="float" office:value="0.879281112241438" calcext:value-type="float">
            <text:p>0.879281112241438</text:p>
          </table:table-cell>
          <table:table-cell office:value-type="float" office:value="0.956595456086809" calcext:value-type="float">
            <text:p>0.956595456086809</text:p>
          </table:table-cell>
          <table:table-cell office:value-type="float" office:value="0.978297728043404" calcext:value-type="float">
            <text:p>0.978297728043404</text:p>
          </table:table-cell>
          <table:table-cell office:value-type="float" office:value="0.982180273241224" calcext:value-type="float">
            <text:p>0.982180273241224</text:p>
          </table:table-cell>
          <table:table-cell office:value-type="float" office:value="0.865404125803179" calcext:value-type="float">
            <text:p>0.865404125803179</text:p>
          </table:table-cell>
          <table:table-cell office:value-type="float" office:value="0.886371322286101" calcext:value-type="float">
            <text:p>0.886371322286101</text:p>
          </table:table-cell>
          <table:table-cell office:value-type="float" office:value="0.0696652012175644" calcext:value-type="float">
            <text:p>0.069665201217565</text:p>
          </table:table-cell>
          <table:table-cell office:value-type="float" office:value="0.495772742644572" calcext:value-type="float">
            <text:p>0.495772742644572</text:p>
          </table:table-cell>
          <table:table-cell office:value-type="float" office:value="0.910043963476496" calcext:value-type="float">
            <text:p>0.910043963476496</text:p>
          </table:table-cell>
          <table:table-cell office:value-type="float" office:value="0.960432871153196" calcext:value-type="float">
            <text:p>0.960432871153196</text:p>
          </table:table-cell>
          <table:table-cell office:value-type="float" office:value="0.493622320001585" calcext:value-type="float">
            <text:p>0.493622320001585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9716642480715" calcext:value-type="float">
            <text:p>0.046971664248072</text:p>
          </table:table-cell>
          <table:table-cell office:value-type="float" office:value="0.504067359068527" calcext:value-type="float">
            <text:p>0.504067359068527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d Payload Length</text:p>
          </table:table-cell>
          <table:table-cell office:value-type="float" office:value="0.981182207521221" calcext:value-type="float">
            <text:p>0.981182207521221</text:p>
          </table:table-cell>
          <table:table-cell office:value-type="float" office:value="0.243361222262641" calcext:value-type="float">
            <text:p>0.243361222262641</text:p>
          </table:table-cell>
          <table:table-cell office:value-type="float" office:value="0.991269552564569" calcext:value-type="float">
            <text:p>0.991269552564569</text:p>
          </table:table-cell>
          <table:table-cell office:value-type="float" office:value="0.0352474980017787" calcext:value-type="float">
            <text:p>0.035247498001779</text:p>
          </table:table-cell>
          <table:table-cell office:value-type="float" office:value="0.704983630411059" calcext:value-type="float">
            <text:p>0.704983630411059</text:p>
          </table:table-cell>
          <table:table-cell office:value-type="float" office:value="0.888323026555111" calcext:value-type="float">
            <text:p>0.888323026555111</text:p>
          </table:table-cell>
          <table:table-cell office:value-type="float" office:value="0.935612950163696" calcext:value-type="float">
            <text:p>0.935612950163696</text:p>
          </table:table-cell>
          <table:table-cell office:value-type="float" office:value="0.949626555853929" calcext:value-type="float">
            <text:p>0.949626555853929</text:p>
          </table:table-cell>
          <table:table-cell office:value-type="float" office:value="0.0584795321637427" calcext:value-type="float">
            <text:p>0.058479532163743</text:p>
          </table:table-cell>
          <table:table-cell office:value-type="float" office:value="0.516391990076201" calcext:value-type="float">
            <text:p>0.516391990076201</text:p>
          </table:table-cell>
          <table:table-cell office:value-type="float" office:value="0.0666685090714233" calcext:value-type="float">
            <text:p>0.066668509071423</text:p>
          </table:table-cell>
          <table:table-cell office:value-type="float" office:value="0.999645578592947" calcext:value-type="float">
            <text:p>0.999645578592947</text:p>
          </table:table-cell>
          <table:table-cell table:number-columns-repeated="2" office:value-type="float" office:value="0.999822789296474" calcext:value-type="float">
            <text:p>0.999822789296474</text:p>
          </table:table-cell>
          <table:table-cell office:value-type="float" office:value="0.498121526575142" calcext:value-type="float">
            <text:p>0.498121526575142</text:p>
          </table:table-cell>
          <table:table-cell office:value-type="float" office:value="0.0104490938487898" calcext:value-type="float">
            <text:p>0.01044909384879</text:p>
          </table:table-cell>
          <table:table-cell office:value-type="float" office:value="0.0542725451869012" calcext:value-type="float">
            <text:p>0.054272545186901</text:p>
          </table:table-cell>
          <table:table-cell office:value-type="float" office:value="0.495911888566372" calcext:value-type="float">
            <text:p>0.495911888566372</text:p>
          </table:table-cell>
          <table:table-cell/>
        </table:table-row>
        <table:table-row table:style-name="ro1">
          <table:table-cell office:value-type="string" calcext:value-type="string">
            <text:p>Bad IP Length</text:p>
          </table:table-cell>
          <table:table-cell office:value-type="string" calcext:value-type="string">
            <text:p>/</text:p>
          </table:table-cell>
          <table:table-cell office:value-type="float" office:value="0.933483652501076" calcext:value-type="float">
            <text:p>0.933483652501076</text:p>
          </table:table-cell>
          <table:table-cell office:value-type="float" office:value="0.0267887419464225" calcext:value-type="float">
            <text:p>0.026788741946423</text:p>
          </table:table-cell>
          <table:table-cell office:value-type="float" office:value="0.305188199389624" calcext:value-type="float">
            <text:p>0.305188199389624</text:p>
          </table:table-cell>
          <table:table-cell office:value-type="float" office:value="0.102424035507691" calcext:value-type="float">
            <text:p>0.102424035507691</text:p>
          </table:table-cell>
          <table:table-cell office:value-type="float" office:value="0.832146490335707" calcext:value-type="float">
            <text:p>0.832146490335707</text:p>
          </table:table-cell>
          <table:table-cell office:value-type="float" office:value="0.950491692099017" calcext:value-type="float">
            <text:p>0.950491692099017</text:p>
          </table:table-cell>
          <table:table-cell office:value-type="float" office:value="0.97185486605629" calcext:value-type="float">
            <text:p>0.97185486605629</text:p>
          </table:table-cell>
          <table:table-cell office:value-type="float" office:value="0.845146399486084" calcext:value-type="float">
            <text:p>0.845146399486084</text:p>
          </table:table-cell>
          <table:table-cell office:value-type="float" office:value="0.0760906323977004" calcext:value-type="float">
            <text:p>0.0760906323977</text:p>
          </table:table-cell>
          <table:table-cell office:value-type="float" office:value="0.0973960094690565" calcext:value-type="float">
            <text:p>0.097396009469057</text:p>
          </table:table-cell>
          <table:table-cell office:value-type="float" office:value="0.217788298952542" calcext:value-type="float">
            <text:p>0.217788298952542</text:p>
          </table:table-cell>
          <table:table-cell office:value-type="float" office:value="0.0351707811971593" calcext:value-type="float">
            <text:p>0.035170781197159</text:p>
          </table:table-cell>
          <table:table-cell office:value-type="float" office:value="0.912411227595536" calcext:value-type="float">
            <text:p>0.912411227595536</text:p>
          </table:table-cell>
          <table:table-cell office:value-type="float" office:value="0.96313831586067" calcext:value-type="float">
            <text:p>0.96313831586067</text:p>
          </table:table-cell>
          <table:table-cell office:value-type="float" office:value="0.500501631166041" calcext:value-type="float">
            <text:p>0.500501631166041</text:p>
          </table:table-cell>
          <table:table-cell office:value-type="float" office:value="0.00910155553858296" calcext:value-type="float">
            <text:p>0.009101555538583</text:p>
          </table:table-cell>
          <table:table-cell office:value-type="float" office:value="0.0469843936963772" calcext:value-type="float">
            <text:p>0.046984393696377</text:p>
          </table:table-cell>
          <table:table-cell office:value-type="float" office:value="0.499459686618844" calcext:value-type="float">
            <text:p>0.4994596866188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3" meta:object-count="0"/>
    <meta:generator>LibreOffice/6.0.7.3$Linux_X86_64 LibreOffice_project/00m0$Build-3</meta:generator>
  </office:meta>
</office:document-meta>
</file>